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d214d" officeooo:paragraph-rsid="000d214d" style:font-size-asian="14pt" style:font-weight-asian="bold" style:font-size-complex="16pt" style:font-weight-complex="bold"/>
    </style:style>
    <style:style style:name="P2" style:family="paragraph" style:parent-style-name="Standard">
      <style:text-properties fo:font-size="16pt" style:text-underline-style="none" fo:font-weight="bold" officeooo:rsid="000d214d" officeooo:paragraph-rsid="000d214d" style:font-size-asian="14pt" style:font-weight-asian="bold" style:font-size-complex="16pt" style:font-weight-complex="bold"/>
    </style:style>
    <style:style style:name="P3" style:family="paragraph" style:parent-style-name="Standard">
      <style:text-properties fo:font-size="16pt" style:text-underline-style="none" fo:font-weight="normal" officeooo:rsid="000d214d" officeooo:paragraph-rsid="000d214d" style:font-size-asian="14pt" style:font-weight-asian="normal" style:font-size-complex="16pt" style:font-weight-complex="normal"/>
    </style:style>
    <style:style style:name="P4" style:family="paragraph" style:parent-style-name="Standard">
      <style:text-properties officeooo:rsid="000f36c8" officeooo:paragraph-rsid="000f36c8"/>
    </style:style>
    <style:style style:name="P5" style:family="paragraph" style:parent-style-name="Standard">
      <style:text-properties fo:font-size="22pt" style:text-underline-style="solid" style:text-underline-width="auto" style:text-underline-color="font-color" fo:font-weight="bold" officeooo:rsid="000d214d" officeooo:paragraph-rsid="000d214d" style:font-size-asian="22pt" style:font-weight-asian="bold" style:font-size-complex="22pt" style:font-weight-complex="bold"/>
    </style:style>
    <style:style style:name="P6" style:family="paragraph" style:parent-style-name="Standard">
      <style:text-properties officeooo:rsid="0017e8bf" officeooo:paragraph-rsid="00190c1e"/>
    </style:style>
    <style:style style:name="P7" style:family="paragraph" style:parent-style-name="Standard">
      <style:text-properties fo:font-weight="bold" officeooo:rsid="0017e8bf" officeooo:paragraph-rsid="00190c1e" style:font-weight-asian="bold" style:font-weight-complex="bold"/>
    </style:style>
    <style:style style:name="P8" style:family="paragraph" style:parent-style-name="Standard">
      <style:paragraph-properties fo:text-align="start" style:justify-single-word="false"/>
      <style:text-properties fo:color="#009933" officeooo:rsid="001a4abd" officeooo:paragraph-rsid="001a4abd"/>
    </style:style>
    <style:style style:name="P9" style:family="paragraph" style:parent-style-name="Standard">
      <style:text-properties fo:color="#009933" fo:font-size="13pt" style:text-underline-style="none" fo:font-weight="bold" officeooo:rsid="0019f88e" officeooo:paragraph-rsid="0019f88e" style:font-size-asian="11.3500003814697pt" style:font-weight-asian="bold" style:font-size-complex="13pt" style:font-weight-complex="bold"/>
    </style:style>
    <style:style style:name="P10" style:family="paragraph" style:parent-style-name="Standard">
      <style:text-properties fo:color="#009933" fo:font-size="13pt" style:text-underline-style="none" fo:font-weight="normal" officeooo:rsid="0019f88e" officeooo:paragraph-rsid="0019f88e" style:font-size-asian="11.3500003814697pt" style:font-weight-asian="normal" style:font-size-complex="13pt" style:font-weight-complex="normal"/>
    </style:style>
    <style:style style:name="P11" style:family="paragraph" style:parent-style-name="Standard">
      <style:paragraph-properties fo:text-align="center" style:justify-single-word="false"/>
      <style:text-properties fo:color="#009933" fo:font-size="13pt" style:text-underline-style="none" fo:font-weight="normal" officeooo:rsid="0019f88e" officeooo:paragraph-rsid="0019f88e" style:font-size-asian="11.3500003814697pt" style:font-weight-asian="normal" style:font-size-complex="13pt" style:font-weight-complex="normal"/>
    </style:style>
    <style:style style:name="P12" style:family="paragraph" style:parent-style-name="Standard">
      <style:text-properties fo:color="#009933" fo:font-size="13pt" style:text-underline-style="none" fo:font-weight="normal" officeooo:rsid="001c272b" officeooo:paragraph-rsid="001c272b"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color="#009933" style:font-name="Liberation Serif" fo:font-size="13pt" style:text-underline-style="none" fo:font-weight="normal" officeooo:rsid="001a4abd" officeooo:paragraph-rsid="001a4ab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color="#009933" style:font-name="Liberation Serif" fo:font-size="13pt" style:text-underline-style="none" fo:font-weight="normal" officeooo:rsid="001c272b" officeooo:paragraph-rsid="001c272b"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0d214d" officeooo:paragraph-rsid="000d214d"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11562a" officeooo:paragraph-rsid="0011562a"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132c76" officeooo:paragraph-rsid="00132c76"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11c34e" officeooo:paragraph-rsid="0011c34e"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14ba3b" officeooo:paragraph-rsid="0014ba3b" style:font-size-asian="11.3500003814697pt" style:font-weight-asian="normal" style:font-size-complex="13pt" style:font-weight-complex="normal"/>
    </style:style>
    <style:style style:name="P21" style:family="paragraph" style:parent-style-name="Standard">
      <style:text-properties fo:font-size="13pt" style:text-underline-style="none" fo:font-weight="normal" officeooo:rsid="00164110" officeooo:paragraph-rsid="00164110" style:font-size-asian="11.3500003814697pt" style:font-weight-asian="normal" style:font-size-complex="13pt" style:font-weight-complex="normal"/>
    </style:style>
    <style:style style:name="P22" style:family="paragraph" style:parent-style-name="Standard">
      <style:text-properties fo:font-size="13pt" style:text-underline-style="none" fo:font-weight="normal" officeooo:rsid="00164110" officeooo:paragraph-rsid="00190c1e" style:font-size-asian="11.3500003814697pt" style:font-weight-asian="normal" style:font-size-complex="13pt" style:font-weight-complex="normal"/>
    </style:style>
    <style:style style:name="P23" style:family="paragraph" style:parent-style-name="Standard">
      <style:text-properties fo:font-size="13pt" style:text-underline-style="none" fo:font-weight="normal" officeooo:rsid="00190c1e" officeooo:paragraph-rsid="00190c1e" style:font-size-asian="11.3500003814697pt" style:font-weight-asian="normal" style:font-size-complex="13pt" style:font-weight-complex="normal"/>
    </style:style>
    <style:style style:name="P24" style:family="paragraph" style:parent-style-name="Standard">
      <style:text-properties fo:font-size="13pt" style:text-underline-style="none" fo:font-weight="bold" officeooo:rsid="00190c1e" officeooo:paragraph-rsid="00190c1e" style:font-size-asian="11.3500003814697pt" style:font-weight-asian="bold" style:font-size-complex="13pt" style:font-weight-complex="bold"/>
    </style:style>
    <style:style style:name="P25" style:family="paragraph" style:parent-style-name="Standard">
      <style:text-properties fo:font-size="13pt" officeooo:rsid="003aa6aa" officeooo:paragraph-rsid="003aa6aa" style:font-size-asian="11.3500003814697pt" style:font-size-complex="13pt"/>
    </style:style>
    <style:style style:name="P26" style:family="paragraph" style:parent-style-name="Standard">
      <style:text-properties fo:font-size="13pt" officeooo:rsid="003c5586" officeooo:paragraph-rsid="003c5586" style:font-size-asian="11.3500003814697pt" style:font-size-complex="13pt"/>
    </style:style>
    <style:style style:name="P27" style:family="paragraph" style:parent-style-name="Standard">
      <style:text-properties fo:font-size="13pt" officeooo:rsid="003cede5" officeooo:paragraph-rsid="003cede5" style:font-size-asian="11.3500003814697pt" style:font-size-complex="13pt"/>
    </style:style>
    <style:style style:name="P28" style:family="paragraph" style:parent-style-name="Standard">
      <style:text-properties fo:font-size="13pt" officeooo:rsid="003e2ae3" officeooo:paragraph-rsid="003f3a3d" style:font-size-asian="11.3500003814697pt" style:font-size-complex="13pt"/>
    </style:style>
    <style:style style:name="P29" style:family="paragraph" style:parent-style-name="Standard">
      <style:text-properties fo:font-size="13pt" officeooo:rsid="003f3a3d" officeooo:paragraph-rsid="003f3a3d" style:font-size-asian="11.3500003814697pt" style:font-size-complex="13pt"/>
    </style:style>
    <style:style style:name="P30" style:family="paragraph" style:parent-style-name="Standard">
      <style:text-properties fo:font-size="13pt" officeooo:rsid="0046a1f1" officeooo:paragraph-rsid="0046a1f1" style:font-size-asian="11.3500003814697pt" style:font-size-complex="13pt"/>
    </style:style>
    <style:style style:name="P31" style:family="paragraph" style:parent-style-name="Standard">
      <style:text-properties fo:font-size="13pt" officeooo:rsid="0046bf29" officeooo:paragraph-rsid="0046bf29" style:font-size-asian="11.3500003814697pt" style:font-size-complex="13pt"/>
    </style:style>
    <style:style style:name="P32" style:family="paragraph" style:parent-style-name="Standard">
      <style:text-properties fo:font-size="13pt" style:font-size-asian="13pt" style:font-size-complex="13pt"/>
    </style:style>
    <style:style style:name="P33" style:family="paragraph" style:parent-style-name="Standard">
      <style:text-properties fo:font-size="13pt" officeooo:rsid="00340ecf" officeooo:paragraph-rsid="00340ecf" style:font-size-asian="13pt" style:font-size-complex="13pt"/>
    </style:style>
    <style:style style:name="P34" style:family="paragraph" style:parent-style-name="Standard">
      <style:text-properties fo:font-size="13pt" fo:font-weight="normal" officeooo:rsid="003f3a3d" officeooo:paragraph-rsid="003f3a3d" style:font-size-asian="11.3500003814697pt" style:font-weight-asian="normal" style:font-size-complex="13pt" style:font-weight-complex="normal"/>
    </style:style>
    <style:style style:name="P35" style:family="paragraph" style:parent-style-name="Standard">
      <style:text-properties style:use-window-font-color="true" fo:font-size="13pt" style:text-underline-style="none" fo:font-weight="normal" officeooo:rsid="001c7541" officeooo:paragraph-rsid="001c7541" style:font-size-asian="11.3500003814697pt" style:font-weight-asian="normal" style:font-size-complex="13pt" style:font-weight-complex="normal"/>
    </style:style>
    <style:style style:name="P36" style:family="paragraph" style:parent-style-name="Standard">
      <style:text-properties style:use-window-font-color="true" style:font-name="Liberation Serif1" fo:font-size="13pt" officeooo:rsid="0047b3e0" officeooo:paragraph-rsid="0047b3e0" style:font-size-asian="13pt" style:font-size-complex="13pt"/>
    </style:style>
    <style:style style:name="P37" style:family="paragraph" style:parent-style-name="Standard">
      <style:text-properties style:use-window-font-color="true" style:font-name="Liberation Serif1" fo:font-size="13pt" officeooo:rsid="0049bf9b" officeooo:paragraph-rsid="0049bf9b" style:font-size-asian="13pt" style:font-size-complex="13pt"/>
    </style:style>
    <style:style style:name="P38" style:family="paragraph" style:parent-style-name="Standard">
      <style:text-properties style:use-window-font-color="true" style:font-name="Liberation Serif1" fo:font-size="13pt" officeooo:rsid="004ab5f8" officeooo:paragraph-rsid="004ab5f8" style:font-size-asian="13pt" style:font-size-complex="13pt"/>
    </style:style>
    <style:style style:name="P39" style:family="paragraph" style:parent-style-name="Standard">
      <style:text-properties style:use-window-font-color="true" style:font-name="Liberation Serif1" fo:font-size="13pt" officeooo:rsid="004b9676" officeooo:paragraph-rsid="004b9676" style:font-size-asian="13pt" style:font-size-complex="13pt"/>
    </style:style>
    <style:style style:name="P40" style:family="paragraph" style:parent-style-name="Standard">
      <style:text-properties style:use-window-font-color="true" style:font-name="Liberation Serif1" fo:font-size="13pt" officeooo:rsid="004ce7c4" officeooo:paragraph-rsid="004ce7c4" style:font-size-asian="13pt" style:font-size-complex="13pt"/>
    </style:style>
    <style:style style:name="P41" style:family="paragraph" style:parent-style-name="Standard">
      <style:text-properties style:use-window-font-color="true" style:font-name="Liberation Serif1" fo:font-size="13pt" fo:font-weight="normal" officeooo:rsid="004ce7c4" officeooo:paragraph-rsid="004ce7c4" style:font-size-asian="13pt" style:font-weight-asian="normal" style:font-size-complex="13pt" style:font-weight-complex="normal"/>
    </style:style>
    <style:style style:name="P42" style:family="paragraph" style:parent-style-name="Standard">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style:font-name="Liberation Serif1" fo:font-size="13pt" officeooo:rsid="003568f5" officeooo:paragraph-rsid="003568f5" style:font-size-asian="13pt" style:font-size-complex="13pt"/>
    </style:style>
    <style:style style:name="P44" style:family="paragraph" style:parent-style-name="Standard">
      <style:paragraph-properties fo:text-align="start" style:justify-single-word="false"/>
      <style:text-properties style:font-name="Liberation Serif1" fo:font-size="13pt" officeooo:rsid="003737d3" officeooo:paragraph-rsid="003737d3" style:font-size-asian="13pt" style:font-size-complex="13pt"/>
    </style:style>
    <style:style style:name="P45" style:family="paragraph" style:parent-style-name="Standard">
      <style:paragraph-properties fo:text-align="start" style:justify-single-word="false"/>
      <style:text-properties style:font-name="Liberation Serif1" fo:font-size="13pt" officeooo:rsid="0037824c" officeooo:paragraph-rsid="0037824c" style:font-size-asian="13pt" style:font-size-complex="13pt"/>
    </style:style>
    <style:style style:name="P46" style:family="paragraph" style:parent-style-name="Standard">
      <style:paragraph-properties fo:text-align="start" style:justify-single-word="false"/>
      <style:text-properties style:font-name="Liberation Serif1" fo:font-size="13pt" officeooo:rsid="0039276c" officeooo:paragraph-rsid="0039276c" style:font-size-asian="13pt" style:font-size-complex="13pt"/>
    </style:style>
    <style:style style:name="P47" style:family="paragraph" style:parent-style-name="Standard">
      <style:text-properties style:font-name="Liberation Serif1" fo:font-size="13pt" officeooo:rsid="003aa6aa" officeooo:paragraph-rsid="003aa6aa" style:font-size-asian="13pt" style:font-size-complex="13pt"/>
    </style:style>
    <style:style style:name="P48" style:family="paragraph" style:parent-style-name="Standard">
      <style:text-properties style:font-name="Liberation Serif1" fo:font-size="13pt" officeooo:rsid="003c5586" officeooo:paragraph-rsid="003c5586" style:font-size-asian="13pt" style:font-size-complex="13pt"/>
    </style:style>
    <style:style style:name="P49" style:family="paragraph" style:parent-style-name="Standard">
      <style:text-properties style:font-name="Liberation Serif1" fo:font-size="13pt" officeooo:rsid="003cede5" officeooo:paragraph-rsid="003cede5" style:font-size-asian="13pt" style:font-size-complex="13pt"/>
    </style:style>
    <style:style style:name="P50" style:family="paragraph" style:parent-style-name="Standard">
      <style:text-properties style:font-name="Liberation Serif1" fo:font-size="13pt" officeooo:rsid="003e2ae3" officeooo:paragraph-rsid="003e2ae3" style:font-size-asian="13pt" style:font-size-complex="13pt"/>
    </style:style>
    <style:style style:name="P51" style:family="paragraph" style:parent-style-name="Standard">
      <style:text-properties fo:color="#0000ff" style:font-name="Liberation Serif1" fo:font-size="13pt" officeooo:rsid="0042f831" officeooo:paragraph-rsid="0042f831" style:font-size-asian="13pt" style:font-size-complex="13pt"/>
    </style:style>
    <style:style style:name="P52" style:family="paragraph" style:parent-style-name="Standard">
      <style:text-properties fo:color="#0000ff" style:font-name="Liberation Serif1" fo:font-size="13pt" officeooo:rsid="003aa6aa" officeooo:paragraph-rsid="003aa6aa" style:font-size-asian="13pt" style:font-size-complex="13pt"/>
    </style:style>
    <style:style style:name="P53" style:family="paragraph" style:parent-style-name="Standard">
      <style:text-properties fo:color="#0000ff" style:font-name="Liberation Serif1" fo:font-size="13pt" officeooo:rsid="0046bf29" officeooo:paragraph-rsid="0046bf29" style:font-size-asian="13pt" style:font-size-complex="13pt"/>
    </style:style>
    <style:style style:name="P54" style:family="paragraph" style:parent-style-name="Standard">
      <style:text-properties fo:color="#0000ff" style:font-name="Liberation Serif1" fo:font-size="13pt" officeooo:rsid="0047b3e0" officeooo:paragraph-rsid="0047b3e0" style:font-size-asian="13pt" style:font-size-complex="13pt"/>
    </style:style>
    <style:style style:name="P55" style:family="paragraph" style:parent-style-name="Standard">
      <style:text-properties fo:color="#0000ff" style:font-name="Liberation Serif1" fo:font-size="13pt" fo:font-weight="normal" officeooo:rsid="004ce7c4" officeooo:paragraph-rsid="004ce7c4" style:font-size-asian="13pt" style:font-weight-asian="normal" style:font-size-complex="13pt" style:font-weight-complex="normal"/>
    </style:style>
    <style:style style:name="P56" style:family="paragraph" style:parent-style-name="Standard">
      <style:text-properties fo:color="#0000ff" fo:font-size="13pt" officeooo:rsid="0046bf29" officeooo:paragraph-rsid="0046bf29" style:font-size-asian="11.3500003814697pt" style:font-size-complex="13pt"/>
    </style:style>
    <style:style style:name="P57" style:family="paragraph" style:parent-style-name="Text_20_body">
      <style:text-properties fo:font-size="13pt" officeooo:rsid="001dc769" officeooo:paragraph-rsid="001dc769" style:font-size-asian="11.3500003814697pt" style:font-size-complex="13pt"/>
    </style:style>
    <style:style style:name="P58" style:family="paragraph" style:parent-style-name="Text_20_body">
      <style:text-properties fo:font-size="13pt" officeooo:rsid="001f3a01" officeooo:paragraph-rsid="001f3a01" style:font-size-asian="11.3500003814697pt" style:font-size-complex="13pt"/>
    </style:style>
    <style:style style:name="P59" style:family="paragraph" style:parent-style-name="Text_20_body">
      <style:paragraph-properties fo:margin-top="0cm" fo:margin-bottom="0.046cm" loext:contextual-spacing="false"/>
      <style:text-properties fo:font-size="13pt" officeooo:rsid="001f3a01" officeooo:paragraph-rsid="001f3a01" style:font-size-asian="11.3500003814697pt" style:font-size-complex="13pt"/>
    </style:style>
    <style:style style:name="P60" style:family="paragraph" style:parent-style-name="Text_20_body">
      <style:paragraph-properties fo:margin-top="0cm" fo:margin-bottom="0.046cm" loext:contextual-spacing="false"/>
      <style:text-properties fo:font-size="13pt" officeooo:rsid="001f5fd3" officeooo:paragraph-rsid="001f5fd3" style:font-size-asian="11.3500003814697pt" style:font-size-complex="13pt"/>
    </style:style>
    <style:style style:name="P61" style:family="paragraph" style:parent-style-name="Text_20_body">
      <style:paragraph-properties fo:margin-top="0cm" fo:margin-bottom="0.046cm" loext:contextual-spacing="false"/>
      <style:text-properties fo:font-size="13pt" officeooo:rsid="00212eab" officeooo:paragraph-rsid="00212eab" style:font-size-asian="11.3500003814697pt" style:font-size-complex="13pt"/>
    </style:style>
    <style:style style:name="P62" style:family="paragraph" style:parent-style-name="Text_20_body">
      <style:paragraph-properties fo:margin-top="0cm" fo:margin-bottom="0.046cm" loext:contextual-spacing="false"/>
      <style:text-properties fo:font-size="13pt" officeooo:rsid="0021702f" officeooo:paragraph-rsid="0021702f" style:font-size-asian="11.3500003814697pt" style:font-size-complex="13pt"/>
    </style:style>
    <style:style style:name="P63" style:family="paragraph" style:parent-style-name="Text_20_body">
      <style:paragraph-properties fo:margin-top="0cm" fo:margin-bottom="0.046cm" loext:contextual-spacing="false"/>
      <style:text-properties fo:font-size="13pt" officeooo:rsid="00236ccd" officeooo:paragraph-rsid="00236ccd" style:font-size-asian="11.3500003814697pt" style:font-size-complex="13pt"/>
    </style:style>
    <style:style style:name="P64" style:family="paragraph" style:parent-style-name="Text_20_body">
      <style:paragraph-properties fo:margin-top="0cm" fo:margin-bottom="0.046cm" loext:contextual-spacing="false" fo:text-align="start" style:justify-single-word="false"/>
      <style:text-properties fo:font-size="13pt" officeooo:rsid="00236ccd" officeooo:paragraph-rsid="00236ccd" style:font-size-asian="11.3500003814697pt" style:font-size-complex="13pt"/>
    </style:style>
    <style:style style:name="P65" style:family="paragraph" style:parent-style-name="Text_20_body">
      <style:paragraph-properties fo:margin-top="0cm" fo:margin-bottom="0.046cm" loext:contextual-spacing="false" fo:text-align="start" style:justify-single-word="false"/>
      <style:text-properties fo:font-size="13pt" officeooo:rsid="002409c9" officeooo:paragraph-rsid="002409c9" style:font-size-asian="11.3500003814697pt" style:font-size-complex="13pt"/>
    </style:style>
    <style:style style:name="P66" style:family="paragraph" style:parent-style-name="Text_20_body">
      <style:paragraph-properties fo:margin-top="0cm" fo:margin-bottom="0.046cm" loext:contextual-spacing="false"/>
      <style:text-properties fo:font-size="13pt" fo:font-weight="normal" officeooo:rsid="0021702f" officeooo:paragraph-rsid="0021702f" style:font-size-asian="11.3500003814697pt" style:font-weight-asian="normal" style:font-size-complex="13pt" style:font-weight-complex="normal"/>
    </style:style>
    <style:style style:name="P67" style:family="paragraph" style:parent-style-name="Text_20_body">
      <style:paragraph-properties fo:margin-top="0cm" fo:margin-bottom="0.046cm" loext:contextual-spacing="false"/>
      <style:text-properties fo:color="#0000ff" fo:font-size="13pt" fo:font-weight="bold" officeooo:rsid="0021702f" officeooo:paragraph-rsid="0021702f" style:font-size-asian="11.3500003814697pt" style:font-weight-asian="bold" style:font-size-complex="13pt" style:font-weight-complex="bold"/>
    </style:style>
    <style:style style:name="P68" style:family="paragraph" style:parent-style-name="Text_20_body">
      <style:paragraph-properties fo:margin-top="0cm" fo:margin-bottom="0.046cm" loext:contextual-spacing="false" fo:text-align="start" style:justify-single-word="false"/>
      <style:text-properties fo:color="#0000ff" fo:font-size="13pt" officeooo:rsid="002409c9" officeooo:paragraph-rsid="002409c9" style:font-size-asian="11.3500003814697pt" style:font-size-complex="13pt"/>
    </style:style>
    <style:style style:name="P69" style:family="paragraph" style:parent-style-name="Text_20_body">
      <style:paragraph-properties fo:margin-top="0cm" fo:margin-bottom="0.046cm" loext:contextual-spacing="false" fo:text-align="start" style:justify-single-word="false"/>
      <style:text-properties fo:color="#0000ff" fo:font-size="13pt" officeooo:rsid="0024825d" officeooo:paragraph-rsid="0025dbb0" style:font-size-asian="11.3500003814697pt" style:font-size-complex="13pt"/>
    </style:style>
    <style:style style:name="P70" style:family="paragraph" style:parent-style-name="Text_20_body">
      <style:paragraph-properties fo:margin-top="0cm" fo:margin-bottom="0.046cm" loext:contextual-spacing="false" fo:text-align="start" style:justify-single-word="false"/>
      <style:text-properties fo:color="#0000ff" fo:font-size="13pt" fo:font-style="normal" officeooo:rsid="00275cac" officeooo:paragraph-rsid="00275cac" style:font-size-asian="11.3500003814697pt" style:font-style-asian="normal" style:font-size-complex="13pt" style:font-style-complex="normal"/>
    </style:style>
    <style:style style:name="P71" style:family="paragraph" style:parent-style-name="Text_20_body">
      <style:paragraph-properties fo:margin-top="0cm" fo:margin-bottom="0.046cm" loext:contextual-spacing="false" fo:text-align="start" style:justify-single-word="false"/>
      <style:text-properties fo:color="#0000ff" fo:font-size="13pt" fo:font-style="normal" officeooo:rsid="00277d7f" officeooo:paragraph-rsid="00277d7f" style:font-size-asian="11.3500003814697pt" style:font-style-asian="normal" style:font-size-complex="13pt" style:font-style-complex="normal"/>
    </style:style>
    <style:style style:name="P72" style:family="paragraph" style:parent-style-name="Text_20_body">
      <style:paragraph-properties fo:margin-top="0cm" fo:margin-bottom="0.046cm" loext:contextual-spacing="false" fo:text-align="start" style:justify-single-word="false"/>
      <style:text-properties fo:color="#0000ff" style:font-name="Liberation Serif" fo:font-size="13pt" fo:font-style="normal" officeooo:rsid="00275cac" officeooo:paragraph-rsid="00275cac" style:font-size-asian="11.3500003814697pt" style:font-style-asian="normal" style:font-size-complex="13pt" style:font-style-complex="normal"/>
    </style:style>
    <style:style style:name="P73" style:family="paragraph" style:parent-style-name="Text_20_body">
      <style:paragraph-properties fo:margin-top="0cm" fo:margin-bottom="0.046cm" loext:contextual-spacing="false" fo:text-align="start" style:justify-single-word="false"/>
      <style:text-properties fo:color="#0000ff" style:text-position="0% 100%" style:font-name="Liberation Serif1" fo:font-size="13pt" fo:font-style="normal" officeooo:rsid="002f7897" officeooo:paragraph-rsid="002f7897" style:font-size-asian="11.3500003814697pt" style:font-style-asian="normal" style:font-size-complex="13pt" style:font-style-complex="normal"/>
    </style:style>
    <style:style style:name="P74" style:family="paragraph" style:parent-style-name="Text_20_body">
      <style:paragraph-properties fo:margin-top="0cm" fo:margin-bottom="0.046cm" loext:contextual-spacing="false" fo:text-align="start" style:justify-single-word="false"/>
      <style:text-properties fo:color="#0000ff" style:text-position="0% 100%" style:font-name="Liberation Serif1" fo:font-size="13pt" fo:font-style="normal" officeooo:rsid="00315b77" officeooo:paragraph-rsid="00315b77" style:font-size-asian="11.3500003814697pt" style:font-style-asian="normal" style:font-size-complex="13pt" style:font-style-complex="normal"/>
    </style:style>
    <style:style style:name="P75" style:family="paragraph" style:parent-style-name="Text_20_body">
      <style:paragraph-properties fo:margin-top="0cm" fo:margin-bottom="0.046cm" loext:contextual-spacing="false" fo:text-align="start" style:justify-single-word="false"/>
      <style:text-properties style:use-window-font-color="true" fo:font-size="13pt" officeooo:rsid="0024825d" officeooo:paragraph-rsid="0024825d" style:font-size-asian="11.3500003814697pt" style:font-size-complex="13pt"/>
    </style:style>
    <style:style style:name="P76" style:family="paragraph" style:parent-style-name="Text_20_body">
      <style:paragraph-properties fo:margin-top="0cm" fo:margin-bottom="0.046cm" loext:contextual-spacing="false" fo:text-align="start" style:justify-single-word="false"/>
      <style:text-properties style:use-window-font-color="true" fo:font-size="13pt" officeooo:rsid="0025dbb0" officeooo:paragraph-rsid="0025dbb0" style:font-size-asian="11.3500003814697pt" style:font-size-complex="13pt"/>
    </style:style>
    <style:style style:name="P77" style:family="paragraph" style:parent-style-name="Text_20_body">
      <style:paragraph-properties fo:margin-top="0cm" fo:margin-bottom="0.046cm" loext:contextual-spacing="false" fo:text-align="start" style:justify-single-word="false"/>
      <style:text-properties style:use-window-font-color="true" fo:font-size="13pt" officeooo:rsid="0026485d" officeooo:paragraph-rsid="0026485d" style:font-size-asian="11.3500003814697pt" style:font-size-complex="13pt"/>
    </style:style>
    <style:style style:name="P78"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6485d" officeooo:paragraph-rsid="0026485d" style:font-size-asian="11.3500003814697pt" style:font-style-asian="normal" style:font-size-complex="13pt" style:font-style-complex="normal"/>
    </style:style>
    <style:style style:name="P79"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75cac" officeooo:paragraph-rsid="00275cac" style:font-size-asian="11.3500003814697pt" style:font-style-asian="normal" style:font-size-complex="13pt" style:font-style-complex="normal"/>
    </style:style>
    <style:style style:name="P80" style:family="paragraph" style:parent-style-name="Text_20_body">
      <style:paragraph-properties fo:margin-top="0cm" fo:margin-bottom="0.046cm" loext:contextual-spacing="false" fo:text-align="center" style:justify-single-word="false"/>
      <style:text-properties style:use-window-font-color="true" fo:font-size="13pt" fo:font-style="normal" officeooo:rsid="00275cac" officeooo:paragraph-rsid="00275cac" style:font-size-asian="11.3500003814697pt" style:font-style-asian="normal" style:font-size-complex="13pt" style:font-style-complex="normal"/>
    </style:style>
    <style:style style:name="P81"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77d7f" officeooo:paragraph-rsid="00275cac" style:font-size-asian="11.3500003814697pt" style:font-style-asian="normal" style:font-size-complex="13pt" style:font-style-complex="normal"/>
    </style:style>
    <style:style style:name="P82"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77d7f" officeooo:paragraph-rsid="00277d7f" style:font-size-asian="11.3500003814697pt" style:font-style-asian="normal" style:font-size-complex="13pt" style:font-style-complex="normal"/>
    </style:style>
    <style:style style:name="P83"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e7d7f" officeooo:paragraph-rsid="002e7d7f" style:font-size-asian="11.3500003814697pt" style:font-style-asian="normal" style:font-size-complex="13pt" style:font-style-complex="normal"/>
    </style:style>
    <style:style style:name="P84" style:family="paragraph" style:parent-style-name="Text_20_body">
      <style:paragraph-properties fo:margin-top="0cm" fo:margin-bottom="0.046cm" loext:contextual-spacing="false" fo:text-align="start" style:justify-single-word="false"/>
      <style:text-properties style:use-window-font-color="true" fo:font-size="13pt" fo:font-style="normal" officeooo:rsid="002f332d" officeooo:paragraph-rsid="002f332d" style:font-size-asian="11.3500003814697pt" style:font-style-asian="normal" style:font-size-complex="13pt" style:font-style-complex="normal"/>
    </style:style>
    <style:style style:name="P85" style:family="paragraph" style:parent-style-name="Text_20_body">
      <style:paragraph-properties fo:margin-top="0cm" fo:margin-bottom="0.046cm" loext:contextual-spacing="false" fo:text-align="start" style:justify-single-word="false"/>
      <style:text-properties style:use-window-font-color="true" style:font-name="Liberation Serif1" fo:font-size="13pt" fo:font-style="normal" officeooo:rsid="002f332d" officeooo:paragraph-rsid="002f332d" style:font-size-asian="11.3500003814697pt" style:font-style-asian="normal" style:font-size-complex="13pt" style:font-style-complex="normal"/>
    </style:style>
    <style:style style:name="P86"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332d" officeooo:paragraph-rsid="002f332d" style:font-size-asian="11.3500003814697pt" style:font-style-asian="normal" style:font-size-complex="13pt" style:font-style-complex="normal"/>
    </style:style>
    <style:style style:name="P87"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6b8a" officeooo:paragraph-rsid="002f6b8a" style:font-size-asian="11.3500003814697pt" style:font-style-asian="normal" style:font-size-complex="13pt" style:font-style-complex="normal"/>
    </style:style>
    <style:style style:name="P88"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7897" officeooo:paragraph-rsid="002f7897" style:font-size-asian="11.3500003814697pt" style:font-style-asian="normal" style:font-size-complex="13pt" style:font-style-complex="normal"/>
    </style:style>
    <style:style style:name="P89"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8d5b" officeooo:paragraph-rsid="002f8d5b" style:font-size-asian="11.3500003814697pt" style:font-style-asian="normal" style:font-size-complex="13pt" style:font-style-complex="normal"/>
    </style:style>
    <style:style style:name="P90"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b8f4" officeooo:paragraph-rsid="002fb8f4" style:font-size-asian="11.3500003814697pt" style:font-style-asian="normal" style:font-size-complex="13pt" style:font-style-complex="normal"/>
    </style:style>
    <style:style style:name="P91"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315b77" officeooo:paragraph-rsid="00315b77" style:font-size-asian="11.3500003814697pt" style:font-style-asian="normal" style:font-size-complex="13pt" style:font-style-complex="normal"/>
    </style:style>
    <style:style style:name="P92"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ccde" officeooo:paragraph-rsid="002fccde" style:font-size-asian="11.3500003814697pt" style:font-style-asian="normal" style:font-size-complex="13pt" style:font-style-complex="normal"/>
    </style:style>
    <style:style style:name="P93" style:family="paragraph" style:parent-style-name="Text_20_body">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32887b" officeooo:paragraph-rsid="0032887b" style:font-size-asian="11.3500003814697pt" style:font-style-asian="normal" style:font-size-complex="13pt" style:font-style-complex="normal"/>
    </style:style>
    <style:style style:name="P94" style:family="paragraph" style:parent-style-name="Text_20_body">
      <style:paragraph-properties fo:margin-top="0cm" fo:margin-bottom="0.046cm" loext:contextual-spacing="false" fo:text-align="start" style:justify-single-word="false"/>
      <style:text-properties officeooo:rsid="002f7897" officeooo:paragraph-rsid="002f7897"/>
    </style:style>
    <style:style style:name="P95" style:family="paragraph" style:parent-style-name="Standard" style:list-style-name="L1">
      <style:text-properties fo:font-size="13pt" style:text-underline-style="none" fo:font-weight="normal" officeooo:rsid="000ef285" officeooo:paragraph-rsid="000ef285" style:font-size-asian="11.3500003814697pt" style:font-weight-asian="normal" style:font-size-complex="13pt" style:font-weight-complex="normal"/>
    </style:style>
    <style:style style:name="P96" style:family="paragraph" style:parent-style-name="Standard" style:list-style-name="L1">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97" style:family="paragraph" style:parent-style-name="Standard" style:list-style-name="L2">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98" style:family="paragraph" style:parent-style-name="Standard" style:list-style-name="L3">
      <style:text-properties fo:font-size="13pt" style:text-underline-style="none" fo:font-weight="normal" officeooo:rsid="000f36c8" officeooo:paragraph-rsid="000f36c8" style:font-size-asian="11.3500003814697pt" style:font-weight-asian="normal" style:font-size-complex="13pt" style:font-weight-complex="normal"/>
    </style:style>
    <style:style style:name="P99" style:family="paragraph" style:parent-style-name="Standard" style:list-style-name="L2">
      <style:text-properties fo:font-size="13pt" style:text-underline-style="none" fo:font-weight="normal" officeooo:rsid="000d214d" officeooo:paragraph-rsid="000d214d" style:font-size-asian="11.3500003814697pt" style:font-weight-asian="normal" style:font-size-complex="13pt" style:font-weight-complex="normal"/>
    </style:style>
    <style:style style:name="P100" style:family="paragraph" style:parent-style-name="Standard" style:list-style-name="L4">
      <style:text-properties fo:font-size="13pt" style:text-underline-style="none" fo:font-weight="normal" officeooo:rsid="0010b88b" officeooo:paragraph-rsid="0010b88b" style:font-size-asian="11.3500003814697pt" style:font-weight-asian="normal" style:font-size-complex="13pt" style:font-weight-complex="normal"/>
    </style:style>
    <style:style style:name="P101" style:family="paragraph" style:parent-style-name="Standard" style:list-style-name="L5">
      <style:text-properties fo:font-size="13pt" style:text-underline-style="none" fo:font-weight="normal" officeooo:rsid="0011562a" officeooo:paragraph-rsid="0011562a" style:font-size-asian="11.3500003814697pt" style:font-weight-asian="normal" style:font-size-complex="13pt" style:font-weight-complex="normal"/>
    </style:style>
    <style:style style:name="P102" style:family="paragraph" style:parent-style-name="Standard" style:list-style-name="L6">
      <style:text-properties fo:font-size="13pt" style:text-underline-style="none" fo:font-weight="normal" officeooo:rsid="0011562a" officeooo:paragraph-rsid="0011562a" style:font-size-asian="11.3500003814697pt" style:font-weight-asian="normal" style:font-size-complex="13pt" style:font-weight-complex="normal"/>
    </style:style>
    <style:style style:name="P103" style:family="paragraph" style:parent-style-name="Standard" style:list-style-name="L6">
      <style:text-properties fo:font-size="13pt" style:text-underline-style="none" fo:font-weight="normal" officeooo:rsid="0011c34e" officeooo:paragraph-rsid="0011c34e" style:font-size-asian="11.3500003814697pt" style:font-weight-asian="normal" style:font-size-complex="13pt" style:font-weight-complex="normal"/>
    </style:style>
    <style:style style:name="P104" style:family="paragraph" style:parent-style-name="Standard" style:list-style-name="L7">
      <style:text-properties fo:font-size="13pt" style:text-underline-style="none" fo:font-weight="normal" officeooo:rsid="0011c34e" officeooo:paragraph-rsid="0011c34e" style:font-size-asian="11.3500003814697pt" style:font-weight-asian="normal" style:font-size-complex="13pt" style:font-weight-complex="normal"/>
    </style:style>
    <style:style style:name="P105" style:family="paragraph" style:parent-style-name="Standard" style:list-style-name="L8">
      <style:text-properties fo:font-size="13pt" style:text-underline-style="none" fo:font-weight="normal" officeooo:rsid="0014ba3b" officeooo:paragraph-rsid="0014ba3b" style:font-size-asian="11.3500003814697pt" style:font-weight-asian="normal" style:font-size-complex="13pt" style:font-weight-complex="normal"/>
    </style:style>
    <style:style style:name="P106" style:family="paragraph" style:parent-style-name="Standard" style:list-style-name="L9">
      <style:text-properties fo:font-size="13pt" style:text-underline-style="none" fo:font-weight="normal" officeooo:rsid="00164110" officeooo:paragraph-rsid="00164110" style:font-size-asian="11.3500003814697pt" style:font-weight-asian="normal" style:font-size-complex="13pt" style:font-weight-complex="normal"/>
    </style:style>
    <style:style style:name="P107" style:family="paragraph" style:parent-style-name="Standard" style:list-style-name="L10">
      <style:text-properties fo:font-size="13pt" style:text-underline-style="none" fo:font-weight="normal" officeooo:rsid="00190c1e" officeooo:paragraph-rsid="00190c1e" style:font-size-asian="11.3500003814697pt" style:font-weight-asian="normal" style:font-size-complex="13pt" style:font-weight-complex="normal"/>
    </style:style>
    <style:style style:name="P108" style:family="paragraph" style:parent-style-name="Standard" style:list-style-name="L1">
      <style:text-properties fo:font-size="13pt" style:text-underline-style="solid" style:text-underline-width="auto" style:text-underline-color="font-color" fo:font-weight="normal" officeooo:rsid="000ef285" officeooo:paragraph-rsid="000ef285" style:font-size-asian="11.3500003814697pt" style:font-weight-asian="normal" style:font-size-complex="13pt" style:font-weight-complex="normal"/>
    </style:style>
    <style:style style:name="P109" style:family="paragraph" style:parent-style-name="Standard" style:list-style-name="L57">
      <style:text-properties fo:font-size="13pt" style:font-size-asian="13pt" style:font-size-complex="13pt"/>
    </style:style>
    <style:style style:name="P110" style:family="paragraph" style:parent-style-name="Standard" style:list-style-name="L58">
      <style:text-properties fo:font-size="13pt" style:font-size-asian="13pt" style:font-size-complex="13pt"/>
    </style:style>
    <style:style style:name="P111" style:family="paragraph" style:parent-style-name="Standard" style:list-style-name="L58">
      <style:text-properties fo:font-size="13pt" officeooo:rsid="00340ecf" officeooo:paragraph-rsid="00340ecf" style:font-size-asian="13pt" style:font-size-complex="13pt"/>
    </style:style>
    <style:style style:name="P112" style:family="paragraph" style:parent-style-name="Standard" style:list-style-name="L59">
      <style:text-properties fo:font-size="13pt" officeooo:rsid="00340ecf" officeooo:paragraph-rsid="00340ecf" style:font-size-asian="13pt" style:font-size-complex="13pt"/>
    </style:style>
    <style:style style:name="P113" style:family="paragraph" style:parent-style-name="Standard" style:list-style-name="L59">
      <style:paragraph-properties fo:text-align="center" style:justify-single-word="false"/>
      <style:text-properties fo:font-size="13pt" officeooo:rsid="00340ecf" officeooo:paragraph-rsid="00340ecf" style:font-size-asian="13pt" style:font-size-complex="13pt"/>
    </style:style>
    <style:style style:name="P114" style:family="paragraph" style:parent-style-name="Standard" style:list-style-name="L59">
      <style:paragraph-properties fo:text-align="start" style:justify-single-word="false"/>
      <style:text-properties fo:font-size="13pt" officeooo:rsid="003568f5" officeooo:paragraph-rsid="003568f5" style:font-size-asian="13pt" style:font-size-complex="13pt"/>
    </style:style>
    <style:style style:name="P115" style:family="paragraph" style:parent-style-name="Standard" style:list-style-name="L60">
      <style:paragraph-properties fo:text-align="start" style:justify-single-word="false"/>
      <style:text-properties fo:font-size="13pt" officeooo:rsid="003568f5" officeooo:paragraph-rsid="003568f5" style:font-size-asian="13pt" style:font-size-complex="13pt"/>
    </style:style>
    <style:style style:name="P116" style:family="paragraph" style:parent-style-name="Standard" style:list-style-name="L65">
      <style:text-properties fo:font-size="13pt" officeooo:rsid="003aa6aa" officeooo:paragraph-rsid="003aa6aa" style:font-size-asian="11.3500003814697pt" style:font-size-complex="13pt"/>
    </style:style>
    <style:style style:name="P117" style:family="paragraph" style:parent-style-name="Standard" style:list-style-name="L67">
      <style:text-properties fo:font-size="13pt" officeooo:rsid="003aa6aa" officeooo:paragraph-rsid="003aa6aa" style:font-size-asian="11.3500003814697pt" style:font-size-complex="13pt"/>
    </style:style>
    <style:style style:name="P118" style:family="paragraph" style:parent-style-name="Standard" style:list-style-name="L68">
      <style:text-properties fo:font-size="13pt" officeooo:rsid="003aa6aa" officeooo:paragraph-rsid="003aa6aa" style:font-size-asian="11.3500003814697pt" style:font-size-complex="13pt"/>
    </style:style>
    <style:style style:name="P119" style:family="paragraph" style:parent-style-name="Standard" style:list-style-name="L72">
      <style:text-properties fo:font-size="13pt" officeooo:rsid="003c5586" officeooo:paragraph-rsid="003c5586" style:font-size-asian="11.3500003814697pt" style:font-size-complex="13pt"/>
    </style:style>
    <style:style style:name="P120" style:family="paragraph" style:parent-style-name="Standard" style:list-style-name="L74">
      <style:text-properties fo:font-size="13pt" officeooo:rsid="003cede5" officeooo:paragraph-rsid="003e2ae3" style:font-size-asian="11.3500003814697pt" style:font-size-complex="13pt"/>
    </style:style>
    <style:style style:name="P121" style:family="paragraph" style:parent-style-name="Standard" style:list-style-name="L75">
      <style:text-properties fo:font-size="13pt" officeooo:rsid="003f3a3d" officeooo:paragraph-rsid="003f3a3d" style:font-size-asian="11.3500003814697pt" style:font-size-complex="13pt"/>
    </style:style>
    <style:style style:name="P122" style:family="paragraph" style:parent-style-name="Standard" style:list-style-name="L76">
      <style:text-properties fo:font-size="13pt" officeooo:rsid="003f3a3d" officeooo:paragraph-rsid="003f3a3d" style:font-size-asian="11.3500003814697pt" style:font-size-complex="13pt"/>
    </style:style>
    <style:style style:name="P123" style:family="paragraph" style:parent-style-name="Standard" style:list-style-name="L77">
      <style:text-properties fo:font-size="13pt" officeooo:rsid="003f3a3d" officeooo:paragraph-rsid="003f3a3d" style:font-size-asian="11.3500003814697pt" style:font-size-complex="13pt"/>
    </style:style>
    <style:style style:name="P124" style:family="paragraph" style:parent-style-name="Standard" style:list-style-name="L79">
      <style:text-properties fo:font-size="13pt" officeooo:rsid="003f3a3d" officeooo:paragraph-rsid="003f3a3d" style:font-size-asian="11.3500003814697pt" style:font-size-complex="13pt"/>
    </style:style>
    <style:style style:name="P125" style:family="paragraph" style:parent-style-name="Standard" style:list-style-name="L79">
      <style:text-properties fo:font-size="13pt" officeooo:rsid="003f3bbe" officeooo:paragraph-rsid="003f3bbe" style:font-size-asian="11.3500003814697pt" style:font-size-complex="13pt"/>
    </style:style>
    <style:style style:name="P126" style:family="paragraph" style:parent-style-name="Standard" style:list-style-name="L82">
      <style:text-properties fo:font-size="13pt" officeooo:rsid="0046a1f1" officeooo:paragraph-rsid="0046a1f1" style:font-size-asian="11.3500003814697pt" style:font-size-complex="13pt"/>
    </style:style>
    <style:style style:name="P127" style:family="paragraph" style:parent-style-name="Standard" style:list-style-name="L83">
      <style:text-properties fo:font-size="13pt" officeooo:rsid="0046a1f1" officeooo:paragraph-rsid="0046a1f1" style:font-size-asian="11.3500003814697pt" style:font-size-complex="13pt"/>
    </style:style>
    <style:style style:name="P128" style:family="paragraph" style:parent-style-name="Standard" style:list-style-name="L84">
      <style:text-properties fo:font-size="13pt" officeooo:rsid="0046a1f1" officeooo:paragraph-rsid="0046a1f1" style:font-size-asian="11.3500003814697pt" style:font-size-complex="13pt"/>
    </style:style>
    <style:style style:name="P129" style:family="paragraph" style:parent-style-name="Standard" style:list-style-name="L85">
      <style:text-properties fo:font-size="13pt" officeooo:rsid="0046a1f1" officeooo:paragraph-rsid="0046a1f1" style:font-size-asian="11.3500003814697pt" style:font-size-complex="13pt"/>
    </style:style>
    <style:style style:name="P130" style:family="paragraph" style:parent-style-name="Standard" style:list-style-name="L86">
      <style:text-properties fo:font-size="13pt" officeooo:rsid="0046bf29" officeooo:paragraph-rsid="0046bf29" style:font-size-asian="11.3500003814697pt" style:font-size-complex="13pt"/>
    </style:style>
    <style:style style:name="P131" style:family="paragraph" style:parent-style-name="Standard" style:list-style-name="L87">
      <style:text-properties fo:font-size="13pt" officeooo:rsid="0046bf29" officeooo:paragraph-rsid="0046bf29" style:font-size-asian="11.3500003814697pt" style:font-size-complex="13pt"/>
    </style:style>
    <style:style style:name="P132" style:family="paragraph" style:parent-style-name="Standard" style:list-style-name="L88">
      <style:text-properties fo:font-size="13pt" officeooo:rsid="0046bf29" officeooo:paragraph-rsid="0046bf29" style:font-size-asian="11.3500003814697pt" style:font-size-complex="13pt"/>
    </style:style>
    <style:style style:name="P133" style:family="paragraph" style:parent-style-name="Standard" style:list-style-name="L89">
      <style:text-properties fo:font-size="13pt" officeooo:rsid="0046bf29" officeooo:paragraph-rsid="0046bf29" style:font-size-asian="11.3500003814697pt" style:font-size-complex="13pt"/>
    </style:style>
    <style:style style:name="P134" style:family="paragraph" style:parent-style-name="Standard" style:list-style-name="L78">
      <style:text-properties fo:font-size="13pt" fo:font-weight="normal" officeooo:rsid="003f3a3d" officeooo:paragraph-rsid="003f3a3d" style:font-size-asian="11.3500003814697pt" style:font-weight-asian="normal" style:font-size-complex="13pt" style:font-weight-complex="normal"/>
    </style:style>
    <style:style style:name="P135" style:family="paragraph" style:parent-style-name="Standard" style:list-style-name="L2">
      <style:text-properties officeooo:rsid="000f36c8" officeooo:paragraph-rsid="000f36c8"/>
    </style:style>
    <style:style style:name="P136" style:family="paragraph" style:parent-style-name="Standard" style:list-style-name="L5">
      <style:text-properties officeooo:rsid="0010b88b" officeooo:paragraph-rsid="0010b88b"/>
    </style:style>
    <style:style style:name="P137" style:family="paragraph" style:parent-style-name="Standard" style:list-style-name="L6">
      <style:text-properties officeooo:rsid="0011c34e" officeooo:paragraph-rsid="0011c34e"/>
    </style:style>
    <style:style style:name="P138" style:family="paragraph" style:parent-style-name="Standard" style:list-style-name="L6">
      <style:text-properties officeooo:rsid="0011c34e" officeooo:paragraph-rsid="0014ba3b"/>
    </style:style>
    <style:style style:name="P139" style:family="paragraph" style:parent-style-name="Standard" style:list-style-name="L6">
      <style:text-properties officeooo:rsid="0018c27f" officeooo:paragraph-rsid="0018c27f"/>
    </style:style>
    <style:style style:name="P140" style:family="paragraph" style:parent-style-name="Standard" style:list-style-name="L11">
      <style:text-properties style:use-window-font-color="true" fo:font-size="13pt" style:text-underline-style="none" fo:font-weight="normal" officeooo:rsid="001c7541" officeooo:paragraph-rsid="001c7541" style:font-size-asian="11.3500003814697pt" style:font-weight-asian="normal" style:font-size-complex="13pt" style:font-weight-complex="normal"/>
    </style:style>
    <style:style style:name="P141" style:family="paragraph" style:parent-style-name="Standard" style:list-style-name="L80">
      <style:text-properties style:use-window-font-color="true" fo:font-size="13pt" officeooo:rsid="003f3bbe" officeooo:paragraph-rsid="003f3bbe" style:font-size-asian="11.3500003814697pt" style:font-size-complex="13pt"/>
    </style:style>
    <style:style style:name="P142" style:family="paragraph" style:parent-style-name="Standard" style:list-style-name="L80">
      <style:text-properties style:use-window-font-color="true" fo:font-size="13pt" officeooo:rsid="003ff96d" officeooo:paragraph-rsid="003ff96d" style:font-size-asian="11.3500003814697pt" style:font-size-complex="13pt"/>
    </style:style>
    <style:style style:name="P143" style:family="paragraph" style:parent-style-name="Standard" style:list-style-name="L92">
      <style:text-properties style:use-window-font-color="true" style:font-name="Liberation Serif1" fo:font-size="13pt" officeooo:rsid="0047b3e0" officeooo:paragraph-rsid="0047b3e0" style:font-size-asian="13pt" style:font-size-complex="13pt"/>
    </style:style>
    <style:style style:name="P144" style:family="paragraph" style:parent-style-name="Standard" style:list-style-name="L93">
      <style:text-properties style:use-window-font-color="true" style:font-name="Liberation Serif1" fo:font-size="13pt" officeooo:rsid="0047b3e0" officeooo:paragraph-rsid="0047b3e0" style:font-size-asian="13pt" style:font-size-complex="13pt"/>
    </style:style>
    <style:style style:name="P145" style:family="paragraph" style:parent-style-name="Standard" style:list-style-name="L94">
      <style:text-properties style:use-window-font-color="true" style:font-name="Liberation Serif1" fo:font-size="13pt" officeooo:rsid="0049bf9b" officeooo:paragraph-rsid="0049bf9b" style:font-size-asian="13pt" style:font-size-complex="13pt"/>
    </style:style>
    <style:style style:name="P146" style:family="paragraph" style:parent-style-name="Standard" style:list-style-name="L95">
      <style:text-properties style:use-window-font-color="true" style:font-name="Liberation Serif1" fo:font-size="13pt" officeooo:rsid="0049bf9b" officeooo:paragraph-rsid="0049bf9b" style:font-size-asian="13pt" style:font-size-complex="13pt"/>
    </style:style>
    <style:style style:name="P147" style:family="paragraph" style:parent-style-name="Standard" style:list-style-name="L96">
      <style:text-properties style:use-window-font-color="true" style:font-name="Liberation Serif1" fo:font-size="13pt" officeooo:rsid="0049bf9b" officeooo:paragraph-rsid="0049bf9b" style:font-size-asian="13pt" style:font-size-complex="13pt"/>
    </style:style>
    <style:style style:name="P148" style:family="paragraph" style:parent-style-name="Standard" style:list-style-name="L97">
      <style:text-properties style:use-window-font-color="true" style:font-name="Liberation Serif1" fo:font-size="13pt" officeooo:rsid="004ab5f8" officeooo:paragraph-rsid="004ab5f8" style:font-size-asian="13pt" style:font-size-complex="13pt"/>
    </style:style>
    <style:style style:name="P149" style:family="paragraph" style:parent-style-name="Standard" style:list-style-name="L98">
      <style:text-properties style:use-window-font-color="true" style:font-name="Liberation Serif1" fo:font-size="13pt" officeooo:rsid="004ab5f8" officeooo:paragraph-rsid="004ab5f8" style:font-size-asian="13pt" style:font-size-complex="13pt"/>
    </style:style>
    <style:style style:name="P150" style:family="paragraph" style:parent-style-name="Standard" style:list-style-name="L100">
      <style:text-properties style:use-window-font-color="true" style:font-name="Liberation Serif1" fo:font-size="13pt" officeooo:rsid="004ab5f8" officeooo:paragraph-rsid="004ab5f8" style:font-size-asian="13pt" style:font-size-complex="13pt"/>
    </style:style>
    <style:style style:name="P151" style:family="paragraph" style:parent-style-name="Standard" style:list-style-name="L99">
      <style:text-properties style:use-window-font-color="true" style:font-name="Liberation Serif1" fo:font-size="13pt" officeooo:rsid="004b9676" officeooo:paragraph-rsid="004b9676" style:font-size-asian="13pt" style:font-size-complex="13pt"/>
    </style:style>
    <style:style style:name="P152" style:family="paragraph" style:parent-style-name="Standard" style:list-style-name="L101">
      <style:text-properties style:use-window-font-color="true" style:font-name="Liberation Serif1" fo:font-size="13pt" officeooo:rsid="004b9676" officeooo:paragraph-rsid="004b9676" style:font-size-asian="13pt" style:font-size-complex="13pt"/>
    </style:style>
    <style:style style:name="P153" style:family="paragraph" style:parent-style-name="Standard" style:list-style-name="L102">
      <style:text-properties style:use-window-font-color="true" style:font-name="Liberation Serif1" fo:font-size="13pt" officeooo:rsid="004b9676" officeooo:paragraph-rsid="004b9676" style:font-size-asian="13pt" style:font-size-complex="13pt"/>
    </style:style>
    <style:style style:name="P154" style:family="paragraph" style:parent-style-name="Standard" style:list-style-name="L103">
      <style:text-properties style:use-window-font-color="true" style:font-name="Liberation Serif1" fo:font-size="13pt" officeooo:rsid="004b9676" officeooo:paragraph-rsid="004b9676" style:font-size-asian="13pt" style:font-size-complex="13pt"/>
    </style:style>
    <style:style style:name="P155" style:family="paragraph" style:parent-style-name="Standard" style:list-style-name="L104">
      <style:text-properties style:use-window-font-color="true" style:font-name="Liberation Serif1" fo:font-size="13pt" officeooo:rsid="004b9676" officeooo:paragraph-rsid="004b9676" style:font-size-asian="13pt" style:font-size-complex="13pt"/>
    </style:style>
    <style:style style:name="P156" style:family="paragraph" style:parent-style-name="Standard" style:list-style-name="L105">
      <style:text-properties style:use-window-font-color="true" style:font-name="Liberation Serif1" fo:font-size="13pt" officeooo:rsid="004b9676" officeooo:paragraph-rsid="004b9676" style:font-size-asian="13pt" style:font-size-complex="13pt"/>
    </style:style>
    <style:style style:name="P157" style:family="paragraph" style:parent-style-name="Standard" style:list-style-name="L106">
      <style:text-properties style:use-window-font-color="true" style:font-name="Liberation Serif1" fo:font-size="13pt" officeooo:rsid="004ce7c4" officeooo:paragraph-rsid="004ce7c4" style:font-size-asian="13pt" style:font-size-complex="13pt"/>
    </style:style>
    <style:style style:name="P158" style:family="paragraph" style:parent-style-name="Standard" style:list-style-name="L108">
      <style:text-properties style:use-window-font-color="true" style:font-name="Liberation Serif1" fo:font-size="13pt" fo:font-weight="normal" officeooo:rsid="004ce7c4" officeooo:paragraph-rsid="004ce7c4" style:font-size-asian="13pt" style:font-weight-asian="normal" style:font-size-complex="13pt" style:font-weight-complex="normal"/>
    </style:style>
    <style:style style:name="P159" style:family="paragraph" style:parent-style-name="Standard" style:list-style-name="L109">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160" style:family="paragraph" style:parent-style-name="Standard" style:list-style-name="L110">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161" style:family="paragraph" style:parent-style-name="Standard">
      <style:text-properties style:use-window-font-color="true" style:font-name="Liberation Serif1" fo:font-size="13pt" fo:font-weight="normal" officeooo:rsid="004dd219" officeooo:paragraph-rsid="004dd219" style:font-size-asian="13pt" style:font-weight-asian="normal" style:font-size-complex="13pt" style:font-weight-complex="normal"/>
    </style:style>
    <style:style style:name="P162" style:family="paragraph" style:parent-style-name="Standard" style:list-style-name="L111">
      <style:text-properties style:use-window-font-color="true" style:font-name="Liberation Serif1" fo:font-size="13pt" fo:font-weight="normal" officeooo:rsid="004f5e57" officeooo:paragraph-rsid="004f5e57" style:font-size-asian="13pt" style:font-weight-asian="normal" style:font-size-complex="13pt" style:font-weight-complex="normal"/>
    </style:style>
    <style:style style:name="P163" style:family="paragraph" style:parent-style-name="Standard">
      <style:text-properties style:use-window-font-color="true" style:font-name="Liberation Serif1" fo:font-size="13pt" fo:font-weight="normal" officeooo:rsid="004f5e57" officeooo:paragraph-rsid="004f5e57" style:font-size-asian="13pt" style:font-weight-asian="normal" style:font-size-complex="13pt" style:font-weight-complex="normal"/>
    </style:style>
    <style:style style:name="P164" style:family="paragraph" style:parent-style-name="Standard" style:list-style-name="L112">
      <style:text-properties style:use-window-font-color="true" style:font-name="Liberation Serif1" fo:font-size="13pt" fo:font-weight="normal" officeooo:rsid="004f5e57" officeooo:paragraph-rsid="004f5e57" style:font-size-asian="13pt" style:font-weight-asian="normal" style:font-size-complex="13pt" style:font-weight-complex="normal"/>
    </style:style>
    <style:style style:name="P165" style:family="paragraph" style:parent-style-name="Standard" style:list-style-name="L12">
      <style:text-properties fo:color="#009933" officeooo:rsid="0019f88e" officeooo:paragraph-rsid="0019f88e"/>
    </style:style>
    <style:style style:name="P166" style:family="paragraph" style:parent-style-name="Standard" style:list-style-name="L12">
      <style:paragraph-properties fo:text-align="start" style:justify-single-word="false"/>
      <style:text-properties fo:color="#009933" fo:font-size="13pt" style:text-underline-style="none" fo:font-weight="normal" officeooo:rsid="0019f88e" officeooo:paragraph-rsid="0019f88e" style:font-size-asian="11.3500003814697pt" style:font-weight-asian="normal" style:font-size-complex="13pt" style:font-weight-complex="normal"/>
    </style:style>
    <style:style style:name="P167" style:family="paragraph" style:parent-style-name="Standard" style:list-style-name="L12">
      <style:paragraph-properties fo:text-align="start" style:justify-single-word="false"/>
      <style:text-properties fo:color="#009933" officeooo:rsid="001a4abd" officeooo:paragraph-rsid="001a4abd"/>
    </style:style>
    <style:style style:name="P168" style:family="paragraph" style:parent-style-name="Standard" style:list-style-name="L14">
      <style:paragraph-properties fo:text-align="start" style:justify-single-word="false"/>
      <style:text-properties fo:color="#009933" officeooo:rsid="001a4abd" officeooo:paragraph-rsid="001c272b"/>
    </style:style>
    <style:style style:name="P169" style:family="paragraph" style:parent-style-name="Standard" style:list-style-name="L13">
      <style:paragraph-properties fo:text-align="start" style:justify-single-word="false"/>
      <style:text-properties fo:color="#009933" style:font-name="Liberation Serif" fo:font-size="13pt" style:text-underline-style="none" fo:font-weight="normal" officeooo:rsid="001a4abd" officeooo:paragraph-rsid="001a4abd" style:font-size-asian="11.3500003814697pt" style:font-weight-asian="normal" style:font-size-complex="13pt" style:font-weight-complex="normal"/>
    </style:style>
    <style:style style:name="P170" style:family="paragraph" style:parent-style-name="Standard" style:list-style-name="L15">
      <style:paragraph-properties fo:text-align="start" style:justify-single-word="false"/>
      <style:text-properties fo:color="#009933" officeooo:rsid="001c272b" officeooo:paragraph-rsid="001c272b"/>
    </style:style>
    <style:style style:name="P171" style:family="paragraph" style:parent-style-name="Standard" style:list-style-name="L16">
      <style:text-properties fo:color="#009933" officeooo:rsid="001c272b" officeooo:paragraph-rsid="001c272b"/>
    </style:style>
    <style:style style:name="P172" style:family="paragraph" style:parent-style-name="Standard" style:list-style-name="L17"/>
    <style:style style:name="P173" style:family="paragraph" style:parent-style-name="Standard" style:list-style-name="L18"/>
    <style:style style:name="P174" style:family="paragraph" style:parent-style-name="Standard" style:list-style-name="L59">
      <style:paragraph-properties fo:text-align="start" style:justify-single-word="false"/>
      <style:text-properties style:font-name="Liberation Serif1" fo:font-size="13pt" officeooo:rsid="003568f5" officeooo:paragraph-rsid="003568f5" style:font-size-asian="13pt" style:font-size-complex="13pt"/>
    </style:style>
    <style:style style:name="P175" style:family="paragraph" style:parent-style-name="Standard" style:list-style-name="L60">
      <style:paragraph-properties fo:text-align="start" style:justify-single-word="false"/>
      <style:text-properties style:font-name="Liberation Serif1" fo:font-size="13pt" officeooo:rsid="003737d3" officeooo:paragraph-rsid="003737d3" style:font-size-asian="13pt" style:font-size-complex="13pt"/>
    </style:style>
    <style:style style:name="P176" style:family="paragraph" style:parent-style-name="Standard" style:list-style-name="L61">
      <style:paragraph-properties fo:text-align="start" style:justify-single-word="false"/>
      <style:text-properties style:font-name="Liberation Serif1" fo:font-size="13pt" officeooo:rsid="003737d3" officeooo:paragraph-rsid="003737d3" style:font-size-asian="13pt" style:font-size-complex="13pt"/>
    </style:style>
    <style:style style:name="P177" style:family="paragraph" style:parent-style-name="Standard" style:list-style-name="L63">
      <style:paragraph-properties fo:text-align="start" style:justify-single-word="false"/>
      <style:text-properties style:font-name="Liberation Serif1" fo:font-size="13pt" officeooo:rsid="003737d3" officeooo:paragraph-rsid="003737d3" style:font-size-asian="13pt" style:font-size-complex="13pt"/>
    </style:style>
    <style:style style:name="P178" style:family="paragraph" style:parent-style-name="Standard" style:list-style-name="L62">
      <style:paragraph-properties fo:text-align="start" style:justify-single-word="false"/>
      <style:text-properties style:font-name="Liberation Serif1" fo:font-size="13pt" officeooo:rsid="0037824c" officeooo:paragraph-rsid="0037824c" style:font-size-asian="13pt" style:font-size-complex="13pt"/>
    </style:style>
    <style:style style:name="P179" style:family="paragraph" style:parent-style-name="Standard" style:list-style-name="L63">
      <style:paragraph-properties fo:text-align="start" style:justify-single-word="false"/>
      <style:text-properties style:font-name="Liberation Serif1" fo:font-size="13pt" officeooo:rsid="0037824c" officeooo:paragraph-rsid="0037824c" style:font-size-asian="13pt" style:font-size-complex="13pt"/>
    </style:style>
    <style:style style:name="P180" style:family="paragraph" style:parent-style-name="Standard" style:list-style-name="L64">
      <style:paragraph-properties fo:text-align="start" style:justify-single-word="false"/>
      <style:text-properties style:font-name="Liberation Serif1" fo:font-size="13pt" officeooo:rsid="0039276c" officeooo:paragraph-rsid="0039276c" style:font-size-asian="13pt" style:font-size-complex="13pt"/>
    </style:style>
    <style:style style:name="P181" style:family="paragraph" style:parent-style-name="Standard" style:list-style-name="L66">
      <style:text-properties style:font-name="Liberation Serif1" fo:font-size="13pt" officeooo:rsid="003aa6aa" officeooo:paragraph-rsid="003aa6aa" style:font-size-asian="13pt" style:font-size-complex="13pt"/>
    </style:style>
    <style:style style:name="P182" style:family="paragraph" style:parent-style-name="Standard" style:list-style-name="L67">
      <style:text-properties style:font-name="Liberation Serif1" fo:font-size="13pt" officeooo:rsid="003aa6aa" officeooo:paragraph-rsid="003aa6aa" style:font-size-asian="13pt" style:font-size-complex="13pt"/>
    </style:style>
    <style:style style:name="P183" style:family="paragraph" style:parent-style-name="Standard" style:list-style-name="L69">
      <style:text-properties style:font-name="Liberation Serif1" fo:font-size="13pt" officeooo:rsid="003aa6aa" officeooo:paragraph-rsid="003aa6aa" style:font-size-asian="13pt" style:font-size-complex="13pt"/>
    </style:style>
    <style:style style:name="P184" style:family="paragraph" style:parent-style-name="Standard" style:list-style-name="L70">
      <style:text-properties style:font-name="Liberation Serif1" fo:font-size="13pt" officeooo:rsid="003aa6aa" officeooo:paragraph-rsid="003aa6aa" style:font-size-asian="13pt" style:font-size-complex="13pt"/>
    </style:style>
    <style:style style:name="P185" style:family="paragraph" style:parent-style-name="Standard" style:list-style-name="L70">
      <style:text-properties style:font-name="Liberation Serif1" fo:font-size="13pt" officeooo:rsid="003c5586" officeooo:paragraph-rsid="003c5586" style:font-size-asian="13pt" style:font-size-complex="13pt"/>
    </style:style>
    <style:style style:name="P186" style:family="paragraph" style:parent-style-name="Standard" style:list-style-name="L71">
      <style:text-properties style:font-name="Liberation Serif1" fo:font-size="13pt" officeooo:rsid="003c5586" officeooo:paragraph-rsid="003c5586" style:font-size-asian="13pt" style:font-size-complex="13pt"/>
    </style:style>
    <style:style style:name="P187" style:family="paragraph" style:parent-style-name="Standard" style:list-style-name="L72">
      <style:text-properties style:font-name="Liberation Serif1" fo:font-size="13pt" officeooo:rsid="003c5586" officeooo:paragraph-rsid="003c5586" style:font-size-asian="13pt" style:font-size-complex="13pt"/>
    </style:style>
    <style:style style:name="P188" style:family="paragraph" style:parent-style-name="Standard" style:list-style-name="L72">
      <style:text-properties style:font-name="Liberation Serif1" fo:font-size="13pt" officeooo:rsid="003cede5" officeooo:paragraph-rsid="003cede5" style:font-size-asian="13pt" style:font-size-complex="13pt"/>
    </style:style>
    <style:style style:name="P189" style:family="paragraph" style:parent-style-name="Standard" style:list-style-name="L73">
      <style:text-properties style:font-name="Liberation Serif1" fo:font-size="13pt" officeooo:rsid="003cede5" officeooo:paragraph-rsid="003cede5" style:font-size-asian="13pt" style:font-size-complex="13pt"/>
    </style:style>
    <style:style style:name="P190" style:family="paragraph" style:parent-style-name="Standard" style:list-style-name="L74">
      <style:text-properties style:font-name="Liberation Serif1" fo:font-size="13pt" officeooo:rsid="003cede5" officeooo:paragraph-rsid="003cede5" style:font-size-asian="13pt" style:font-size-complex="13pt"/>
    </style:style>
    <style:style style:name="P191" style:family="paragraph" style:parent-style-name="Standard" style:list-style-name="L74">
      <style:text-properties style:font-name="Liberation Serif1" fo:font-size="13pt" officeooo:rsid="003e2ae3" officeooo:paragraph-rsid="003e2ae3" style:font-size-asian="13pt" style:font-size-complex="13pt"/>
    </style:style>
    <style:style style:name="P192" style:family="paragraph" style:parent-style-name="Standard" style:list-style-name="L73">
      <style:text-properties style:font-name="Liberation Serif1" fo:font-size="13pt" fo:font-weight="bold" officeooo:rsid="003cede5" officeooo:paragraph-rsid="003cede5" style:font-size-asian="13pt" style:font-weight-asian="bold" style:font-size-complex="13pt" style:font-weight-complex="bold"/>
    </style:style>
    <style:style style:name="P193" style:family="paragraph" style:parent-style-name="Standard" style:list-style-name="L80">
      <style:text-properties officeooo:paragraph-rsid="003f3a3d"/>
    </style:style>
    <style:style style:name="P194" style:family="paragraph" style:parent-style-name="Standard" style:list-style-name="L80">
      <style:text-properties fo:color="#0000ff" fo:font-size="13pt" officeooo:rsid="003f3bbe" officeooo:paragraph-rsid="003f3bbe" style:font-size-asian="11.3500003814697pt" style:font-size-complex="13pt"/>
    </style:style>
    <style:style style:name="P195" style:family="paragraph" style:parent-style-name="Standard" style:list-style-name="L90">
      <style:text-properties fo:color="#0000ff" fo:font-size="13pt" officeooo:rsid="0046bf29" officeooo:paragraph-rsid="0046bf29" style:font-size-asian="11.3500003814697pt" style:font-size-complex="13pt"/>
    </style:style>
    <style:style style:name="P196" style:family="paragraph" style:parent-style-name="Standard" style:list-style-name="L81">
      <style:text-properties fo:color="#0000ff" style:font-name="Liberation Serif1" fo:font-size="13pt" officeooo:rsid="0042f831" officeooo:paragraph-rsid="0042f831" style:font-size-asian="13pt" style:font-size-complex="13pt"/>
    </style:style>
    <style:style style:name="P197" style:family="paragraph" style:parent-style-name="Standard" style:list-style-name="L91">
      <style:text-properties fo:color="#0000ff" style:font-name="Liberation Serif1" fo:font-size="13pt" officeooo:rsid="0047b3e0" officeooo:paragraph-rsid="0047b3e0" style:font-size-asian="13pt" style:font-size-complex="13pt"/>
    </style:style>
    <style:style style:name="P198" style:family="paragraph" style:parent-style-name="Standard">
      <style:text-properties fo:color="#0000ff" style:font-name="Liberation Serif1" fo:font-size="13pt" fo:font-weight="bold" officeooo:rsid="004ce7c4" officeooo:paragraph-rsid="004ce7c4" style:font-size-asian="13pt" style:font-weight-asian="bold" style:font-size-complex="13pt" style:font-weight-complex="bold"/>
    </style:style>
    <style:style style:name="P199" style:family="paragraph" style:parent-style-name="Standard" style:list-style-name="L107">
      <style:text-properties fo:color="#0000ff" style:font-name="Liberation Serif1" fo:font-size="13pt" fo:font-weight="normal" officeooo:rsid="004ce7c4" officeooo:paragraph-rsid="004ce7c4" style:font-size-asian="13pt" style:font-weight-asian="normal" style:font-size-complex="13pt" style:font-weight-complex="normal"/>
    </style:style>
    <style:style style:name="P200" style:family="paragraph" style:parent-style-name="Standard" style:list-style-name="L111">
      <style:text-properties officeooo:rsid="004f5e57" officeooo:paragraph-rsid="004f5e57"/>
    </style:style>
    <style:style style:name="P201" style:family="paragraph" style:parent-style-name="Text_20_body" style:list-style-name="L18">
      <style:paragraph-properties fo:margin-top="0cm" fo:margin-bottom="0.046cm" loext:contextual-spacing="false"/>
      <style:text-properties fo:font-size="13pt" officeooo:rsid="001f3a01" officeooo:paragraph-rsid="001f3a01" style:font-size-asian="11.3500003814697pt" style:font-size-complex="13pt"/>
    </style:style>
    <style:style style:name="P202" style:family="paragraph" style:parent-style-name="Text_20_body" style:list-style-name="L19">
      <style:paragraph-properties fo:margin-top="0cm" fo:margin-bottom="0.046cm" loext:contextual-spacing="false"/>
      <style:text-properties fo:font-size="13pt" officeooo:rsid="001f3a01" officeooo:paragraph-rsid="001f3a01" style:font-size-asian="11.3500003814697pt" style:font-size-complex="13pt"/>
    </style:style>
    <style:style style:name="P203" style:family="paragraph" style:parent-style-name="Text_20_body" style:list-style-name="L20">
      <style:paragraph-properties fo:margin-top="0cm" fo:margin-bottom="0.046cm" loext:contextual-spacing="false"/>
      <style:text-properties fo:font-size="13pt" officeooo:rsid="001f3a01" officeooo:paragraph-rsid="001f3a01" style:font-size-asian="11.3500003814697pt" style:font-size-complex="13pt"/>
    </style:style>
    <style:style style:name="P204" style:family="paragraph" style:parent-style-name="Text_20_body" style:list-style-name="L21">
      <style:paragraph-properties fo:margin-top="0cm" fo:margin-bottom="0.046cm" loext:contextual-spacing="false"/>
      <style:text-properties fo:font-size="13pt" officeooo:rsid="001f5fd3" officeooo:paragraph-rsid="001f5fd3" style:font-size-asian="11.3500003814697pt" style:font-size-complex="13pt"/>
    </style:style>
    <style:style style:name="P205" style:family="paragraph" style:parent-style-name="Text_20_body" style:list-style-name="L21">
      <style:paragraph-properties fo:margin-top="0cm" fo:margin-bottom="0.046cm" loext:contextual-spacing="false" fo:text-align="center" style:justify-single-word="false"/>
      <style:text-properties fo:font-size="13pt" officeooo:rsid="0020c5a0" officeooo:paragraph-rsid="001f5fd3" style:font-size-asian="11.3500003814697pt" style:font-size-complex="13pt"/>
    </style:style>
    <style:style style:name="P206" style:family="paragraph" style:parent-style-name="Text_20_body" style:list-style-name="L22">
      <style:paragraph-properties fo:margin-top="0cm" fo:margin-bottom="0.046cm" loext:contextual-spacing="false"/>
      <style:text-properties fo:font-size="13pt" officeooo:rsid="00212eab" officeooo:paragraph-rsid="00212eab" style:font-size-asian="11.3500003814697pt" style:font-size-complex="13pt"/>
    </style:style>
    <style:style style:name="P207" style:family="paragraph" style:parent-style-name="Text_20_body" style:list-style-name="L23">
      <style:paragraph-properties fo:margin-top="0cm" fo:margin-bottom="0.046cm" loext:contextual-spacing="false"/>
      <style:text-properties fo:font-size="13pt" officeooo:rsid="00212eab" officeooo:paragraph-rsid="00212eab" style:font-size-asian="11.3500003814697pt" style:font-size-complex="13pt"/>
    </style:style>
    <style:style style:name="P208" style:family="paragraph" style:parent-style-name="Text_20_body" style:list-style-name="L24">
      <style:paragraph-properties fo:margin-top="0cm" fo:margin-bottom="0.046cm" loext:contextual-spacing="false"/>
      <style:text-properties fo:font-size="13pt" officeooo:rsid="00212eab" officeooo:paragraph-rsid="00212eab" style:font-size-asian="11.3500003814697pt" style:font-size-complex="13pt"/>
    </style:style>
    <style:style style:name="P209" style:family="paragraph" style:parent-style-name="Text_20_body" style:list-style-name="L27">
      <style:paragraph-properties fo:margin-top="0cm" fo:margin-bottom="0.046cm" loext:contextual-spacing="false"/>
      <style:text-properties fo:font-size="13pt" officeooo:rsid="0021702f" officeooo:paragraph-rsid="0021702f" style:font-size-asian="11.3500003814697pt" style:font-size-complex="13pt"/>
    </style:style>
    <style:style style:name="P210" style:family="paragraph" style:parent-style-name="Text_20_body" style:list-style-name="L28">
      <style:paragraph-properties fo:margin-top="0cm" fo:margin-bottom="0.046cm" loext:contextual-spacing="false"/>
      <style:text-properties fo:font-size="13pt" officeooo:rsid="00236ccd" officeooo:paragraph-rsid="00236ccd" style:font-size-asian="11.3500003814697pt" style:font-size-complex="13pt"/>
    </style:style>
    <style:style style:name="P211" style:family="paragraph" style:parent-style-name="Text_20_body" style:list-style-name="L28">
      <style:paragraph-properties fo:margin-top="0cm" fo:margin-bottom="0.046cm" loext:contextual-spacing="false" fo:text-align="center" style:justify-single-word="false"/>
      <style:text-properties fo:font-size="13pt" officeooo:rsid="00236ccd" officeooo:paragraph-rsid="00236ccd" style:font-size-asian="11.3500003814697pt" style:font-size-complex="13pt"/>
    </style:style>
    <style:style style:name="P212" style:family="paragraph" style:parent-style-name="Text_20_body" style:list-style-name="L28">
      <style:paragraph-properties fo:margin-top="0cm" fo:margin-bottom="0.046cm" loext:contextual-spacing="false" fo:text-align="start" style:justify-single-word="false"/>
      <style:text-properties fo:font-size="13pt" officeooo:rsid="002ac5ab" officeooo:paragraph-rsid="002ac5ab" style:font-size-asian="11.3500003814697pt" style:font-size-complex="13pt"/>
    </style:style>
    <style:style style:name="P213" style:family="paragraph" style:parent-style-name="Text_20_body" style:list-style-name="L29">
      <style:paragraph-properties fo:margin-top="0cm" fo:margin-bottom="0.046cm" loext:contextual-spacing="false" fo:text-align="start" style:justify-single-word="false"/>
      <style:text-properties fo:font-size="13pt" officeooo:rsid="002409c9" officeooo:paragraph-rsid="002409c9" style:font-size-asian="11.3500003814697pt" style:font-size-complex="13pt"/>
    </style:style>
    <style:style style:name="P214" style:family="paragraph" style:parent-style-name="Text_20_body" style:list-style-name="L29">
      <style:paragraph-properties fo:margin-top="0cm" fo:margin-bottom="0.046cm" loext:contextual-spacing="false" fo:text-align="center" style:justify-single-word="false"/>
      <style:text-properties fo:font-size="13pt" officeooo:rsid="002409c9" officeooo:paragraph-rsid="002409c9" style:font-size-asian="11.3500003814697pt" style:font-size-complex="13pt"/>
    </style:style>
    <style:style style:name="P215" style:family="paragraph" style:parent-style-name="Text_20_body" style:list-style-name="L25">
      <style:paragraph-properties fo:margin-top="0cm" fo:margin-bottom="0.046cm" loext:contextual-spacing="false"/>
      <style:text-properties fo:font-size="13pt" fo:font-weight="normal" officeooo:rsid="0021702f" officeooo:paragraph-rsid="0021702f" style:font-size-asian="11.3500003814697pt" style:font-weight-asian="normal" style:font-size-complex="13pt" style:font-weight-complex="normal"/>
    </style:style>
    <style:style style:name="P216" style:family="paragraph" style:parent-style-name="Text_20_body" style:list-style-name="L26">
      <style:paragraph-properties fo:margin-top="0cm" fo:margin-bottom="0.046cm" loext:contextual-spacing="false"/>
      <style:text-properties fo:font-size="13pt" fo:font-weight="normal" officeooo:rsid="0021702f" officeooo:paragraph-rsid="0021702f" style:font-size-asian="11.3500003814697pt" style:font-weight-asian="normal" style:font-size-complex="13pt" style:font-weight-complex="normal"/>
    </style:style>
    <style:style style:name="P217" style:family="paragraph" style:parent-style-name="Text_20_body" style:list-style-name="L21">
      <style:paragraph-properties fo:margin-top="0cm" fo:margin-bottom="0.046cm" loext:contextual-spacing="false"/>
      <style:text-properties fo:color="#3333ff" fo:font-size="13pt" officeooo:rsid="001f5fd3" officeooo:paragraph-rsid="001f5fd3" style:font-size-asian="11.3500003814697pt" style:font-size-complex="13pt"/>
    </style:style>
    <style:style style:name="P218" style:family="paragraph" style:parent-style-name="Text_20_body" style:list-style-name="L21">
      <style:paragraph-properties fo:margin-top="0cm" fo:margin-bottom="0.046cm" loext:contextual-spacing="false"/>
      <style:text-properties officeooo:rsid="001f5fd3" officeooo:paragraph-rsid="001f5fd3"/>
    </style:style>
    <style:style style:name="P219" style:family="paragraph" style:parent-style-name="Text_20_body" style:list-style-name="L24">
      <style:paragraph-properties fo:margin-top="0cm" fo:margin-bottom="0.046cm" loext:contextual-spacing="false"/>
      <style:text-properties officeooo:rsid="0021702f" officeooo:paragraph-rsid="0021702f"/>
    </style:style>
    <style:style style:name="P220" style:family="paragraph" style:parent-style-name="Text_20_body" style:list-style-name="L28">
      <style:paragraph-properties fo:margin-top="0cm" fo:margin-bottom="0.046cm" loext:contextual-spacing="false"/>
      <style:text-properties officeooo:rsid="00236ccd" officeooo:paragraph-rsid="00236ccd"/>
    </style:style>
    <style:style style:name="P221" style:family="paragraph" style:parent-style-name="Text_20_body" style:list-style-name="L30">
      <style:paragraph-properties fo:margin-top="0cm" fo:margin-bottom="0.046cm" loext:contextual-spacing="false" fo:text-align="start" style:justify-single-word="false"/>
      <style:text-properties fo:color="#0000ff" fo:font-size="13pt" officeooo:rsid="002409c9" officeooo:paragraph-rsid="002409c9" style:font-size-asian="11.3500003814697pt" style:font-size-complex="13pt"/>
    </style:style>
    <style:style style:name="P222" style:family="paragraph" style:parent-style-name="Text_20_body" style:list-style-name="L39">
      <style:paragraph-properties fo:margin-top="0cm" fo:margin-bottom="0.046cm" loext:contextual-spacing="false" fo:text-align="start" style:justify-single-word="false"/>
      <style:text-properties fo:color="#0000ff" fo:font-size="13pt" fo:font-style="normal" officeooo:rsid="00275cac" officeooo:paragraph-rsid="00275cac" style:font-size-asian="11.3500003814697pt" style:font-style-asian="normal" style:font-size-complex="13pt" style:font-style-complex="normal"/>
    </style:style>
    <style:style style:name="P223" style:family="paragraph" style:parent-style-name="Text_20_body" style:list-style-name="L42">
      <style:paragraph-properties fo:margin-top="0cm" fo:margin-bottom="0.046cm" loext:contextual-spacing="false" fo:text-align="start" style:justify-single-word="false"/>
      <style:text-properties fo:color="#0000ff" fo:font-size="13pt" fo:font-style="normal" officeooo:rsid="00277d7f" officeooo:paragraph-rsid="00277d7f" style:font-size-asian="11.3500003814697pt" style:font-style-asian="normal" style:font-size-complex="13pt" style:font-style-complex="normal"/>
    </style:style>
    <style:style style:name="P224" style:family="paragraph" style:parent-style-name="Text_20_body" style:list-style-name="L40">
      <style:paragraph-properties fo:margin-top="0cm" fo:margin-bottom="0.046cm" loext:contextual-spacing="false" fo:text-align="start" style:justify-single-word="false"/>
      <style:text-properties fo:color="#0000ff" fo:font-style="italic" officeooo:rsid="00275cac" officeooo:paragraph-rsid="00275cac" style:font-style-asian="italic" style:font-style-complex="italic"/>
    </style:style>
    <style:style style:name="P225" style:family="paragraph" style:parent-style-name="Text_20_body" style:list-style-name="L31">
      <style:paragraph-properties fo:margin-top="0cm" fo:margin-bottom="0.046cm" loext:contextual-spacing="false" fo:text-align="start" style:justify-single-word="false"/>
      <style:text-properties style:use-window-font-color="true" fo:font-size="13pt" officeooo:rsid="0024825d" officeooo:paragraph-rsid="0024825d" style:font-size-asian="11.3500003814697pt" style:font-size-complex="13pt"/>
    </style:style>
    <style:style style:name="P226" style:family="paragraph" style:parent-style-name="Text_20_body" style:list-style-name="L31">
      <style:paragraph-properties fo:margin-top="0cm" fo:margin-bottom="0.046cm" loext:contextual-spacing="false" fo:text-align="start" style:justify-single-word="false"/>
      <style:text-properties style:use-window-font-color="true" fo:font-size="13pt" officeooo:rsid="0024825d" officeooo:paragraph-rsid="0025dbb0" style:font-size-asian="11.3500003814697pt" style:font-size-complex="13pt"/>
    </style:style>
    <style:style style:name="P227" style:family="paragraph" style:parent-style-name="Text_20_body" style:list-style-name="L33">
      <style:paragraph-properties fo:margin-top="0cm" fo:margin-bottom="0.046cm" loext:contextual-spacing="false" fo:text-align="start" style:justify-single-word="false"/>
      <style:text-properties style:use-window-font-color="true" fo:font-size="13pt" officeooo:rsid="0024825d" officeooo:paragraph-rsid="0024825d" style:font-size-asian="11.3500003814697pt" style:font-size-complex="13pt"/>
    </style:style>
    <style:style style:name="P228" style:family="paragraph" style:parent-style-name="Text_20_body" style:list-style-name="L34">
      <style:paragraph-properties fo:margin-top="0cm" fo:margin-bottom="0.046cm" loext:contextual-spacing="false" fo:text-align="start" style:justify-single-word="false"/>
      <style:text-properties style:use-window-font-color="true" fo:font-size="13pt" officeooo:rsid="0024825d" officeooo:paragraph-rsid="0024825d" style:font-size-asian="11.3500003814697pt" style:font-size-complex="13pt"/>
    </style:style>
    <style:style style:name="P229" style:family="paragraph" style:parent-style-name="Text_20_body" style:list-style-name="L35">
      <style:paragraph-properties fo:margin-top="0cm" fo:margin-bottom="0.046cm" loext:contextual-spacing="false" fo:text-align="start" style:justify-single-word="false"/>
      <style:text-properties style:use-window-font-color="true" fo:font-size="13pt" officeooo:rsid="0024825d" officeooo:paragraph-rsid="0024825d" style:font-size-asian="11.3500003814697pt" style:font-size-complex="13pt"/>
    </style:style>
    <style:style style:name="P230" style:family="paragraph" style:parent-style-name="Text_20_body" style:list-style-name="L36">
      <style:paragraph-properties fo:margin-top="0cm" fo:margin-bottom="0.046cm" loext:contextual-spacing="false" fo:text-align="start" style:justify-single-word="false"/>
      <style:text-properties style:use-window-font-color="true" fo:font-size="13pt" officeooo:rsid="0024825d" officeooo:paragraph-rsid="0024825d" style:font-size-asian="11.3500003814697pt" style:font-size-complex="13pt"/>
    </style:style>
    <style:style style:name="P231" style:family="paragraph" style:parent-style-name="Text_20_body" style:list-style-name="L32">
      <style:paragraph-properties fo:margin-top="0cm" fo:margin-bottom="0.046cm" loext:contextual-spacing="false" fo:text-align="start" style:justify-single-word="false"/>
      <style:text-properties style:use-window-font-color="true" fo:font-size="13pt" officeooo:rsid="0025dbb0" officeooo:paragraph-rsid="0025dbb0" style:font-size-asian="11.3500003814697pt" style:font-size-complex="13pt"/>
    </style:style>
    <style:style style:name="P232" style:family="paragraph" style:parent-style-name="Text_20_body" style:list-style-name="L37">
      <style:paragraph-properties fo:margin-top="0cm" fo:margin-bottom="0.046cm" loext:contextual-spacing="false" fo:text-align="start" style:justify-single-word="false"/>
      <style:text-properties style:use-window-font-color="true" fo:font-size="13pt" fo:font-style="normal" officeooo:rsid="0026485d" officeooo:paragraph-rsid="0026485d" style:font-size-asian="11.3500003814697pt" style:font-style-asian="normal" style:font-size-complex="13pt" style:font-style-complex="normal"/>
    </style:style>
    <style:style style:name="P233" style:family="paragraph" style:parent-style-name="Text_20_body" style:list-style-name="L38">
      <style:paragraph-properties fo:margin-top="0cm" fo:margin-bottom="0.046cm" loext:contextual-spacing="false" fo:text-align="start" style:justify-single-word="false"/>
      <style:text-properties style:use-window-font-color="true" fo:font-size="13pt" fo:font-style="normal" officeooo:rsid="0026485d" officeooo:paragraph-rsid="0026485d" style:font-size-asian="11.3500003814697pt" style:font-style-asian="normal" style:font-size-complex="13pt" style:font-style-complex="normal"/>
    </style:style>
    <style:style style:name="P234" style:family="paragraph" style:parent-style-name="Text_20_body" style:list-style-name="L39">
      <style:paragraph-properties fo:margin-top="0cm" fo:margin-bottom="0.046cm" loext:contextual-spacing="false" fo:text-align="start" style:justify-single-word="false"/>
      <style:text-properties style:use-window-font-color="true" fo:font-size="13pt" fo:font-style="normal" officeooo:rsid="0026485d" officeooo:paragraph-rsid="0026485d" style:font-size-asian="11.3500003814697pt" style:font-style-asian="normal" style:font-size-complex="13pt" style:font-style-complex="normal"/>
    </style:style>
    <style:style style:name="P235" style:family="paragraph" style:parent-style-name="Text_20_body" style:list-style-name="L40">
      <style:paragraph-properties fo:margin-top="0cm" fo:margin-bottom="0.046cm" loext:contextual-spacing="false" fo:text-align="start" style:justify-single-word="false"/>
      <style:text-properties style:use-window-font-color="true" fo:font-size="13pt" fo:font-style="normal" officeooo:rsid="00275cac" officeooo:paragraph-rsid="00275cac" style:font-size-asian="11.3500003814697pt" style:font-style-asian="normal" style:font-size-complex="13pt" style:font-style-complex="normal"/>
    </style:style>
    <style:style style:name="P236" style:family="paragraph" style:parent-style-name="Text_20_body" style:list-style-name="L41">
      <style:paragraph-properties fo:margin-top="0cm" fo:margin-bottom="0.046cm" loext:contextual-spacing="false" fo:text-align="start" style:justify-single-word="false"/>
      <style:text-properties style:use-window-font-color="true" fo:font-size="13pt" fo:font-style="normal" officeooo:rsid="00275cac" officeooo:paragraph-rsid="00275cac" style:font-size-asian="11.3500003814697pt" style:font-style-asian="normal" style:font-size-complex="13pt" style:font-style-complex="normal"/>
    </style:style>
    <style:style style:name="P237" style:family="paragraph" style:parent-style-name="Text_20_body" style:list-style-name="L42">
      <style:paragraph-properties fo:margin-top="0cm" fo:margin-bottom="0.046cm" loext:contextual-spacing="false" fo:text-align="start" style:justify-single-word="false"/>
      <style:text-properties style:use-window-font-color="true" fo:font-size="13pt" fo:font-style="normal" officeooo:rsid="00288fbd" officeooo:paragraph-rsid="00288fbd" style:font-size-asian="11.3500003814697pt" style:font-style-asian="normal" style:font-size-complex="13pt" style:font-style-complex="normal"/>
    </style:style>
    <style:style style:name="P238" style:family="paragraph" style:parent-style-name="Text_20_body" style:list-style-name="L42">
      <style:paragraph-properties fo:margin-top="0cm" fo:margin-bottom="0.046cm" loext:contextual-spacing="false" fo:text-align="center" style:justify-single-word="false"/>
      <style:text-properties style:use-window-font-color="true" fo:font-size="13pt" fo:font-style="normal" officeooo:rsid="00288fbd" officeooo:paragraph-rsid="00288fbd" style:font-size-asian="11.3500003814697pt" style:font-style-asian="normal" style:font-size-complex="13pt" style:font-style-complex="normal"/>
    </style:style>
    <style:style style:name="P239" style:family="paragraph" style:parent-style-name="Text_20_body" style:list-style-name="L43">
      <style:paragraph-properties fo:margin-top="0cm" fo:margin-bottom="0.046cm" loext:contextual-spacing="false" fo:text-align="start" style:justify-single-word="false"/>
      <style:text-properties style:use-window-font-color="true" fo:font-size="13pt" fo:font-style="normal" officeooo:rsid="002e7d7f" officeooo:paragraph-rsid="002e7d7f" style:font-size-asian="11.3500003814697pt" style:font-style-asian="normal" style:font-size-complex="13pt" style:font-style-complex="normal"/>
    </style:style>
    <style:style style:name="P240" style:family="paragraph" style:parent-style-name="Text_20_body" style:list-style-name="L43">
      <style:paragraph-properties fo:margin-top="0cm" fo:margin-bottom="0.046cm" loext:contextual-spacing="false" fo:text-align="start" style:justify-single-word="false"/>
      <style:text-properties style:use-window-font-color="true" fo:font-size="13pt" fo:font-style="normal" officeooo:rsid="002f332d" officeooo:paragraph-rsid="002f332d" style:font-size-asian="11.3500003814697pt" style:font-style-asian="normal" style:font-size-complex="13pt" style:font-style-complex="normal"/>
    </style:style>
    <style:style style:name="P241" style:family="paragraph" style:parent-style-name="Text_20_body" style:list-style-name="L45">
      <style:paragraph-properties fo:margin-top="0cm" fo:margin-bottom="0.046cm" loext:contextual-spacing="false" fo:text-align="start" style:justify-single-word="false"/>
      <style:text-properties style:use-window-font-color="true" fo:font-size="13pt" fo:font-style="normal" officeooo:rsid="002f332d" officeooo:paragraph-rsid="002f332d" style:font-size-asian="11.3500003814697pt" style:font-style-asian="normal" style:font-size-complex="13pt" style:font-style-complex="normal"/>
    </style:style>
    <style:style style:name="P242" style:family="paragraph" style:parent-style-name="Text_20_body" style:list-style-name="L31">
      <style:paragraph-properties fo:margin-top="0cm" fo:margin-bottom="0.046cm" loext:contextual-spacing="false" fo:text-align="start" style:justify-single-word="false"/>
      <style:text-properties style:use-window-font-color="true" officeooo:rsid="0024825d" officeooo:paragraph-rsid="0025dbb0"/>
    </style:style>
    <style:style style:name="P243" style:family="paragraph" style:parent-style-name="Text_20_body" style:list-style-name="L32">
      <style:paragraph-properties fo:margin-top="0cm" fo:margin-bottom="0.046cm" loext:contextual-spacing="false" fo:text-align="start" style:justify-single-word="false"/>
      <style:text-properties style:use-window-font-color="true" officeooo:rsid="0025dbb0" officeooo:paragraph-rsid="0025dbb0"/>
    </style:style>
    <style:style style:name="P244" style:family="paragraph" style:parent-style-name="Text_20_body" style:list-style-name="L37">
      <style:paragraph-properties fo:margin-top="0cm" fo:margin-bottom="0.046cm" loext:contextual-spacing="false" fo:text-align="start" style:justify-single-word="false"/>
      <style:text-properties style:use-window-font-color="true" fo:font-style="italic" officeooo:rsid="0026485d" officeooo:paragraph-rsid="0026485d" style:font-style-asian="italic" style:font-style-complex="italic"/>
    </style:style>
    <style:style style:name="P245" style:family="paragraph" style:parent-style-name="Text_20_body" style:list-style-name="L39">
      <style:paragraph-properties fo:margin-top="0cm" fo:margin-bottom="0.046cm" loext:contextual-spacing="false" fo:text-align="start" style:justify-single-word="false"/>
      <style:text-properties style:use-window-font-color="true" fo:font-style="italic" officeooo:rsid="0026485d" officeooo:paragraph-rsid="0026485d" style:font-style-asian="italic" style:font-style-complex="italic"/>
    </style:style>
    <style:style style:name="P246" style:family="paragraph" style:parent-style-name="Text_20_body" style:list-style-name="L41">
      <style:paragraph-properties fo:margin-top="0cm" fo:margin-bottom="0.046cm" loext:contextual-spacing="false" fo:text-align="start" style:justify-single-word="false"/>
      <style:text-properties style:use-window-font-color="true" fo:font-style="italic" officeooo:rsid="00275cac" officeooo:paragraph-rsid="00275cac" style:font-style-asian="italic" style:font-style-complex="italic"/>
    </style:style>
    <style:style style:name="P247" style:family="paragraph" style:parent-style-name="Text_20_body" style:list-style-name="L43">
      <style:paragraph-properties fo:margin-top="0cm" fo:margin-bottom="0.046cm" loext:contextual-spacing="false" fo:text-align="start" style:justify-single-word="false"/>
      <style:text-properties style:use-window-font-color="true" style:font-name="Liberation Serif1" fo:font-size="13pt" fo:font-style="normal" officeooo:rsid="002f332d" officeooo:paragraph-rsid="002f332d" style:font-size-asian="11.3500003814697pt" style:font-style-asian="normal" style:font-size-complex="13pt" style:font-style-complex="normal"/>
    </style:style>
    <style:style style:name="P248" style:family="paragraph" style:parent-style-name="Text_20_body" style:list-style-name="L44">
      <style:paragraph-properties fo:margin-top="0cm" fo:margin-bottom="0.046cm" loext:contextual-spacing="false" fo:text-align="center" style:justify-single-word="false"/>
      <style:text-properties style:use-window-font-color="true" style:font-name="Liberation Serif1" fo:font-size="13pt" fo:font-style="normal" officeooo:rsid="002f332d" officeooo:paragraph-rsid="002f332d" style:font-size-asian="11.3500003814697pt" style:font-style-asian="normal" style:font-size-complex="13pt" style:font-style-complex="normal"/>
    </style:style>
    <style:style style:name="P249" style:family="paragraph" style:parent-style-name="Text_20_body" style:list-style-name="L46">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6b8a" officeooo:paragraph-rsid="002f6b8a" style:font-size-asian="11.3500003814697pt" style:font-style-asian="normal" style:font-size-complex="13pt" style:font-style-complex="normal"/>
    </style:style>
    <style:style style:name="P250" style:family="paragraph" style:parent-style-name="Text_20_body" style:list-style-name="L47">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7897" officeooo:paragraph-rsid="002f7897" style:font-size-asian="11.3500003814697pt" style:font-style-asian="normal" style:font-size-complex="13pt" style:font-style-complex="normal"/>
    </style:style>
    <style:style style:name="P251" style:family="paragraph" style:parent-style-name="Text_20_body" style:list-style-name="L48">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7897" officeooo:paragraph-rsid="002f7897" style:font-size-asian="11.3500003814697pt" style:font-style-asian="normal" style:font-size-complex="13pt" style:font-style-complex="normal"/>
    </style:style>
    <style:style style:name="P252" style:family="paragraph" style:parent-style-name="Text_20_body" style:list-style-name="L48">
      <style:paragraph-properties fo:margin-top="0cm" fo:margin-bottom="0.046cm" loext:contextual-spacing="false" fo:text-align="center" style:justify-single-word="false"/>
      <style:text-properties style:use-window-font-color="true" style:text-position="0% 100%" style:font-name="Liberation Serif1" fo:font-size="13pt" fo:font-style="normal" officeooo:rsid="002f7897" officeooo:paragraph-rsid="002f7897" style:font-size-asian="11.3500003814697pt" style:font-style-asian="normal" style:font-size-complex="13pt" style:font-style-complex="normal"/>
    </style:style>
    <style:style style:name="P253" style:family="paragraph" style:parent-style-name="Text_20_body" style:list-style-name="L49">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8d5b" officeooo:paragraph-rsid="002f8d5b" style:font-size-asian="11.3500003814697pt" style:font-style-asian="normal" style:font-size-complex="13pt" style:font-style-complex="normal"/>
    </style:style>
    <style:style style:name="P254" style:family="paragraph" style:parent-style-name="Text_20_body" style:list-style-name="L49">
      <style:paragraph-properties fo:margin-top="0cm" fo:margin-bottom="0.046cm" loext:contextual-spacing="false" fo:text-align="center" style:justify-single-word="false"/>
      <style:text-properties style:use-window-font-color="true" style:text-position="0% 100%" style:font-name="Liberation Serif1" fo:font-size="13pt" fo:font-style="normal" officeooo:rsid="002f8d5b" officeooo:paragraph-rsid="002f8d5b" style:font-size-asian="11.3500003814697pt" style:font-style-asian="normal" style:font-size-complex="13pt" style:font-style-complex="normal"/>
    </style:style>
    <style:style style:name="P255" style:family="paragraph" style:parent-style-name="Text_20_body" style:list-style-name="L50">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b8f4" officeooo:paragraph-rsid="002fb8f4" style:font-size-asian="11.3500003814697pt" style:font-style-asian="normal" style:font-size-complex="13pt" style:font-style-complex="normal"/>
    </style:style>
    <style:style style:name="P256" style:family="paragraph" style:parent-style-name="Text_20_body" style:list-style-name="L51">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b8f4" officeooo:paragraph-rsid="002fb8f4" style:font-size-asian="11.3500003814697pt" style:font-style-asian="normal" style:font-size-complex="13pt" style:font-style-complex="normal"/>
    </style:style>
    <style:style style:name="P257" style:family="paragraph" style:parent-style-name="Text_20_body" style:list-style-name="L51">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b8f4" officeooo:paragraph-rsid="00315b77" style:font-size-asian="11.3500003814697pt" style:font-style-asian="normal" style:font-size-complex="13pt" style:font-style-complex="normal"/>
    </style:style>
    <style:style style:name="P258" style:family="paragraph" style:parent-style-name="Text_20_body" style:list-style-name="L51">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315b77" officeooo:paragraph-rsid="00315b77" style:font-size-asian="11.3500003814697pt" style:font-style-asian="normal" style:font-size-complex="13pt" style:font-style-complex="normal"/>
    </style:style>
    <style:style style:name="P259" style:family="paragraph" style:parent-style-name="Text_20_body" style:list-style-name="L54">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315b77" officeooo:paragraph-rsid="00315b77" style:font-size-asian="11.3500003814697pt" style:font-style-asian="normal" style:font-size-complex="13pt" style:font-style-complex="normal"/>
    </style:style>
    <style:style style:name="P260" style:family="paragraph" style:parent-style-name="Text_20_body" style:list-style-name="L55">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315b77" officeooo:paragraph-rsid="00315b77" style:font-size-asian="11.3500003814697pt" style:font-style-asian="normal" style:font-size-complex="13pt" style:font-style-complex="normal"/>
    </style:style>
    <style:style style:name="P261" style:family="paragraph" style:parent-style-name="Text_20_body" style:list-style-name="L52">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ccde" officeooo:paragraph-rsid="002fccde" style:font-size-asian="11.3500003814697pt" style:font-style-asian="normal" style:font-size-complex="13pt" style:font-style-complex="normal"/>
    </style:style>
    <style:style style:name="P262" style:family="paragraph" style:parent-style-name="Text_20_body" style:list-style-name="L53">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2fccde" officeooo:paragraph-rsid="002fccde" style:font-size-asian="11.3500003814697pt" style:font-style-asian="normal" style:font-size-complex="13pt" style:font-style-complex="normal"/>
    </style:style>
    <style:style style:name="P263" style:family="paragraph" style:parent-style-name="Text_20_body" style:list-style-name="L56">
      <style:paragraph-properties fo:margin-top="0cm" fo:margin-bottom="0.046cm" loext:contextual-spacing="false" fo:text-align="start" style:justify-single-word="false"/>
      <style:text-properties style:use-window-font-color="true" style:text-position="0% 100%" style:font-name="Liberation Serif1" fo:font-size="13pt" fo:font-style="normal" officeooo:rsid="0032887b" officeooo:paragraph-rsid="0032887b" style:font-size-asian="11.3500003814697pt" style:font-style-asian="normal" style:font-size-complex="13pt" style:font-style-complex="normal"/>
    </style:style>
    <style:style style:name="P264" style:family="paragraph" style:parent-style-name="Heading_20_1">
      <style:text-properties officeooo:rsid="0046a1f1" officeooo:paragraph-rsid="0042f831"/>
    </style:style>
    <style:style style:name="P265" style:family="paragraph" style:parent-style-name="Heading_20_1">
      <style:paragraph-properties fo:break-before="page"/>
      <style:text-properties fo:font-size="18.2000007629395pt" style:font-size-asian="18.2000007629395pt" style:font-size-complex="18.2000007629395pt"/>
    </style:style>
    <style:style style:name="P266" style:family="paragraph" style:parent-style-name="Heading_20_1">
      <style:paragraph-properties fo:break-before="page"/>
      <style:text-properties officeooo:rsid="001dc769" officeooo:paragraph-rsid="001dc769"/>
    </style:style>
    <style:style style:name="P267" style:family="paragraph" style:parent-style-name="Heading_20_1">
      <style:paragraph-properties fo:break-before="page"/>
      <style:text-properties officeooo:rsid="00340ecf" officeooo:paragraph-rsid="00340ecf"/>
    </style:style>
    <style:style style:name="P268" style:family="paragraph" style:parent-style-name="Heading_20_1">
      <style:paragraph-properties fo:break-before="page"/>
      <style:text-properties officeooo:rsid="003aa6aa" officeooo:paragraph-rsid="003aa6aa"/>
    </style:style>
    <style:style style:name="P269" style:family="paragraph" style:parent-style-name="Heading_20_3">
      <style:text-properties officeooo:rsid="003e2ae3" officeooo:paragraph-rsid="003e2ae3"/>
    </style:style>
    <style:style style:name="T1" style:family="text">
      <style:text-properties style:text-underline-style="none"/>
    </style:style>
    <style:style style:name="T2" style:family="text">
      <style:text-properties style:text-underline-style="none" officeooo:rsid="000f36c8"/>
    </style:style>
    <style:style style:name="T3" style:family="text">
      <style:text-properties style:text-underline-style="none" fo:font-weight="bold" style:font-weight-asian="bold" style:font-weight-complex="bold"/>
    </style:style>
    <style:style style:name="T4" style:family="text">
      <style:text-properties style:text-underline-style="none" fo:font-weight="bold" officeooo:rsid="00132c76" style:font-weight-asian="bold" style:font-weight-complex="bold"/>
    </style:style>
    <style:style style:name="T5" style:family="text">
      <style:text-properties fo:font-size="13pt" style:text-underline-style="none" fo:font-weight="normal" style:font-size-asian="11.3500003814697pt" style:font-weight-asian="normal" style:font-size-complex="13pt" style:font-weight-complex="normal"/>
    </style:style>
    <style:style style:name="T6" style:family="text">
      <style:text-properties fo:font-size="13pt" style:text-underline-style="none" fo:font-weight="normal" officeooo:rsid="000d214d" style:font-size-asian="11.3500003814697pt" style:font-weight-asian="normal" style:font-size-complex="13pt" style:font-weight-complex="normal"/>
    </style:style>
    <style:style style:name="T7" style:family="text">
      <style:text-properties fo:font-size="13pt" style:text-underline-style="none" fo:font-weight="normal" officeooo:rsid="0010b88b" style:font-size-asian="11.3500003814697pt" style:font-weight-asian="normal" style:font-size-complex="13pt" style:font-weight-complex="normal"/>
    </style:style>
    <style:style style:name="T8" style:family="text">
      <style:text-properties fo:font-size="13pt" style:text-underline-style="none" fo:font-weight="normal" officeooo:rsid="0011562a" style:font-size-asian="11.3500003814697pt" style:font-weight-asian="normal" style:font-size-complex="13pt" style:font-weight-complex="normal"/>
    </style:style>
    <style:style style:name="T9" style:family="text">
      <style:text-properties fo:font-size="13pt" style:text-underline-style="none" fo:font-weight="normal" officeooo:rsid="00132c76" style:font-size-asian="11.3500003814697pt" style:font-weight-asian="normal" style:font-size-complex="13pt" style:font-weight-complex="normal"/>
    </style:style>
    <style:style style:name="T10" style:family="text">
      <style:text-properties fo:font-size="13pt" style:text-underline-style="none" fo:font-weight="normal" officeooo:rsid="0014ba3b" style:font-size-asian="11.3500003814697pt" style:font-weight-asian="normal" style:font-size-complex="13pt" style:font-weight-complex="normal"/>
    </style:style>
    <style:style style:name="T11" style:family="text">
      <style:text-properties fo:font-size="13pt" style:text-underline-style="none" fo:font-weight="normal" officeooo:rsid="00190c1e" style:font-size-asian="11.3500003814697pt" style:font-weight-asian="normal" style:font-size-complex="13pt" style:font-weight-complex="normal"/>
    </style:style>
    <style:style style:name="T12" style:family="text">
      <style:text-properties fo:font-size="13pt" style:text-underline-style="none" fo:font-weight="normal" officeooo:rsid="001a4abd" style:font-size-asian="11.3500003814697pt" style:font-weight-asian="normal" style:font-size-complex="13pt" style:font-weight-complex="normal"/>
    </style:style>
    <style:style style:name="T13" style:family="text">
      <style:text-properties fo:font-size="13pt" style:text-underline-style="none" fo:font-weight="normal" officeooo:rsid="001c7541" style:font-size-asian="11.3500003814697pt" style:font-weight-asian="normal" style:font-size-complex="13pt" style:font-weight-complex="normal"/>
    </style:style>
    <style:style style:name="T14" style:family="text">
      <style:text-properties fo:font-size="13pt" style:text-underline-style="none" style:font-size-asian="11.3500003814697pt" style:font-size-complex="13pt"/>
    </style:style>
    <style:style style:name="T15" style:family="text">
      <style:text-properties fo:font-size="13pt" style:font-size-asian="11.3500003814697pt" style:font-size-complex="13pt"/>
    </style:style>
    <style:style style:name="T16" style:family="text">
      <style:text-properties fo:font-size="13pt" officeooo:rsid="0020bce2" style:font-size-asian="11.3500003814697pt" style:font-size-complex="13pt"/>
    </style:style>
    <style:style style:name="T17" style:family="text">
      <style:text-properties fo:font-size="13pt" officeooo:rsid="0020c5a0" style:font-size-asian="11.3500003814697pt" style:font-size-complex="13pt"/>
    </style:style>
    <style:style style:name="T18" style:family="text">
      <style:text-properties fo:font-size="13pt" officeooo:rsid="003f3a3d" style:font-size-asian="11.3500003814697pt" style:font-size-complex="13pt"/>
    </style:style>
    <style:style style:name="T19" style:family="text">
      <style:text-properties fo:font-size="13pt" officeooo:rsid="003f3bbe" style:font-size-asian="11.3500003814697pt" style:font-size-complex="13pt"/>
    </style:style>
    <style:style style:name="T20" style:family="text">
      <style:text-properties fo:font-size="13pt" fo:font-weight="bold" style:font-size-asian="11.3500003814697pt" style:font-weight-asian="bold" style:font-size-complex="13pt" style:font-weight-complex="bold"/>
    </style:style>
    <style:style style:name="T21" style:family="text">
      <style:text-properties fo:font-size="13pt" fo:font-weight="normal" style:font-size-asian="11.3500003814697pt" style:font-weight-asian="normal" style:font-size-complex="13pt" style:font-weight-complex="normal"/>
    </style:style>
    <style:style style:name="T22" style:family="text">
      <style:text-properties fo:font-size="13pt" fo:font-style="italic" style:font-size-asian="11.3500003814697pt" style:font-style-asian="italic" style:font-size-complex="13pt" style:font-style-complex="italic"/>
    </style:style>
    <style:style style:name="T23" style:family="text">
      <style:text-properties fo:font-size="13pt" fo:font-style="normal" style:font-size-asian="11.3500003814697pt" style:font-style-asian="normal" style:font-size-complex="13pt" style:font-style-complex="normal"/>
    </style:style>
    <style:style style:name="T24" style:family="text">
      <style:text-properties fo:font-size="13pt" fo:font-style="normal" officeooo:rsid="00277d7f" style:font-size-asian="11.3500003814697pt" style:font-style-asian="normal" style:font-size-complex="13pt" style:font-style-complex="normal"/>
    </style:style>
    <style:style style:name="T25" style:family="text">
      <style:text-properties fo:font-size="13pt" fo:font-style="normal" fo:font-weight="bold" style:font-size-asian="11.3500003814697pt" style:font-style-asian="normal" style:font-weight-asian="bold" style:font-size-complex="13pt" style:font-style-complex="normal" style:font-weight-complex="bold"/>
    </style:style>
    <style:style style:name="T26" style:family="text">
      <style:text-properties style:font-name="Liberation Serif1"/>
    </style:style>
    <style:style style:name="T27" style:family="text">
      <style:text-properties style:font-name="Liberation Serif1" fo:font-size="13pt" style:text-underline-style="none" fo:font-weight="normal" style:font-size-asian="11.3500003814697pt" style:font-weight-asian="normal" style:font-size-complex="13pt" style:font-weight-complex="normal"/>
    </style:style>
    <style:style style:name="T28" style:family="text">
      <style:text-properties style:font-name="Liberation Serif1" fo:font-size="13pt" fo:font-style="normal" style:font-size-asian="11.3500003814697pt" style:font-style-asian="normal" style:font-size-complex="13pt" style:font-style-complex="normal"/>
    </style:style>
    <style:style style:name="T29" style:family="text">
      <style:text-properties style:font-name="Liberation Serif1" officeooo:rsid="002f332d"/>
    </style:style>
    <style:style style:name="T30" style:family="text">
      <style:text-properties style:font-name="Liberation Serif1" officeooo:rsid="002e7d7f"/>
    </style:style>
    <style:style style:name="T31" style:family="text">
      <style:text-properties style:font-name="Liberation Serif1" officeooo:rsid="0037824c"/>
    </style:style>
    <style:style style:name="T32" style:family="text">
      <style:text-properties style:font-name="Liberation Serif1" style:font-size-asian="13pt"/>
    </style:style>
    <style:style style:name="T33" style:family="text">
      <style:text-properties style:font-name="Liberation Serif1" officeooo:rsid="003737d3" style:font-size-asian="13pt"/>
    </style:style>
    <style:style style:name="T34" style:family="text">
      <style:text-properties style:font-name="Liberation Serif1" officeooo:rsid="003cede5" style:font-size-asian="13pt"/>
    </style:style>
    <style:style style:name="T35" style:family="text">
      <style:text-properties style:font-name="Liberation Serif1" officeooo:rsid="003e2ae3" style:font-size-asian="13pt"/>
    </style:style>
    <style:style style:name="T36" style:family="text">
      <style:text-properties style:font-name="Liberation Serif1" fo:font-weight="bold" style:font-size-asian="13pt" style:font-weight-asian="bold" style:font-weight-complex="bold"/>
    </style:style>
    <style:style style:name="T37" style:family="text">
      <style:text-properties style:font-name="Liberation Serif"/>
    </style:style>
    <style:style style:name="T38" style:family="text">
      <style:text-properties style:font-name="Liberation Serif" fo:font-size="13pt" style:text-underline-style="none" fo:font-weight="normal" style:font-size-asian="11.3500003814697pt" style:font-weight-asian="normal" style:font-size-complex="13pt" style:font-weight-complex="normal"/>
    </style:style>
    <style:style style:name="T39" style:family="text">
      <style:text-properties style:font-name="Liberation Serif" fo:font-size="13pt" style:text-underline-style="none" fo:font-weight="normal" officeooo:rsid="001c272b" style:font-size-asian="11.3500003814697pt" style:font-weight-asian="normal" style:font-size-complex="13pt" style:font-weight-complex="normal"/>
    </style:style>
    <style:style style:name="T40" style:family="text">
      <style:text-properties style:font-name="Liberation Serif" fo:font-size="13pt" style:text-underline-style="solid" style:text-underline-width="auto" style:text-underline-color="font-color" fo:font-weight="normal" style:font-size-asian="11.3500003814697pt" style:font-weight-asian="normal" style:font-size-complex="13pt" style:font-weight-complex="normal"/>
    </style:style>
    <style:style style:name="T41" style:family="text">
      <style:text-properties style:font-name="Liberation Serif" fo:font-size="13pt" fo:font-style="normal" style:font-size-asian="11.3500003814697pt" style:font-style-asian="normal" style:font-size-complex="13pt" style:font-style-complex="normal"/>
    </style:style>
    <style:style style:name="T42" style:family="text">
      <style:text-properties style:text-position="sub 58%"/>
    </style:style>
    <style:style style:name="T43" style:family="text">
      <style:text-properties style:text-position="sub 58%" style:font-name="Liberation Serif1"/>
    </style:style>
    <style:style style:name="T44" style:family="text">
      <style:text-properties style:text-position="sub 58%" style:font-name="Liberation Serif1" fo:font-size="13pt" style:text-underline-style="none" fo:font-weight="normal" officeooo:rsid="001c272b" style:font-size-asian="11.3500003814697pt" style:font-weight-asian="normal" style:font-size-complex="13pt" style:font-weight-complex="normal"/>
    </style:style>
    <style:style style:name="T45" style:family="text">
      <style:text-properties style:text-position="sub 58%" style:font-name="Liberation Serif" fo:font-size="13pt" style:text-underline-style="none" fo:font-weight="normal" style:font-size-asian="11.3500003814697pt" style:font-weight-asian="normal" style:font-size-complex="13pt" style:font-weight-complex="normal"/>
    </style:style>
    <style:style style:name="T46" style:family="text">
      <style:text-properties style:text-position="sub 58%" fo:font-size="13pt" fo:font-weight="normal" style:font-size-asian="11.3500003814697pt" style:font-weight-asian="normal" style:font-size-complex="13pt" style:font-weight-complex="normal"/>
    </style:style>
    <style:style style:name="T47" style:family="text">
      <style:text-properties style:text-position="0% 100%"/>
    </style:style>
    <style:style style:name="T48" style:family="text">
      <style:text-properties style:text-position="0% 100%" fo:font-size="13pt" fo:font-weight="normal" style:font-size-asian="11.3500003814697pt" style:font-weight-asian="normal" style:font-size-complex="13pt" style:font-weight-complex="normal"/>
    </style:style>
    <style:style style:name="T49" style:family="text">
      <style:text-properties style:text-position="0% 100%" fo:font-size="13pt" fo:font-weight="bold" style:font-size-asian="11.3500003814697pt" style:font-weight-asian="bold" style:font-size-complex="13pt" style:font-weight-complex="bold"/>
    </style:style>
    <style:style style:name="T50" style:family="text">
      <style:text-properties style:text-position="0% 100%" style:font-name="Liberation Serif1"/>
    </style:style>
    <style:style style:name="T51" style:family="text">
      <style:text-properties fo:color="#0000ff" fo:font-size="13pt" fo:font-weight="bold" style:font-size-asian="11.3500003814697pt" style:font-weight-asian="bold" style:font-size-complex="13pt" style:font-weight-complex="bold"/>
    </style:style>
    <style:style style:name="T52" style:family="text">
      <style:text-properties fo:color="#0000ff" fo:font-size="13pt" fo:font-weight="normal" style:font-size-asian="11.3500003814697pt" style:font-weight-asian="normal" style:font-size-complex="13pt" style:font-weight-complex="normal"/>
    </style:style>
    <style:style style:name="T53" style:family="text">
      <style:text-properties fo:color="#0000ff" fo:font-size="13pt" style:font-size-asian="11.3500003814697pt" style:font-size-complex="13pt"/>
    </style:style>
    <style:style style:name="T54" style:family="text">
      <style:text-properties style:use-window-font-color="true" style:text-position="0% 100%" style:font-name="Liberation Serif1" fo:font-size="13pt" fo:font-style="normal" style:font-size-asian="11.3500003814697pt" style:font-style-asian="normal" style:font-size-complex="13pt" style:font-style-complex="normal"/>
    </style:style>
    <style:style style:name="T55" style:family="text">
      <style:text-properties style:use-window-font-color="true" style:text-position="0% 100%" style:font-name="Liberation Serif1" fo:font-size="13pt" fo:font-style="normal" officeooo:rsid="002f6b8a" style:font-size-asian="11.3500003814697pt" style:font-style-asian="normal" style:font-size-complex="13pt" style:font-style-complex="normal"/>
    </style:style>
    <style:style style:name="T56" style:family="text">
      <style:text-properties style:use-window-font-color="true" style:text-position="0% 100%" style:font-name="Liberation Serif1" fo:font-size="13pt" fo:font-style="normal" officeooo:rsid="002f8d5b" style:font-size-asian="11.3500003814697pt" style:font-style-asian="normal" style:font-size-complex="13pt" style:font-style-complex="normal"/>
    </style:style>
    <style:style style:name="T57" style:family="text">
      <style:text-properties style:use-window-font-color="true" style:font-name="Liberation Serif1" fo:font-size="13pt" fo:font-weight="normal" style:font-size-asian="13pt" style:font-weight-asian="normal" style:font-size-complex="13pt" style:font-weight-complex="normal"/>
    </style:style>
    <style:style style:name="T58" style:family="text">
      <style:text-properties style:use-window-font-color="true" style:font-name="Liberation Serif1" fo:font-size="13pt" fo:font-weight="normal" officeooo:rsid="004dd219" style:font-size-asian="13pt" style:font-weight-asian="normal" style:font-size-complex="13pt" style:font-weight-complex="normal"/>
    </style:style>
    <style:style style:name="T59" style:family="text">
      <style:text-properties fo:font-weight="bold" style:font-weight-asian="bold" style:font-weight-complex="bold"/>
    </style:style>
    <style:style style:name="T60" style:family="text">
      <style:text-properties officeooo:rsid="003f3a3d"/>
    </style:style>
    <style:style style:name="T61" style:family="text">
      <style:text-properties officeooo:rsid="00419188"/>
    </style:style>
    <style:style style:name="T62" style:family="text">
      <style:text-properties officeooo:rsid="0047b3e0"/>
    </style:style>
    <style:style style:name="T63" style:family="text">
      <style:text-properties officeooo:rsid="0049848e"/>
    </style:style>
    <style:style style:name="T64" style:family="text">
      <style:text-properties officeooo:rsid="004b967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ultiscale Simulation Methods – Summary</text:p>
      <text:p text:style-name="P1"/>
      <text:p text:style-name="P2">Introduction</text:p>
      <text:p text:style-name="P3"/>
      <text:p text:style-name="P15">Why do we need Simulations?</text:p>
      <text:list xml:id="list533140956695066143" text:style-name="L1">
        <text:list-item>
          <text:p text:style-name="P95">Behaviour of materials is too complicated</text:p>
        </text:list-item>
        <text:list-item>
          <text:p text:style-name="P108"><text:span text:style-name="T1">Normal Methods like tensile tests only provide </text:span><text:span text:style-name="T2">us with simple results</text:span></text:p>
        </text:list-item>
        <text:list-item>
          <text:p text:style-name="P96">Many efffects on different time and length scales</text:p>
        </text:list-item>
        <text:list-item>
          <text:p text:style-name="P96">Some Experiments are just too expensive or not even executable</text:p>
        </text:list-item>
        <text:list-item>
          <text:p text:style-name="P96">Simulations are repeatable up to 1 million times</text:p>
        </text:list-item>
      </text:list>
      <text:p text:style-name="P3"/>
      <text:p text:style-name="P15">Why do we need Multiscale Simulation Methods?</text:p>
      <text:list xml:id="list9213653433356065039" text:style-name="L2">
        <text:list-item>
          <text:p text:style-name="P99">Only reason in my opinion: Because we cannot use Molecular Dynamics on large length scales</text:p>
        </text:list-item>
      </text:list>
      <text:p text:style-name="P15"/>
      <text:p text:style-name="P4"><text:span text:style-name="T6">W</text:span><text:span text:style-name="T5">hich definitions of Multiscale Modelling are possible?</text:span></text:p>
      <text:list xml:id="list122408703329100" text:continue-numbering="true" text:style-name="L2">
        <text:list-item>
          <text:p text:style-name="P135"><text:span text:style-name="T6">2 </text:span><text:span text:style-name="T5">definitions: </text:span></text:p>
          <text:list>
            <text:list-item>
              <text:p text:style-name="P97">different simulation techniques on different time and length scales (pick always the one which fits best to the current problem)</text:p>
            </text:list-item>
            <text:list-item>
              <text:p text:style-name="P97">connect different simulation methods into one big simulation</text:p>
            </text:list-item>
          </text:list>
        </text:list-item>
      </text:list>
      <text:p text:style-name="P16"/>
      <text:p text:style-name="P16"><text:tab/>How can the length scale spanning simulations be divided into two groups?</text:p>
      <text:list xml:id="list8398035399031229949" text:style-name="L3">
        <text:list-item>
          <text:p text:style-name="P98">Concurrent Modelling </text:p>
        </text:list-item>
        <text:list-item>
          <text:p text:style-name="P98">Sequential Modelling</text:p>
        </text:list-item>
      </text:list>
      <text:p text:style-name="P16"/>
      <text:p text:style-name="P4"><text:span text:style-name="T5">Describe Concurrent Modelling </text:span><text:span text:style-name="T7">(gleichzeitig)</text:span></text:p>
      <text:list xml:id="list5887335147898664936" text:style-name="L4">
        <text:list-item>
          <text:p text:style-name="P100">in the region of interest increase the number of degrees of freedom</text:p>
        </text:list-item>
        <text:list-item>
          <text:p text:style-name="P100">in this way a much higher resolution is gained at this area</text:p>
        </text:list-item>
        <text:list-item>
          <text:p text:style-name="P100">Problems:</text:p>
          <text:list>
            <text:list-item>
              <text:p text:style-name="P100">How are the boundaries treated?</text:p>
            </text:list-item>
            <text:list-item>
              <text:p text:style-name="P100">How shall the different time scales be treated?</text:p>
            </text:list-item>
          </text:list>
        </text:list-item>
      </text:list>
      <text:p text:style-name="P16"/>
      <text:p text:style-name="P4"><text:span text:style-name="T5">Describe Sequential Modelling </text:span><text:span text:style-name="T7">(fortlaufend)</text:span></text:p>
      <text:list xml:id="list5493060854254200148" text:style-name="L5">
        <text:list-item>
          <text:p text:style-name="P136"><text:span text:style-name="T8">L</text:span><text:span text:style-name="T5">ayers of </text:span><text:span text:style-name="T8">different</text:span><text:span text:style-name="T5"> homogenization are layed out onto the simulation body </text:span></text:p>
        </text:list-item>
        <text:list-item>
          <text:p text:style-name="P101">Then the information from the finest layer are transferred to the next coarser layer and so on </text:p>
        </text:list-item>
        <text:list-item>
          <text:p text:style-name="P101">Problem:</text:p>
          <text:list>
            <text:list-item>
              <text:p text:style-name="P101">Information can be lost during the transformation (through homogenization)</text:p>
            </text:list-item>
          </text:list>
        </text:list-item>
      </text:list>
      <text:p text:style-name="P17"/>
      <text:p text:style-name="P17"/>
      <text:h text:style-name="P265" text:outline-level="1"><text:span text:style-name="T3">Homogenization </text:span><text:span text:style-name="T4">Aspects </text:span><text:span text:style-name="T3">and </text:span><text:span text:style-name="T4">Effective Material Properties</text:span></text:h>
      <text:p text:style-name="P17"/>
      <text:p text:style-name="P18">General</text:p>
      <text:list xml:id="list1395472407106099410" text:style-name="L6">
        <text:list-item>
          <text:p text:style-name="P102">Examples: </text:p>
          <text:list>
            <text:list-item>
              <text:p text:style-name="P102">heterogeneous systems with different scales</text:p>
            </text:list-item>
            <text:list-item>
              <text:p text:style-name="P102">solid matrix with voids (filled with a fluid)</text:p>
            </text:list-item>
            <text:list-item>
              <text:p text:style-name="P102">nature: rocks, sand, beds, sponges, woods, soil </text:p>
            </text:list-item>
          </text:list>
        </text:list-item>
        <text:list-item>
          <text:p text:style-name="P103">which information do we want to get?</text:p>
          <text:list>
            <text:list-item>
              <text:p text:style-name="P137"><text:span text:style-name="T9">(effective) </text:span><text:span text:style-name="T5">Diffusion</text:span></text:p>
            </text:list-item>
            <text:list-item>
              <text:p text:style-name="P137"><text:span text:style-name="T9">( <text:s text:c="4"/>---- <text:s text:c="3"/>) </text:span><text:span text:style-name="T5">Dispersion</text:span></text:p>
            </text:list-item>
            <text:list-item>
              <text:p text:style-name="P137"><text:span text:style-name="T9">( <text:s text:c="4"/>---- <text:s text:c="3"/>) </text:span><text:span text:style-name="T5">Permeability</text:span></text:p>
            </text:list-item>
            <text:list-item>
              <text:p text:style-name="P138"><text:span text:style-name="T9">( <text:s text:c="4"/>---- <text:s text:c="3"/>) </text:span><text:span text:style-name="T10">mechanical Properties</text:span></text:p>
            </text:list-item>
            <text:list-item>
              <text:p text:style-name="P139"><text:span text:style-name="T10">n</text:span><text:span text:style-name="T5">o detailed properties / description of the material</text:span></text:p>
            </text:list-item>
          </text:list>
        </text:list-item>
      </text:list>
      <text:p text:style-name="P17"/>
      <text:p text:style-name="P19">What are homogenization methods good for?</text:p>
      <text:list xml:id="list4366714893762878294" text:style-name="L7">
        <text:list-item>
          <text:p text:style-name="P104">Reducing the dimensions of the simulation</text:p>
        </text:list-item>
        <text:list-item>
          <text:p text:style-name="P104">Or finding a homogeneous counterpart to the heterogeneous material</text:p>
        </text:list-item>
      </text:list>
      <text:p text:style-name="P19"/>
      <text:p text:style-name="P20">What are the steps of a homogenization simulation?</text:p>
      <text:list xml:id="list575995282060965926" text:style-name="L8">
        <text:list-item>
          <text:p text:style-name="P105">Identify type of inhomogenity (pores, inclusions, ...) + model the inhomogeneous medium</text:p>
        </text:list-item>
        <text:list-item>
          <text:p text:style-name="P105">Derive the effective material properties (= homogenization)</text:p>
        </text:list-item>
        <text:list-item>
          <text:p text:style-name="P105">Simulate on macroscale (with homogeneous properties)</text:p>
        </text:list-item>
      </text:list>
      <text:p text:style-name="P20"/>
      <text:p text:style-name="P21"><text:tab/>In the first step the microscopic simulation is changed into a macroscopic <text:tab/>description; what are the advantages and disadvantages of a macroscopic description?</text:p>
      <text:list xml:id="list361673866088599978" text:style-name="L9">
        <text:list-item>
          <text:p text:style-name="P106">Disadvantage: A totally new description for each material point needs to be developed</text:p>
        </text:list-item>
        <text:list-item>
          <text:p text:style-name="P106">Advantage: No interactions at the interface between two different regions needs to be considered</text:p>
        </text:list-item>
      </text:list>
      <text:p text:style-name="P20"/>
      <text:p text:style-name="P23">Which homogenization techniques are possible?</text:p>
      <text:list xml:id="list7061713454331155310" text:style-name="L10">
        <text:list-item>
          <text:p text:style-name="P107">Volume fractions</text:p>
        </text:list-item>
        <text:list-item>
          <text:p text:style-name="P107">Representative Volume Elements (RVE)</text:p>
        </text:list-item>
      </text:list>
      <text:p text:style-name="P22"/>
      <text:p text:style-name="P6"><text:span text:style-name="T5">How is the mathematical description for </text:span><text:span text:style-name="T11">including volume fractions</text:span><text:span text:style-name="T5">?</text:span></text:p>
      <text:p text:style-name="P7"><text:span text:style-name="T5"><text:tab/></text:span><text:span text:style-name="T14">Axel fragen, ob das für die Klausur wichtig ist</text:span></text:p>
      <text:p text:style-name="P23"/>
      <text:p text:style-name="P24">(How are RVEs defined?)</text:p>
      <text:p text:style-name="P23"/>
      <text:p text:style-name="P35">How is the simulation on the macroscale carried out?</text:p>
      <text:list xml:id="list6547232161934621123" text:style-name="L11">
        <text:list-item>
          <text:p text:style-name="P140"><text:soft-page-break/>Like a normal continuum simulation (displacement functions, deformation gradient, ...)</text:p>
        </text:list-item>
      </text:list>
      <text:p text:style-name="P9"/>
      <text:p text:style-name="P9">Example: Diffusion</text:p>
      <text:p text:style-name="P23"/>
      <text:p text:style-name="P10">How is the effective diffusivity defined?</text:p>
      <text:list xml:id="list4933626260040964142" text:style-name="L12">
        <text:list-item>
          <text:p text:style-name="P165"><text:span text:style-name="T5">The eff. diffusivity describes the diffusion through the </text:span><text:span text:style-name="T12">pore space</text:span><text:span text:style-name="T5"> and is macroscopic in nature</text:span></text:p>
        </text:list-item>
      </text:list>
      <text:p text:style-name="P11"/>
      <text:p text:style-name="P11"><draw:frame draw:style-name="fr1" draw:name="Object1" text:anchor-type="as-char" svg:y="-0.683cm" svg:width="2.032cm" svg:height="0.838cm" draw:z-index="0"><draw:object xlink:href="./Object 1" xlink:type="simple" xlink:show="embed" xlink:actuate="onLoad"/><draw:image xlink:href="./ObjectReplacements/Object 1" xlink:type="simple" xlink:show="embed" xlink:actuate="onLoad"/></draw:frame></text:p>
      <text:list xml:id="list122408971303404" text:continue-numbering="true" text:style-name="L12">
        <text:list-header>
          <text:p text:style-name="P166">D: free Diffusion</text:p>
          <text:p text:style-name="P167"><text:span text:style-name="T27">ε</text:span><text:span text:style-name="T44">t</text:span><text:span text:style-name="T45"> </text:span><text:span text:style-name="T38">:</text:span><text:span text:style-name="T39"> Transport Available Porosity</text:span></text:p>
          <text:p text:style-name="P167"><text:span text:style-name="T27">δ</text:span><text:span text:style-name="T38"> : constrictivity</text:span></text:p>
          <text:p text:style-name="P167"><text:span text:style-name="T27">τ</text:span><text:span text:style-name="T38"> : tortuosity </text:span></text:p>
        </text:list-header>
      </text:list>
      <text:p text:style-name="P13"/>
      <text:p text:style-name="P13">What is free diffusion?</text:p>
      <text:list xml:id="list1395344357292098655" text:style-name="L13">
        <text:list-item>
          <text:p text:style-name="P169">The diffusion coefficient of the diffusing species in the pore medium (fluid)</text:p>
        </text:list-item>
      </text:list>
      <text:p text:style-name="P13"/>
      <text:p text:style-name="P14">What is <text:s/>Transport Available Porosity?</text:p>
      <text:list xml:id="list3261111097040334623" text:style-name="L14">
        <text:list-header>
          <text:p text:style-name="P168"><text:span text:style-name="T38">fraction available for the diffusion </text:span><text:span text:style-name="T39">in pores (= all pores minus pores which are not accessible for the diffusing particles (e.g. because their are not connected to the rest of the pore system, they are to small for the diffusing particles))</text:span></text:p>
        </text:list-header>
      </text:list>
      <text:p text:style-name="P13"/>
      <text:p text:style-name="P8"><text:span text:style-name="T38">What is </text:span><text:span text:style-name="T39">constrictivity?</text:span></text:p>
      <text:list xml:id="list8458617499610113645" text:style-name="L15">
        <text:list-item>
          <text:p text:style-name="P170"><text:span text:style-name="T39">C. </text:span><text:span text:style-name="T38">describes the </text:span><text:span text:style-name="T40">slowing down of diffusion</text:span><text:span text:style-name="T38"> due to the higher viscosity in narrow pores as a result of the greater proximity to the pore walls</text:span></text:p>
        </text:list-item>
      </text:list>
      <text:p text:style-name="P17"/>
      <text:p text:style-name="P12">What is tortuosity? </text:p>
      <text:list xml:id="list5703269791424440610" text:style-name="L16">
        <text:list-item>
          <text:p text:style-name="P171"><text:span text:style-name="T5">T. is the fraction between the euclidian distance of two points (e.g. at the two ends of the simulated system) and the actual shortest path </text:span><text:span text:style-name="T13">through the network</text:span></text:p>
        </text:list-item>
      </text:list>
      <text:p text:style-name="P12"/>
      <text:p text:style-name="P12"/>
      <text:h text:style-name="P266" text:outline-level="1">Molecular Dynamics</text:h>
      <text:p text:style-name="P57">What is the definition of MD?</text:p>
      <text:list xml:id="list725923144115415453" text:style-name="L17">
        <text:list-item>
          <text:p text:style-name="P172">A simulation tool where the temporal evolution of every atom in a specimen is explicitly described</text:p>
        </text:list-item>
      </text:list>
      <text:p text:style-name="P57"/>
      <text:p text:style-name="P58">What is the different between MD and Monte Carlo simulations?</text:p>
      <text:list xml:id="list2113531466070156871" text:style-name="L18">
        <text:list-item>
          <text:p text:style-name="P173">Monte Carlo simulations are good in describing equilibrium situations</text:p>
        </text:list-item>
        <text:list-item>
          <text:p text:style-name="P201">The temperature in Monte Carlo simulations is controllable</text:p>
          <text:list>
            <text:list-item>
              <text:list>
                <text:list-item>
                  <text:list>
                    <text:list-item>
                      <text:list>
                        <text:list-item>
                          <text:p text:style-name="P201">Simulation of phase transitions</text:p>
                        </text:list-item>
                      </text:list>
                    </text:list-item>
                  </text:list>
                </text:list-item>
              </text:list>
            </text:list-item>
          </text:list>
        </text:list-item>
        <text:list-item>
          <text:p text:style-name="P201">But it does not provide any information about dynamics</text:p>
          <text:list>
            <text:list-item>
              <text:list>
                <text:list-item>
                  <text:list>
                    <text:list-item>
                      <text:list>
                        <text:list-item>
                          <text:p text:style-name="P201">NO calculation of diffusion coefficients possible</text:p>
                        </text:list-item>
                      </text:list>
                    </text:list-item>
                  </text:list>
                </text:list-item>
              </text:list>
            </text:list-item>
          </text:list>
        </text:list-item>
      </text:list>
      <text:p text:style-name="P59"/>
      <text:p text:style-name="P59">How many atoms can be simulated in an MD simulation?</text:p>
      <text:list xml:id="list5304161523294778852" text:style-name="L19">
        <text:list-item>
          <text:p text:style-name="P202">About 1 million</text:p>
        </text:list-item>
      </text:list>
      <text:p text:style-name="P59"/>
      <text:p text:style-name="P59">Which equations does the movement of the atoms follow?</text:p>
      <text:list xml:id="list1707262548922952694" text:style-name="L20">
        <text:list-item>
          <text:p text:style-name="P203">Newton‘s equations of motion<text:tab/><text:tab/>(F = ma)</text:p>
        </text:list-item>
      </text:list>
      <text:p text:style-name="P59"/>
      <text:p text:style-name="P60">Which approximations are made in MD?</text:p>
      <text:list xml:id="list2647438271865300736" text:style-name="L21">
        <text:list-item>
          <text:p text:style-name="P204">Born-Oppenheimer approximation</text:p>
          <text:list>
            <text:list-item>
              <text:p text:style-name="P217">my definition: Electrons move instantaniously with the nuclei</text:p>
            </text:list-item>
            <text:list-item>
              <text:p text:style-name="P218"><text:span text:style-name="T15">definition of slides: Nuclei are so heavy that their velocity is much smaller than the velocity of the electrons. </text:span><text:span text:style-name="T16">This is why the wave functions of </text:span><text:span text:style-name="T17">nucleus and the electrons can be seperated: </text:span></text:p>
              <text:p text:style-name="P205"><draw:frame draw:style-name="fr1" draw:name="Object2" text:anchor-type="as-char" svg:y="-0.302cm" svg:width="4.517cm" svg:height="0.455cm" draw:z-index="1"><draw:object xlink:href="./Object 2" xlink:type="simple" xlink:show="embed" xlink:actuate="onLoad"/><draw:image xlink:href="./ObjectReplacements/Object 2" xlink:type="simple" xlink:show="embed" xlink:actuate="onLoad"/></draw:frame></text:p>
            </text:list-item>
          </text:list>
        </text:list-item>
        <text:list-item>
          <text:p text:style-name="P204">The mass of the atoms is concentrated as point in the atom core</text:p>
          <text:list>
            <text:list-item>
              <text:p text:style-name="P204">So the atoms can be envisaged as classical particles and we can use classical mechanics</text:p>
            </text:list-item>
          </text:list>
        </text:list-item>
      </text:list>
      <text:p text:style-name="P60"/>
      <text:p text:style-name="P61">What are the initial information needed for an MD simulation?</text:p>
      <text:list xml:id="list7094706908492755042" text:style-name="L22">
        <text:list-item>
          <text:p text:style-name="P206">Inital positions and velocities</text:p>
        </text:list-item>
        <text:list-item>
          <text:p text:style-name="P206">boundary conditions</text:p>
        </text:list-item>
        <text:list-item>
          <text:p text:style-name="P206">interaction potential(s)</text:p>
        </text:list-item>
      </text:list>
      <text:p text:style-name="P61"/>
      <text:p text:style-name="P61"><text:soft-page-break/>Which types of boundary conditions do exist?</text:p>
      <text:list xml:id="list1451819661699809540" text:style-name="L23">
        <text:list-item>
          <text:p text:style-name="P207">free BC</text:p>
          <text:list>
            <text:list-item>
              <text:p text:style-name="P207">all surface atoms can move into arbitrary directions</text:p>
            </text:list-item>
          </text:list>
        </text:list-item>
        <text:list-item>
          <text:p text:style-name="P207">force BC</text:p>
          <text:list>
            <text:list-item>
              <text:p text:style-name="P207">prescribe extra forces to the surface atoms</text:p>
            </text:list-item>
          </text:list>
        </text:list-item>
        <text:list-item>
          <text:p text:style-name="P207">fixed BC</text:p>
          <text:list>
            <text:list-item>
              <text:p text:style-name="P207">some DOF are constrained for the surface atoms</text:p>
            </text:list-item>
          </text:list>
        </text:list-item>
        <text:list-item>
          <text:p text:style-name="P207">periodic BC</text:p>
          <text:list>
            <text:list-item>
              <text:p text:style-name="P207">atoms at the surface interact with those from the opposite side</text:p>
            </text:list-item>
            <text:list-item>
              <text:p text:style-name="P207">the system is essentially surface-free</text:p>
            </text:list-item>
          </text:list>
        </text:list-item>
        <text:list-item>
          <text:p text:style-name="P207">mixed BC</text:p>
          <text:list>
            <text:list-item>
              <text:p text:style-name="P207">combination of e.g. fixed BC in x-direction and force BC in y-direction</text:p>
            </text:list-item>
          </text:list>
        </text:list-item>
      </text:list>
      <text:p text:style-name="P61"/>
      <text:p text:style-name="P61">What are the properties of periodic BCs?</text:p>
      <text:list xml:id="list3601875332572174746" text:style-name="L24">
        <text:list-item>
          <text:p text:style-name="P208">Allows to reduce highly the number of particles</text:p>
        </text:list-item>
        <text:list-item>
          <text:p text:style-name="P208">particles at the surface experience similar forces to particles in the bulk material</text:p>
        </text:list-item>
        <text:list-item>
          <text:p text:style-name="P219"><text:span text:style-name="T15">forces at a particle in the central box are dependent on particles in </text:span><text:span text:style-name="T20">every </text:span><text:span text:style-name="T21">neighbouring box</text:span></text:p>
        </text:list-item>
      </text:list>
      <text:p text:style-name="P66"/>
      <text:p text:style-name="P66">How is the cut-off at periodic BCs defined?</text:p>
      <text:list xml:id="list8593009214864387895" text:style-name="L25">
        <text:list-item>
          <text:p text:style-name="P215">The particle does not interact with its counterpart in a neighbouring box</text:p>
        </text:list-item>
      </text:list>
      <text:p text:style-name="P66"/>
      <text:p text:style-name="P67">Why must one not apply periodic BCs at single dislocations?</text:p>
      <text:list xml:id="list5546251208011381822" text:style-name="L26">
        <text:list-item>
          <text:p text:style-name="P216">The stress field of a single dislocation (with line direction in z) is not symmetric in the x-y-plane</text:p>
        </text:list-item>
        <text:list-item>
          <text:p text:style-name="P216">But: periodic BCs are possible with dislocation dipoles (symmetric stress field in x-y-plane) <text:s/></text:p>
        </text:list-item>
      </text:list>
      <text:p text:style-name="P66"/>
      <text:p text:style-name="P62">How many neighbouring boxes does a simulations box with periodic BCs have?</text:p>
      <text:list xml:id="list2546242078827684484" text:style-name="L27">
        <text:list-item>
          <text:p text:style-name="P209">2D: 8</text:p>
        </text:list-item>
        <text:list-item>
          <text:p text:style-name="P209">3D: 26</text:p>
        </text:list-item>
      </text:list>
      <text:p text:style-name="P62"/>
      <text:p text:style-name="P63">How are the initial velocities set up?</text:p>
      <text:list xml:id="list2050704036446151165" text:style-name="L28">
        <text:list-item>
          <text:p text:style-name="P210">For example constant velocities for atoms at the boundary (indentation, impact)</text:p>
        </text:list-item>
        <text:list-item>
          <text:p text:style-name="P220"><text:soft-page-break/><text:span text:style-name="T15">a certain temperature can be assigned to the system by giving its atoms a gaussian </text:span><text:span text:style-name="T51">(Maxwell-Boltzmann ?)</text:span><text:span text:style-name="T52"> </text:span><text:span text:style-name="T21">velocity distribution corresponding to 2*T</text:span><text:span text:style-name="T46">desired</text:span><text:span text:style-name="T48"> and </text:span><text:span text:style-name="T49">equilibrating</text:span><text:span text:style-name="T48"> under NVE conditions</text:span></text:p>
          <text:p text:style-name="P211"><draw:frame draw:style-name="fr1" draw:name="Object3" text:anchor-type="as-char" svg:y="-0.713cm" svg:width="5.784cm" svg:height="1.139cm" draw:z-index="2"><draw:object xlink:href="./Object 3" xlink:type="simple" xlink:show="embed" xlink:actuate="onLoad"/><draw:image xlink:href="./ObjectReplacements/Object 3" xlink:type="simple" xlink:show="embed" xlink:actuate="onLoad"/></draw:frame></text:p>
          <text:p text:style-name="P212">2*T<text:span text:style-name="T42">desired</text:span><text:span text:style-name="T47"> because the energy splits itself up into one half kinetic and one half potential energy</text:span></text:p>
        </text:list-item>
      </text:list>
      <text:p text:style-name="P64"/>
      <text:p text:style-name="P65">Why are interatomic potentials so important?</text:p>
      <text:list xml:id="list877257269467429287" text:style-name="L29">
        <text:list-item>
          <text:p text:style-name="P213">These are the rules for the atomic interactions</text:p>
        </text:list-item>
        <text:list-item>
          <text:p text:style-name="P213">To calculate the forces via</text:p>
          <text:p text:style-name="P214"><draw:frame draw:style-name="fr1" draw:name="Object4" text:anchor-type="as-char" svg:y="-0.386cm" svg:width="4.51cm" svg:height="0.563cm" draw:z-index="3"><draw:object xlink:href="./Object 4" xlink:type="simple" xlink:show="embed" xlink:actuate="onLoad"/><draw:image xlink:href="./ObjectReplacements/Object 4" xlink:type="simple" xlink:show="embed" xlink:actuate="onLoad"/></draw:frame></text:p>
        </text:list-item>
      </text:list>
      <text:p text:style-name="P65"/>
      <text:p text:style-name="P65">What does a potential function describe?</text:p>
      <text:list xml:id="list357054009198308450" text:style-name="L30">
        <text:list-item>
          <text:p text:style-name="P221">How the energy of an N-particle system depends on the coordinates of particles 1 to N</text:p>
        </text:list-item>
      </text:list>
      <text:p text:style-name="P68"/>
      <text:p text:style-name="P75">Which parameters can effect the potential?</text:p>
      <text:list xml:id="list7899663403896684646" text:style-name="L31">
        <text:list-item>
          <text:p text:style-name="P225">Easiest case: only distance</text:p>
        </text:list-item>
        <text:list-item>
          <text:p text:style-name="P225">more sophisticated: </text:p>
          <text:list>
            <text:list-item>
              <text:p text:style-name="P225">relative orientation of particles to each other</text:p>
            </text:list-item>
            <text:list-item>
              <text:p text:style-name="P225">internal states of particles (e.g. orientation of electronic spin)</text:p>
            </text:list-item>
            <text:list-item>
              <text:p text:style-name="P242"><text:span text:style-name="T15">particle shape </text:span><text:span text:style-name="T53">(?)</text:span></text:p>
            </text:list-item>
          </text:list>
        </text:list-item>
      </text:list>
      <text:p text:style-name="P69"/>
      <text:p text:style-name="P76">Which kinds of potentials do exist?</text:p>
      <text:list xml:id="list9212307330714825493" text:style-name="L32">
        <text:list-item>
          <text:p text:style-name="P231">Empirical potentials</text:p>
        </text:list-item>
        <text:list-item>
          <text:p text:style-name="P231">Semi-empirical potentials</text:p>
        </text:list-item>
        <text:list-item>
          <text:p text:style-name="P243"><text:span text:style-name="T15">potentials derived only with QM (</text:span><text:span text:style-name="T22">ab initio </text:span><text:span text:style-name="T23">methods)</text:span></text:p>
        </text:list-item>
      </text:list>
      <text:list xml:id="list122410073836995" text:continue-list="list7899663403896684646" text:style-name="L31">
        <text:list-item>
          <text:list>
            <text:list-header>
              <text:p text:style-name="P226"><text:s/></text:p>
            </text:list-header>
          </text:list>
        </text:list-item>
      </text:list>
      <text:p text:style-name="P75">What are empirical potential functions?</text:p>
      <text:list xml:id="list486494848607200893" text:style-name="L33">
        <text:list-item>
          <text:p text:style-name="P227">Assume a functional form and fit the parameters of the function to experimental data</text:p>
        </text:list-item>
      </text:list>
      <text:p text:style-name="P75"/>
      <text:p text:style-name="P75">What are examples for empirical potential functions?</text:p>
      <text:list xml:id="list4286791307761495335" text:style-name="L34">
        <text:list-item>
          <text:p text:style-name="P228">Lennard-Jones</text:p>
        </text:list-item>
        <text:list-item>
          <text:p text:style-name="P228">Morse</text:p>
        </text:list-item>
        <text:list-item>
          <text:p text:style-name="P228"><text:soft-page-break/>Born-Mayer</text:p>
        </text:list-item>
      </text:list>
      <text:p text:style-name="P75"/>
      <text:p text:style-name="P75">What are semi-empirical potentials?</text:p>
      <text:list xml:id="list5544657975917687986" text:style-name="L35">
        <text:list-item>
          <text:p text:style-name="P229">At first the wave function for the fixed (initial) system is calculated with QM </text:p>
        </text:list-item>
        <text:list-item>
          <text:p text:style-name="P229">some simplifications are made and experimental data replaces some parameters</text:p>
        </text:list-item>
      </text:list>
      <text:p text:style-name="P75"/>
      <text:p text:style-name="P75">What are examples for semi-empirical potentials?</text:p>
      <text:list xml:id="list4164717367384725308" text:style-name="L36">
        <text:list-item>
          <text:p text:style-name="P230">Embedded Atom Method</text:p>
        </text:list-item>
        <text:list-item>
          <text:p text:style-name="P230">Glue Model (by Ercolessi et al.)</text:p>
        </text:list-item>
        <text:list-item>
          <text:p text:style-name="P230">bond order potentials (by Tersoff and Brenner)</text:p>
        </text:list-item>
      </text:list>
      <text:p text:style-name="P75"/>
      <text:p text:style-name="P77">Which kinds of methods exist except for (semi-)empirical potential methods?</text:p>
      <text:list xml:id="list4820708666910685858" text:style-name="L37">
        <text:list-item>
          <text:p text:style-name="P244"><text:span text:style-name="T15">Ab initio </text:span><text:span text:style-name="T23">simulations</text:span></text:p>
          <text:list>
            <text:list-item>
              <text:p text:style-name="P232">the electronic forces are directly (and only) calculated by QM</text:p>
            </text:list-item>
            <text:list-item>
              <text:p text:style-name="P232">e.g. Car-Parinello method</text:p>
            </text:list-item>
          </text:list>
        </text:list-item>
      </text:list>
      <text:p text:style-name="P78"/>
      <text:p text:style-name="P78">How would you choose an atomic potential? What does the choice affect?</text:p>
      <text:list xml:id="list4563977510394468394" text:style-name="L38">
        <text:list-item>
          <text:p text:style-name="P233">Type of bond model (metallic, covalent, etc.)</text:p>
        </text:list-item>
        <text:list-item>
          <text:p text:style-name="P233">desired accuracy</text:p>
        </text:list-item>
        <text:list-item>
          <text:p text:style-name="P233">the requirement of universality:</text:p>
          <text:list>
            <text:list-item>
              <text:p text:style-name="P233">how well does the model describe different kinds of bonds in the system?</text:p>
            </text:list-item>
          </text:list>
        </text:list-item>
        <text:list-item>
          <text:p text:style-name="P233">System size and system time</text:p>
        </text:list-item>
        <text:list-item>
          <text:p text:style-name="P233">computer resources</text:p>
        </text:list-item>
      </text:list>
      <text:p text:style-name="P78"/>
      <text:p text:style-name="P78">What is the simplest ansatz for potentials and which variations do exist?</text:p>
      <text:list xml:id="list5914746599425216001" text:style-name="L39">
        <text:list-item>
          <text:p text:style-name="P234">Pair potentials</text:p>
          <text:list>
            <text:list-item>
              <text:p text:style-name="P234">hard core</text:p>
            </text:list-item>
            <text:list-item>
              <text:p text:style-name="P245"><text:span text:style-name="T23">semi-harmonic<text:tab/><text:tab/></text:span><text:span text:style-name="T25">(Bilder)</text:span></text:p>
            </text:list-item>
            <text:list-item>
              <text:p text:style-name="P234">soft core</text:p>
            </text:list-item>
          </text:list>
        </text:list-item>
        <text:list-item>
          <text:p text:style-name="P222">ionic interaction can be modelled pair-wise</text:p>
        </text:list-item>
        <text:list-item>
          <text:p text:style-name="P222">purely repelling interactions</text:p>
        </text:list-item>
      </text:list>
      <text:p text:style-name="P70"/>
      <text:p text:style-name="P79"/>
      <text:p text:style-name="P79"/>
      <text:p text:style-name="P79"/>
      <text:p text:style-name="P79"><text:soft-page-break/>How does the Lennard-Jones-potential look like?</text:p>
      <text:p text:style-name="P80"><draw:frame draw:style-name="fr1" draw:name="Object5" text:anchor-type="as-char" svg:y="-0.665cm" svg:width="4.568cm" svg:height="1.095cm" draw:z-index="4"><draw:object xlink:href="./Object 5" xlink:type="simple" xlink:show="embed" xlink:actuate="onLoad"/><draw:image xlink:href="./ObjectReplacements/Object 5" xlink:type="simple" xlink:show="embed" xlink:actuate="onLoad"/></draw:frame></text:p>
      <text:list xml:id="list8374311644249580427" text:style-name="L40">
        <text:list-item>
          <text:p text:style-name="P235">r : distance between particles (usually with cut-off)</text:p>
        </text:list-item>
        <text:list-item>
          <text:p text:style-name="P224"><text:span text:style-name="T28">σ</text:span><text:span text:style-name="T41"> : defines a length scale</text:span></text:p>
        </text:list-item>
        <text:list-item>
          <text:p text:style-name="P224"><text:span text:style-name="T28">ε</text:span><text:span text:style-name="T41"> : parameter for strength of interactions</text:span></text:p>
        </text:list-item>
      </text:list>
      <text:p text:style-name="P72"/>
      <text:p text:style-name="P79">Explain the course of the L-J-potential:</text:p>
      <text:list xml:id="list298466410132586972" text:style-name="L41">
        <text:list-item>
          <text:p text:style-name="P246"><text:span text:style-name="T23">repelling forces at very close distance </text:span><text:span text:style-name="T24">(overlap of wave functions)</text:span></text:p>
        </text:list-item>
        <text:list-item>
          <text:p text:style-name="P236">attracting forces at far distances</text:p>
        </text:list-item>
        <text:list-item>
          <text:p text:style-name="P246"><text:span text:style-name="T23">inbetween a </text:span><text:span text:style-name="T24">equilibrium distance</text:span></text:p>
        </text:list-item>
      </text:list>
      <text:p text:style-name="P81"/>
      <text:p text:style-name="P82"><text:tab/>Where do the attractive forces come from?</text:p>
      <text:list xml:id="list5479515704129960776" text:style-name="L42">
        <text:list-item>
          <text:p text:style-name="P223">For example: dipole interactions (hydrogen bonds, Van-der-Waals bonds)</text:p>
        </text:list-item>
        <text:list-item>
          <text:p text:style-name="P237">this goes with the 6th power of r reversed</text:p>
          <text:p text:style-name="P238"><draw:frame draw:style-name="fr1" draw:name="Object6" text:anchor-type="as-char" svg:y="-0.674cm" svg:width="2.566cm" svg:height="1.168cm" draw:z-index="5"><draw:object xlink:href="./Object 6" xlink:type="simple" xlink:show="embed" xlink:actuate="onLoad"/><draw:image xlink:href="./ObjectReplacements/Object 6" xlink:type="simple" xlink:show="embed" xlink:actuate="onLoad"/></draw:frame></text:p>
        </text:list-item>
      </text:list>
      <text:p text:style-name="P71"/>
      <text:p text:style-name="P83">What about the parameters <text:span text:style-name="T26">ε</text:span><text:span text:style-name="T37"> and </text:span><text:span text:style-name="T26">σ in the Lennard-Jones-Potential?</text:span></text:p>
      <text:list xml:id="list1706469660414941631" text:style-name="L43">
        <text:list-item>
          <text:p text:style-name="P239"><text:span text:style-name="T26">ε </text:span><text:span text:style-name="T29">is the energy at the equilibrium position</text:span></text:p>
        </text:list-item>
        <text:list-item>
          <text:p text:style-name="P247">σ is the position of the equilibrium (=distance)</text:p>
        </text:list-item>
        <text:list-item>
          <text:p text:style-name="P240"><text:span text:style-name="T26">so, </text:span><text:span text:style-name="T30">ε </text:span><text:span text:style-name="T26">defines the energy unit, and σ defines the length unit </text:span></text:p>
        </text:list-item>
      </text:list>
      <text:p text:style-name="P85"/>
      <text:p text:style-name="P85">How can you calculate the force acting on a particle form the potential it feels?</text:p>
      <text:list xml:id="list5689192964319720775" text:style-name="L44">
        <text:list-header>
          <text:p text:style-name="P248"><draw:frame draw:style-name="fr1" draw:name="Object7" text:anchor-type="as-char" svg:y="-0.619cm" svg:width="2.685cm" svg:height="0.998cm" draw:z-index="6"><draw:object xlink:href="./Object 7" xlink:type="simple" xlink:show="embed" xlink:actuate="onLoad"/><draw:image xlink:href="./ObjectReplacements/Object 7" xlink:type="simple" xlink:show="embed" xlink:actuate="onLoad"/></draw:frame></text:p>
        </text:list-header>
      </text:list>
      <text:p text:style-name="P85"/>
      <text:p text:style-name="P84"><text:span text:style-name="T26">How can one define a temperature unit with </text:span><text:span text:style-name="T30">ε?</text:span></text:p>
      <text:list xml:id="list9158056938980294350" text:style-name="L45">
        <text:list-item>
          <text:p text:style-name="P241"><text:span text:style-name="T30">T</text:span><text:span text:style-name="T26">he unit of temperature is <text:s/></text:span><text:span text:style-name="T30">ε/</text:span><text:span text:style-name="T26">k</text:span><text:span text:style-name="T43">b</text:span><text:span text:style-name="T50"> </text:span></text:p>
        </text:list-item>
      </text:list>
      <text:p text:style-name="P86"/>
      <text:p text:style-name="P87">How is the potential defined after the cut-off and why do we need a cut-off?</text:p>
      <text:list xml:id="list8215768864234995563" text:style-name="L46">
        <text:list-item>
          <text:p text:style-name="P249">The potential is zero ( U(r&gt;rc) = 0 )</text:p>
        </text:list-item>
        <text:list-item>
          <text:p text:style-name="P249">It reduces the computational costs</text:p>
        </text:list-item>
      </text:list>
      <text:p text:style-name="P87"/>
      <text:p text:style-name="P73">How can one increase the computational stability of the simulation with potentials?</text:p>
      <text:list xml:id="list5241231010321927908" text:style-name="L47">
        <text:list-item>
          <text:p text:style-name="P250">Scale the units into a dimensionless system</text:p>
        </text:list-item>
      </text:list>
      <text:p text:style-name="P88"><text:soft-page-break/></text:p>
      <text:p text:style-name="P88">How is dimensionless scaling done?</text:p>
      <text:list xml:id="list1270905840626858224" text:style-name="L48">
        <text:list-item>
          <text:p text:style-name="P251">Set the energy, the mass and the size units to 1 (without unit)</text:p>
        </text:list-item>
        <text:list-item>
          <text:p text:style-name="P251">derive from this units all other units</text:p>
          <text:list>
            <text:list-item>
              <text:p text:style-name="P251">e.g. energy</text:p>
              <text:p text:style-name="P252"><draw:frame draw:style-name="fr1" draw:name="Object8" text:anchor-type="as-char" svg:y="-0.377cm" svg:width="1.939cm" svg:height="0.531cm" draw:z-index="7"><draw:object xlink:href="./Object 8" xlink:type="simple" xlink:show="embed" xlink:actuate="onLoad"/><draw:image xlink:href="./ObjectReplacements/Object 8" xlink:type="simple" xlink:show="embed" xlink:actuate="onLoad"/></draw:frame></text:p>
            </text:list-item>
            <text:list-item>
              <text:p text:style-name="P251">or force</text:p>
              <text:p text:style-name="P252"><draw:frame draw:style-name="fr1" draw:name="Object9" text:anchor-type="as-char" svg:y="-0.377cm" svg:width="2.275cm" svg:height="0.531cm" draw:z-index="8"><draw:object xlink:href="./Object 9" xlink:type="simple" xlink:show="embed" xlink:actuate="onLoad"/><draw:image xlink:href="./ObjectReplacements/Object 9" xlink:type="simple" xlink:show="embed" xlink:actuate="onLoad"/></draw:frame></text:p>
            </text:list-item>
          </text:list>
        </text:list-item>
      </text:list>
      <text:p text:style-name="P87"/>
      <text:p text:style-name="P94"><text:span text:style-name="T55">W</text:span><text:span text:style-name="T54">h</text:span><text:span text:style-name="T56">ich side effects does dimensionless scaling have?</text:span></text:p>
      <text:list xml:id="list3280458108434722259" text:style-name="L49">
        <text:list-item>
          <text:p text:style-name="P253">The parameters σ and ε are set to unity so that they cannot be fitted anymore to materials</text:p>
        </text:list-item>
        <text:list-item>
          <text:p text:style-name="P253">all different L-J-potentials collapse into one dimensionless potential curve </text:p>
          <text:p text:style-name="P254"><draw:frame draw:style-name="fr1" draw:name="Object10" text:anchor-type="as-char" svg:y="-0.674cm" svg:width="3.478cm" svg:height="1.168cm" draw:z-index="9"><draw:object xlink:href="./Object 10" xlink:type="simple" xlink:show="embed" xlink:actuate="onLoad"/><draw:image xlink:href="./ObjectReplacements/Object 10" xlink:type="simple" xlink:show="embed" xlink:actuate="onLoad"/></draw:frame></text:p>
        </text:list-item>
      </text:list>
      <text:p text:style-name="P89"/>
      <text:p text:style-name="P90">What is the main step in an MD simulation?</text:p>
      <text:list xml:id="list2274091746247469026" text:style-name="L50">
        <text:list-item>
          <text:p text:style-name="P255">The time integration of F = ma</text:p>
        </text:list-item>
      </text:list>
      <text:p text:style-name="P90"/>
      <text:p text:style-name="P90">Which time integration schemes do exist?</text:p>
      <text:list xml:id="list7046123872669876962" text:style-name="L51">
        <text:list-item>
          <text:p text:style-name="P256">Explicit Forward Euler </text:p>
        </text:list-item>
        <text:list-item>
          <text:p text:style-name="P256">Implicit Euler</text:p>
        </text:list-item>
        <text:list-item>
          <text:p text:style-name="P257">Runge-Kutta-Methods</text:p>
        </text:list-item>
        <text:list-item>
          <text:p text:style-name="P258">Taylor series expansion</text:p>
        </text:list-item>
        <text:list-item>
          <text:p text:style-name="P258">Verlet-Algorithm</text:p>
          <text:list>
            <text:list-item>
              <text:p text:style-name="P258">„Leapfrog“-Algorithm / Velocity-Verlet-Algorithm</text:p>
            </text:list-item>
          </text:list>
        </text:list-item>
      </text:list>
      <text:p text:style-name="P90"/>
      <text:p text:style-name="P74">How do explicit and implicit Euler integration work?</text:p>
      <text:p text:style-name="P90"/>
      <text:p text:style-name="P90">What are the advantages of the explicit Euler scheme?</text:p>
      <text:list xml:id="list5626035880891933372" text:style-name="L52">
        <text:list-item>
          <text:p text:style-name="P261">Less information of the system is needed</text:p>
        </text:list-item>
        <text:list-item>
          <text:p text:style-name="P261">faster</text:p>
        </text:list-item>
        <text:list-item>
          <text:p text:style-name="P261">(it just takes the slope of the foregoing step)</text:p>
        </text:list-item>
      </text:list>
      <text:p text:style-name="P92"/>
      <text:p text:style-name="P92">What are the advantages of implicit Euler integration?</text:p>
      <text:list xml:id="list2703990307267208871" text:style-name="L53">
        <text:list-item>
          <text:p text:style-name="P262"><text:soft-page-break/>Higher accuracy</text:p>
        </text:list-item>
        <text:list-item>
          <text:p text:style-name="P262">(takes time points before and after the desired time point into account)</text:p>
        </text:list-item>
        <text:list-item>
          <text:p text:style-name="P262">higher stability at longer time steps</text:p>
        </text:list-item>
      </text:list>
      <text:p text:style-name="P92"/>
      <text:p text:style-name="P91">Why does explicit Euler time integration not work for MD?</text:p>
      <text:list xml:id="list3559421931010772593" text:style-name="L54">
        <text:list-item>
          <text:p text:style-name="P259">Because the scheme is not reversible, and therefore not stable</text:p>
        </text:list-item>
      </text:list>
      <text:p text:style-name="P91"/>
      <text:p text:style-name="P91">What needs to be considered by setting the time step for MD?</text:p>
      <text:list xml:id="list5340602802049245732" text:style-name="L55">
        <text:list-item>
          <text:p text:style-name="P260">It must not be too big, otherwise the thermal movement of the atoms is not being resolved</text:p>
        </text:list-item>
        <text:list-item>
          <text:p text:style-name="P260">smaller time steps for:</text:p>
          <text:list>
            <text:list-item>
              <text:p text:style-name="P260">lighetr atoms</text:p>
            </text:list-item>
            <text:list-item>
              <text:p text:style-name="P260">higher temperatures</text:p>
            </text:list-item>
            <text:list-item>
              <text:p text:style-name="P260">stiffer bondings</text:p>
            </text:list-item>
          </text:list>
        </text:list-item>
        <text:list-item>
          <text:p text:style-name="P260">in crystalls the time step should be around 1/10 to 1/100 smaller than the characteristic vibration frequency</text:p>
        </text:list-item>
      </text:list>
      <text:p text:style-name="P91"/>
      <text:p text:style-name="P93">What needs to be done at the postprocessing step of the MD simulation?</text:p>
      <text:list xml:id="list3508168710247679271" text:style-name="L56">
        <text:list-item>
          <text:p text:style-name="P263">Strain and stress (which is really hard)</text:p>
        </text:list-item>
        <text:list-item>
          <text:p text:style-name="P263">structural analysis (defects, etc.)</text:p>
        </text:list-item>
      </text:list>
      <text:p text:style-name="P93"/>
      <text:p text:style-name="P93"/>
      <text:h text:style-name="P267" text:outline-level="1">Finite Volume Method</text:h>
      <text:p text:style-name="P32">What is the FVE?</text:p>
      <text:list xml:id="list8328452671809699251" text:style-name="L57">
        <text:list-item>
          <text:p text:style-name="P109">A numerical method for solving partial differnential equaitons (PDE) </text:p>
        </text:list-item>
      </text:list>
      <text:p text:style-name="P32"/>
      <text:p text:style-name="P32">Of which terms does the PDE for field quantity consist?</text:p>
      <text:list xml:id="list8660775640514173903" text:style-name="L58">
        <text:list-item>
          <text:p text:style-name="P110">Transient term</text:p>
        </text:list-item>
        <text:list-item>
          <text:p text:style-name="P111">convection term </text:p>
        </text:list-item>
        <text:list-item>
          <text:p text:style-name="P111">diffusion term</text:p>
        </text:list-item>
        <text:list-item>
          <text:p text:style-name="P111">source (sink) term</text:p>
        </text:list-item>
      </text:list>
      <text:p text:style-name="P33"/>
      <text:p text:style-name="P33">How do the different terms look like?</text:p>
      <text:list xml:id="list1520275991844350221" text:style-name="L59">
        <text:list-item>
          <text:p text:style-name="P112">Transient</text:p>
          <text:p text:style-name="P113"><draw:frame draw:style-name="fr1" draw:name="Object11" text:anchor-type="as-char" svg:y="-0.66cm" svg:width="1.362cm" svg:height="1.037cm" draw:z-index="10"><draw:object xlink:href="./Object 11" xlink:type="simple" xlink:show="embed" xlink:actuate="onLoad"/><draw:image xlink:href="./ObjectReplacements/Object 11" xlink:type="simple" xlink:show="embed" xlink:actuate="onLoad"/></draw:frame></text:p>
        </text:list-item>
        <text:list-item>
          <text:p text:style-name="P112">convection</text:p>
          <text:p text:style-name="P113"><draw:frame draw:style-name="fr1" draw:name="Object12" text:anchor-type="as-char" svg:y="-0.386cm" svg:width="1.893cm" svg:height="0.506cm" draw:z-index="11"><draw:object xlink:href="./Object 12" xlink:type="simple" xlink:show="embed" xlink:actuate="onLoad"/><draw:image xlink:href="./ObjectReplacements/Object 12" xlink:type="simple" xlink:show="embed" xlink:actuate="onLoad"/></draw:frame></text:p>
        </text:list-item>
        <text:list-item>
          <text:p text:style-name="P112">diffusion</text:p>
          <text:p text:style-name="P113"><draw:frame draw:style-name="fr1" draw:name="Object13" text:anchor-type="as-char" svg:y="-0.46cm" svg:width="2.462cm" svg:height="0.609cm" draw:z-index="12"><draw:object xlink:href="./Object 13" xlink:type="simple" xlink:show="embed" xlink:actuate="onLoad"/><draw:image xlink:href="./ObjectReplacements/Object 13" xlink:type="simple" xlink:show="embed" xlink:actuate="onLoad"/></draw:frame></text:p>
        </text:list-item>
        <text:list-item>
          <text:p text:style-name="P112">source (sink)</text:p>
          <text:p text:style-name="P113"><draw:frame draw:style-name="fr1" draw:name="Object14" text:anchor-type="as-char" svg:y="-0.377cm" svg:width="0.443cm" svg:height="0.467cm" draw:z-index="13"><draw:object xlink:href="./Object 14" xlink:type="simple" xlink:show="embed" xlink:actuate="onLoad"/><draw:image xlink:href="./ObjectReplacements/Object 14" xlink:type="simple" xlink:show="embed" xlink:actuate="onLoad"/></draw:frame></text:p>
        </text:list-item>
        <text:list-item>
          <text:p text:style-name="P114">u, <text:span text:style-name="T26">ρ, Γ and m are coefficients that must be put in by the user</text:span></text:p>
        </text:list-item>
        <text:list-item>
          <text:p text:style-name="P174">φ is the variable we want to solve</text:p>
        </text:list-item>
      </text:list>
      <text:p text:style-name="P43"/>
      <text:p text:style-name="P43">How does the spacial discretization scheme of the FVM look like?</text:p>
      <text:list xml:id="list951940950261358500" text:style-name="L60">
        <text:list-item>
          <text:p text:style-name="P115"><text:span text:style-name="T26">Integration points are in the middle of the domain</text:span><text:span text:style-name="T31">s</text:span><text:span text:style-name="T26"> and at the face centers</text:span></text:p>
        </text:list-item>
        <text:list-item>
          <text:p text:style-name="P175">furthermore, two reference systems are being set up</text:p>
          <text:list>
            <text:list-item>
              <text:p text:style-name="P175">global reference system</text:p>
            </text:list-item>
            <text:list-item>
              <text:p text:style-name="P175">local reference system</text:p>
            </text:list-item>
          </text:list>
        </text:list-item>
      </text:list>
      <text:p text:style-name="P44"/>
      <text:p text:style-name="P44"><text:tab/>Why does one need two reference systems?</text:p>
      <text:list xml:id="list2175077886934955364" text:style-name="L61">
        <text:list-item>
          <text:p text:style-name="P176">The local one for the discretization of the equation</text:p>
        </text:list-item>
        <text:list-item>
          <text:p text:style-name="P176">the globlal one for repeating the discretization on all the nodes and assemble them in a global form</text:p>
        </text:list-item>
      </text:list>
      <text:p text:style-name="P44"/>
      <text:p text:style-name="P45">How are the different terms discretized?</text:p>
      <text:list xml:id="list1433993240545075895" text:style-name="L62">
        <text:list-item>
          <text:p text:style-name="P178">Transient: <text:tab/><text:tab/>- finite difference scheme</text:p>
        </text:list-item>
        <text:list-item>
          <text:p text:style-name="P178">convection: <text:tab/><text:tab/>- divergence theorem<text:tab/>--&gt; integral to finite sum</text:p>
        </text:list-item>
        <text:list-item>
          <text:p text:style-name="P178">diffusion:<text:tab/><text:tab/>- divergence theorem<text:tab/>--&gt; integral to finite sum</text:p>
        </text:list-item>
        <text:list-item>
          <text:p text:style-name="P178">source / sink: <text:tab/>- from infinte integral to finite sum </text:p>
        </text:list-item>
      </text:list>
      <text:p text:style-name="P44"/>
      <text:p text:style-name="P44">How are the values at the face center points approximated?</text:p>
      <text:list xml:id="list1700814110660624334" text:style-name="L63">
        <text:list-item>
          <text:p text:style-name="P177">Through a finite difference scheme (the average of the two neighbouring volume centers) </text:p>
        </text:list-item>
        <text:list-item>
          <text:p text:style-name="P179"><text:soft-page-break/>usually the weighting of each of the both volume centers goes half to half but one can also change the ratio of the weighting, i.e. weight one of the volume centers more than the other one</text:p>
        </text:list-item>
      </text:list>
      <text:p text:style-name="P44"/>
      <text:p text:style-name="P44"/>
      <text:p text:style-name="P46">How does the global assembly in the FVM look like?</text:p>
      <text:list xml:id="list4572039064768688806" text:style-name="L64">
        <text:list-item>
          <text:p text:style-name="P180">Basically like in the FEM/FDM: assembly of discretized equations</text:p>
        </text:list-item>
        <text:list-item>
          <text:p text:style-name="P180">Aφ = b</text:p>
          <text:list>
            <text:list-item>
              <text:p text:style-name="P180">A: adjacency matrix</text:p>
            </text:list-item>
            <text:list-item>
              <text:p text:style-name="P180">φ: variable to solve for</text:p>
            </text:list-item>
            <text:list-item>
              <text:p text:style-name="P180">b: boundary conditions</text:p>
            </text:list-item>
          </text:list>
        </text:list-item>
      </text:list>
      <text:p text:style-name="P46"/>
      <text:p text:style-name="P46"/>
      <text:h text:style-name="P268" text:outline-level="1">Amorphous Plasticity</text:h>
      <text:h text:style-name="P269" text:outline-level="3">Shear Bands and Shear Transformations</text:h>
      <text:p text:style-name="P25">For which kind of materials simulations of amorphous plasticity can be applied?</text:p>
      <text:list xml:id="list5273779441318219072" text:style-name="L65">
        <text:list-item>
          <text:p text:style-name="P116">Glasses</text:p>
        </text:list-item>
        <text:list-item>
          <text:p text:style-name="P116"><text:span text:style-name="T33">Bulk metallic </text:span><text:span text:style-name="T32">glasses</text:span></text:p>
        </text:list-item>
      </text:list>
      <text:p text:style-name="P47"/>
      <text:p text:style-name="P47">What are bulk metallic glasses?</text:p>
      <text:list xml:id="list3104597343087506844" text:style-name="L66">
        <text:list-item>
          <text:p text:style-name="P181">Glasses made out of metallic elements only</text:p>
        </text:list-item>
      </text:list>
      <text:p text:style-name="P47"/>
      <text:p text:style-name="P47">What is special about glass?</text:p>
      <text:list xml:id="list5872579237011090998" text:style-name="L67">
        <text:list-item>
          <text:p text:style-name="P182">Disordered structure</text:p>
        </text:list-item>
        <text:list-item>
          <text:p text:style-name="P117"><text:span text:style-name="T32">dislocations do </text:span><text:span text:style-name="T36">not</text:span><text:span text:style-name="T32"> exist</text:span></text:p>
        </text:list-item>
        <text:list-item>
          <text:p text:style-name="P182">crystal plasticity is not applicable</text:p>
        </text:list-item>
      </text:list>
      <text:p text:style-name="P47"/>
      <text:p text:style-name="P47">How does plastic deformations in bulk metallic glasses (BMG) look like?</text:p>
      <text:list xml:id="list1294824376033223513" text:style-name="L68">
        <text:list-item>
          <text:p text:style-name="P118"><text:span text:style-name="T32">It deforms through building shear bands (= strain patterns with 45° orientation w.r.t. the applied shear stress</text:span><text:span text:style-name="T35">)</text:span></text:p>
        </text:list-item>
      </text:list>
      <text:p text:style-name="P47"/>
      <text:p text:style-name="P47">How are individual plastic events called?</text:p>
      <text:list xml:id="list8906734205336023012" text:style-name="L69">
        <text:list-item>
          <text:p text:style-name="P183">Shear transformations (ST)</text:p>
        </text:list-item>
      </text:list>
      <text:p text:style-name="P47"/>
      <text:p text:style-name="P47"><text:tab/>What are properties of shear transformations?</text:p>
      <text:list xml:id="list6522689210440444381" text:style-name="L70">
        <text:list-item>
          <text:p text:style-name="P184">Local rearrangement of atoms</text:p>
        </text:list-item>
        <text:list-item>
          <text:p text:style-name="P184">triggered by shear stress</text:p>
        </text:list-item>
        <text:list-item>
          <text:p text:style-name="P184">not well defined volume nor shape</text:p>
        </text:list-item>
        <text:list-item>
          <text:p text:style-name="P185">their elastic interaction leads to formation of shear bands</text:p>
        </text:list-item>
      </text:list>
      <text:p text:style-name="P48"/>
      <text:p text:style-name="P26"><text:span text:style-name="T32">How can an </text:span><text:span text:style-name="T35">shear transformation</text:span><text:span text:style-name="T32"> be represented in a material?</text:span></text:p>
      <text:list xml:id="list7410486878453047795" text:style-name="L71">
        <text:list-item>
          <text:p text:style-name="P186">Through an inclusion, which is undergoing a shear deformation</text:p>
        </text:list-item>
      </text:list>
      <text:p text:style-name="P48"/>
      <text:p text:style-name="P48"><text:tab/>How can one find the stress field of such an inclusion?</text:p>
      <text:list xml:id="list6402877374353496626" text:style-name="L72">
        <text:list-item>
          <text:p text:style-name="P187">By solving the equations of elasticity</text:p>
        </text:list-item>
        <text:list-item>
          <text:p text:style-name="P119"><text:span text:style-name="T32">elastic equation + infinitesimally small deformations --&gt; Green‘s function</text:span><text:span text:style-name="T32"><draw:frame draw:style-name="fr1" draw:name="Object15" text:anchor-type="as-char" svg:y="-0.446cm" svg:width="2.118cm" svg:height="0.538cm" draw:z-index="14"><draw:object xlink:href="./Object 15" xlink:type="simple" xlink:show="embed" xlink:actuate="onLoad"/><draw:image xlink:href="./ObjectReplacements/Object 15" xlink:type="simple" xlink:show="embed" xlink:actuate="onLoad"/></draw:frame></text:span><text:span text:style-name="T32"><text:tab/>+<text:tab/></text:span><text:span text:style-name="T32"><draw:frame draw:style-name="fr1" draw:name="Object16" text:anchor-type="as-char" svg:y="-0.446cm" svg:width="1.593cm" svg:height="0.568cm" draw:z-index="15"><draw:object xlink:href="./Object 16" xlink:type="simple" xlink:show="embed" xlink:actuate="onLoad"/><draw:image xlink:href="./ObjectReplacements/Object 16" xlink:type="simple" xlink:show="embed" xlink:actuate="onLoad"/></draw:frame></text:span><text:span text:style-name="T32"><text:tab/></text:span><text:span text:style-name="T34">--&gt; </text:span><text:span text:style-name="T34"><draw:frame draw:style-name="fr1" draw:name="Object17" text:anchor-type="as-char" svg:y="-0.66cm" svg:width="4.987cm" svg:height="1.097cm" draw:z-index="16"><draw:object xlink:href="./Object 17" xlink:type="simple" xlink:show="embed" xlink:actuate="onLoad"/><draw:image xlink:href="./ObjectReplacements/Object 17" xlink:type="simple" xlink:show="embed" xlink:actuate="onLoad"/></draw:frame></text:span></text:p>
        </text:list-item>
        <text:list-item>
          <text:p text:style-name="P188">the stress associated with an plastic event in a BMG can be represented with that function</text:p>
        </text:list-item>
      </text:list>
      <text:p text:style-name="P49"/>
      <text:p text:style-name="P49">What are the assumptions for using Green‘s functions as a solution for the stress of an ST?</text:p>
      <text:list xml:id="list3511997849350145339" text:style-name="L73">
        <text:list-item>
          <text:p text:style-name="P189">Isotropic homogeneous material</text:p>
        </text:list-item>
        <text:list-item>
          <text:p text:style-name="P192">Infinte system size</text:p>
        </text:list-item>
        <text:list-item>
          <text:p text:style-name="P189">Only shear component of stress</text:p>
        </text:list-item>
      </text:list>
      <text:p text:style-name="P27"><text:soft-page-break/><text:span text:style-name="T32">What are the problems with Green‘s functions as solutions </text:span><text:span text:style-name="T35">for the stress field of inclusions</text:span><text:span text:style-name="T32">?</text:span></text:p>
      <text:list xml:id="list7212296365746157610" text:style-name="L74">
        <text:list-item>
          <text:p text:style-name="P190">It requires an infinite system size</text:p>
          <text:list>
            <text:list-item>
              <text:p text:style-name="P190">one cannot simulate infinte system sizes</text:p>
            </text:list-item>
            <text:list-item>
              <text:p text:style-name="P120"><text:span text:style-name="T32">so one is forced to use periodic BC</text:span><text:span text:style-name="T35">s </text:span></text:p>
            </text:list-item>
          </text:list>
        </text:list-item>
        <text:list-item>
          <text:p text:style-name="P191">it leads to singularities at the position of the inclusion</text:p>
          <text:list>
            <text:list-item>
              <text:p text:style-name="P191">replace the inclusion with the smallest possible dislocation loop (i.e. 4 dislocations, each rotated by 90°)</text:p>
            </text:list-item>
            <text:list-item>
              <text:p text:style-name="P120"><text:span text:style-name="T35">the stress field is exactly</text:span><text:span text:style-name="T32"> </text:span><text:span text:style-name="T35">the same far away from it</text:span></text:p>
            </text:list-item>
          </text:list>
        </text:list-item>
      </text:list>
      <text:p text:style-name="P50"/>
      <text:h text:style-name="P269" text:outline-level="3">Model of Plasticity</text:h>
      <text:p text:style-name="P28">In which fields is the material discretized <text:span text:style-name="T60">in an amorphous plasticity simulation?</text:span></text:p>
      <text:list xml:id="list1352028798868938576" text:style-name="L75">
        <text:list-item>
          <text:p text:style-name="P121">Shear stress</text:p>
        </text:list-item>
        <text:list-item>
          <text:p text:style-name="P121">plastic strain</text:p>
        </text:list-item>
        <text:list-item>
          <text:p text:style-name="P121">energy barrier</text:p>
        </text:list-item>
      </text:list>
      <text:p text:style-name="P29"/>
      <text:p text:style-name="P29">How is the discretized energy barrier set up in an amorphous plasticity simulation?</text:p>
      <text:list xml:id="list4241476808813332016" text:style-name="L76">
        <text:list-item>
          <text:p text:style-name="P122">Random to each site to represent amorphous structure</text:p>
        </text:list-item>
      </text:list>
      <text:p text:style-name="P29"/>
      <text:p text:style-name="P29">How are the plastic strain and the shear stress discretized in an amorphous plasticity simulation?</text:p>
      <text:list xml:id="list1404797124942323059" text:style-name="L77">
        <text:list-item>
          <text:p text:style-name="P123">At a point where an shear transformation happens, a unit is added to the plastic strain matrix</text:p>
        </text:list-item>
        <text:list-item>
          <text:p text:style-name="P123">then, the shear stress is updated with the stress of the shear transformation <text:span text:style-name="T59">(Bilder)</text:span></text:p>
        </text:list-item>
      </text:list>
      <text:p text:style-name="P34"/>
      <text:p text:style-name="P34">How is chosen when and where a plastic event (= shear transformation) happens?</text:p>
      <text:list xml:id="list7400324061298922570" text:style-name="L78">
        <text:list-item>
          <text:p text:style-name="P134">By the Kinetic Monte Carlo (KMC) Method</text:p>
        </text:list-item>
      </text:list>
      <text:p text:style-name="P34"/>
      <text:p text:style-name="P34"><text:tab/>Why do we use the KMC Method?</text:p>
      <text:list xml:id="list1051352126227834659" text:style-name="L79">
        <text:list-item>
          <text:p text:style-name="P124">States are defined in terms of energy </text:p>
          <text:list>
            <text:list-item>
              <text:list>
                <text:list-item>
                  <text:list>
                    <text:list-item>
                      <text:list>
                        <text:list-header>
                          <text:p text:style-name="P124">--&gt; no details about the atoms are needed!</text:p>
                        </text:list-header>
                      </text:list>
                    </text:list-item>
                  </text:list>
                </text:list-item>
              </text:list>
            </text:list-item>
          </text:list>
        </text:list-item>
        <text:list-item>
          <text:p text:style-name="P125">Remark: we only choose randomly where the event happens. Other things like amount of plastic deformation of the event are constant for us</text:p>
        </text:list-item>
      </text:list>
      <text:p text:style-name="P29"/>
      <text:p text:style-name="P29">How are the steps of the Kinetic Monte Carlo Method?</text:p>
      <text:list xml:id="list6991292382897721753" text:style-name="L80">
        <text:list-item>
          <text:p text:style-name="P193"><text:span text:style-name="T18">Calculate the rates for </text:span><text:span text:style-name="T19">all possible events</text:span></text:p>
        </text:list-item>
        <text:list-item>
          <text:p text:style-name="P194">Identify simulation units and truly independent parameters</text:p>
        </text:list-item>
        <text:list-item>
          <text:p text:style-name="P141">Calculate the probability of each event using the rates</text:p>
        </text:list-item>
        <text:list-item>
          <text:p text:style-name="P141">Choose an event using the probabilities</text:p>
        </text:list-item>
        <text:list-item>
          <text:p text:style-name="P142">Calculate the time that has passed since the <text:span text:style-name="T61">previous event till the chosen one</text:span></text:p>
        </text:list-item>
      </text:list>
      <text:p text:style-name="P29"/>
      <text:p text:style-name="P51">How is strain softening added to the simulation?</text:p>
      <text:list xml:id="list7831542962794532779" text:style-name="L81">
        <text:list-item>
          <text:p text:style-name="P196">Somehow add an exponential term which has the plastic strain as argument to the energy barrier</text:p>
        </text:list-item>
      </text:list>
      <text:p text:style-name="P49"/>
      <text:h text:style-name="P264" text:outline-level="1"><text:soft-page-break/>Discrete Element Method</text:h>
      <text:p text:style-name="P30">What is the Discrete Element Method?</text:p>
      <text:list xml:id="list8161866951351627731" text:style-name="L82">
        <text:list-item>
          <text:p text:style-name="P126">Class of discontiniuos modelling techniques, where the material is an assembly of interacting separate particles</text:p>
        </text:list-item>
      </text:list>
      <text:p text:style-name="P30"/>
      <text:p text:style-name="P30">What are the basic ideas of the Discrete Element Method?</text:p>
      <text:list xml:id="list4133361878361193712" text:style-name="L83">
        <text:list-item>
          <text:p text:style-name="P127">Calculate all the forces acting on a particle at each time step</text:p>
        </text:list-item>
        <text:list-item>
          <text:p text:style-name="P127">obtain through the equation of motion position, velocity and acceleration of the elements at the next time step</text:p>
        </text:list-item>
      </text:list>
      <text:p text:style-name="P30"/>
      <text:p text:style-name="P30">To which fields can the DEM be applied?</text:p>
      <text:list xml:id="list156033715812864427" text:style-name="L84">
        <text:list-item>
          <text:p text:style-name="P128">Powder metallurgy (ball mills)</text:p>
        </text:list-item>
        <text:list-item>
          <text:p text:style-name="P128">Agriculture</text:p>
        </text:list-item>
        <text:list-item>
          <text:p text:style-name="P128">pharmaceutical applications</text:p>
        </text:list-item>
        <text:list-item>
          <text:p text:style-name="P128">geotechnical studies (soil and earth crust as cohesive granular matter)</text:p>
        </text:list-item>
        <text:list-item>
          <text:p text:style-name="P128">chemical engineering</text:p>
        </text:list-item>
      </text:list>
      <text:p text:style-name="P30"/>
      <text:p text:style-name="P30"><text:tab/>Why is DEM in these cases better than the application of continuum models?</text:p>
      <text:list xml:id="list7079099760856263198" text:style-name="L85">
        <text:list-item>
          <text:p text:style-name="P129">Discontinious nature of granular materials</text:p>
        </text:list-item>
      </text:list>
      <text:p text:style-name="P30"/>
      <text:p text:style-name="P31">What are the steps in a DEM simulation?</text:p>
      <text:list xml:id="list3101837451627893456" text:style-name="L86">
        <text:list-item>
          <text:p text:style-name="P130">Initialize the elements</text:p>
        </text:list-item>
        <text:list-item>
          <text:p text:style-name="P130">make the neighbourhood list</text:p>
        </text:list-item>
        <text:list-item>
          <text:p text:style-name="P130">calculate the contact forces</text:p>
        </text:list-item>
        <text:list-item>
          <text:p text:style-name="P130">solve the equation of motion for all the particles</text:p>
        </text:list-item>
        <text:list-item>
          <text:p text:style-name="P130">update the particles position</text:p>
        </text:list-item>
        <text:list-item>
          <text:p text:style-name="P130">go back to point 2)</text:p>
        </text:list-item>
      </text:list>
      <text:p text:style-name="P31"/>
      <text:p text:style-name="P31">Which properties need to be defined for the initialization of the elements in a DEM simulation?</text:p>
      <text:list xml:id="list1470605606443694356" text:style-name="L87">
        <text:list-item>
          <text:p text:style-name="P131">Dimensions</text:p>
        </text:list-item>
        <text:list-item>
          <text:p text:style-name="P131">Shape</text:p>
        </text:list-item>
        <text:list-item>
          <text:p text:style-name="P131">Size</text:p>
        </text:list-item>
        <text:list-item>
          <text:p text:style-name="P131">Elastic Properties</text:p>
        </text:list-item>
        <text:list-item>
          <text:p text:style-name="P131">Friction, etc.</text:p>
        </text:list-item>
      </text:list>
      <text:p text:style-name="P31"/>
      <text:p text:style-name="P31">Which kind of particles are preffered for the DEM simulation and why?</text:p>
      <text:list xml:id="list5368382014784134772" text:style-name="L88">
        <text:list-item>
          <text:p text:style-name="P132">Spherical particles, since the contact detection and force calculation goes much faster</text:p>
        </text:list-item>
      </text:list>
      <text:p text:style-name="P31"/>
      <text:p text:style-name="P31">What is the disadvanatge of using spheres in a DEM simulation?</text:p>
      <text:list xml:id="list8469328634212743001" text:style-name="L89">
        <text:list-item>
          <text:p text:style-name="P133">They are often only an approximation</text:p>
        </text:list-item>
      </text:list>
      <text:p text:style-name="P56"/>
      <text:p text:style-name="P56">What are possible ways to generate particles for a DEM simulation?</text:p>
      <text:list xml:id="list3521337533141431201" text:style-name="L90">
        <text:list-item>
          <text:p text:style-name="P195">Delauney triangulation</text:p>
        </text:list-item>
        <text:list-item>
          <text:p text:style-name="P195"><text:soft-page-break/>Voronoi tesselation</text:p>
        </text:list-item>
      </text:list>
      <text:p text:style-name="P52"/>
      <text:p text:style-name="P53">How <text:span text:style-name="T62">is </text:span>the neighbourhood <text:span text:style-name="T62">search</text:span> in a DEM simulation <text:span text:style-name="T62">being optimized</text:span>?</text:p>
      <text:list xml:id="list5148703036719138630" text:style-name="L91">
        <text:list-item>
          <text:p text:style-name="P197">At first a rough and then a fine search</text:p>
        </text:list-item>
      </text:list>
      <text:p text:style-name="P54"/>
      <text:p text:style-name="P36">What are the two approaches concerning the hardness of particles in a DEM simulation?</text:p>
      <text:list xml:id="list5228181559321415994" text:style-name="L92">
        <text:list-item>
          <text:p text:style-name="P143">Undeformable hard particles</text:p>
        </text:list-item>
        <text:list-item>
          <text:p text:style-name="P143">Undeformable elements with overlapping</text:p>
        </text:list-item>
      </text:list>
      <text:p text:style-name="P36"/>
      <text:p text:style-name="P36">For which degrees of freedom are Newton‘s equations of motion <text:span text:style-name="T63">being</text:span> solved?</text:p>
      <text:list xml:id="list5337126469702276615" text:style-name="L93">
        <text:list-item>
          <text:p text:style-name="P144">Translational DOF</text:p>
        </text:list-item>
        <text:list-item>
          <text:p text:style-name="P144">rotational DOF</text:p>
        </text:list-item>
      </text:list>
      <text:p text:style-name="P36"/>
      <text:p text:style-name="P37">How many differental equations need to be solved for per particle in a DEM simulation?</text:p>
      <text:list xml:id="list8889952738124612417" text:style-name="L94">
        <text:list-item>
          <text:p text:style-name="P145">6 equations</text:p>
          <text:list>
            <text:list-item>
              <text:p text:style-name="P145">so 6N equations for the whole system (N = number of particles)</text:p>
            </text:list-item>
          </text:list>
        </text:list-item>
      </text:list>
      <text:p text:style-name="P37"/>
      <text:p text:style-name="P37">Which model is employed to simulate the contact reaction between two particles?</text:p>
      <text:list xml:id="list106378815704462942" text:style-name="L95">
        <text:list-item>
          <text:p text:style-name="P146">Damped linear spring model</text:p>
        </text:list-item>
      </text:list>
      <text:p text:style-name="P37"/>
      <text:p text:style-name="P37"><text:tab/>How can this model be extended to model friction between the particles?</text:p>
      <text:list xml:id="list762103860118618632" text:style-name="L96">
        <text:list-item>
          <text:p text:style-name="P147">Introduce a sliding friction element </text:p>
        </text:list-item>
      </text:list>
      <text:p text:style-name="P37"/>
      <text:p text:style-name="P38">For which kind of particles friction becomes more important?</text:p>
      <text:list xml:id="list2808254380376112528" text:style-name="L97">
        <text:list-item>
          <text:p text:style-name="P148">For small particles</text:p>
        </text:list-item>
      </text:list>
      <text:p text:style-name="P38"/>
      <text:p text:style-name="P38">Which kind of forces can also occur between small particles?</text:p>
      <text:list xml:id="list7262537443922965300" text:style-name="L98">
        <text:list-item>
          <text:p text:style-name="P149">Adhesion forces</text:p>
          <text:list>
            <text:list-item>
              <text:p text:style-name="P149">neck formation possible</text:p>
            </text:list-item>
          </text:list>
        </text:list-item>
      </text:list>
      <text:p text:style-name="P38"/>
      <text:p text:style-name="P38">Which kinds of friction do exist?</text:p>
      <text:list xml:id="list7726409466219009235" text:style-name="L99">
        <text:list-item>
          <text:p text:style-name="P151">Gliding friction</text:p>
        </text:list-item>
        <text:list-item>
          <text:p text:style-name="P151">rolling friction</text:p>
        </text:list-item>
      </text:list>
      <text:p text:style-name="P38"/>
      <text:p text:style-name="P38">How can you model a rough surface?</text:p>
      <text:list xml:id="list1114621570069818061" text:style-name="L100">
        <text:list-item>
          <text:p text:style-name="P150">With half-spheres on spheres </text:p>
        </text:list-item>
      </text:list>
      <text:p text:style-name="P38"/>
      <text:p text:style-name="P39">Which forces need to be taken into account for particle-medium-interactions?</text:p>
      <text:list xml:id="list4481912481593564633" text:style-name="L101">
        <text:list-item>
          <text:p text:style-name="P152">Drag force</text:p>
        </text:list-item>
        <text:list-item>
          <text:p text:style-name="P152">Archimedes force</text:p>
        </text:list-item>
        <text:list-item>
          <text:p text:style-name="P152">Added mass force</text:p>
        </text:list-item>
        <text:list-item>
          <text:p text:style-name="P152">Magnus force</text:p>
        </text:list-item>
      </text:list>
      <text:p text:style-name="P39"/>
      <text:p text:style-name="P39">How big must the time step be in a DEM simulation?</text:p>
      <text:list xml:id="list2441425569360055216" text:style-name="L102">
        <text:list-item>
          <text:p text:style-name="P153">Much smaller than the collision time (--&gt; quite expensive computing)</text:p>
        </text:list-item>
      </text:list>
      <text:p text:style-name="P39"><text:soft-page-break/>Which are the possible time integration schemes for a DEM simulation?</text:p>
      <text:list xml:id="list5278413620581850944" text:style-name="L103">
        <text:list-item>
          <text:p text:style-name="P154">Euler integrator</text:p>
        </text:list-item>
        <text:list-item>
          <text:p text:style-name="P154">Verlet integrator</text:p>
        </text:list-item>
        <text:list-item>
          <text:p text:style-name="P154">Gear‘s predictor-corrector scheme</text:p>
        </text:list-item>
      </text:list>
      <text:p text:style-name="P39"/>
      <text:p text:style-name="P39">What are the advantages of the Verlet-Algorithm?</text:p>
      <text:list xml:id="list7992494362161504213" text:style-name="L104">
        <text:list-item>
          <text:p text:style-name="P155">Time reversebility</text:p>
        </text:list-item>
        <text:list-item>
          <text:p text:style-name="P155">stability</text:p>
        </text:list-item>
      </text:list>
      <text:p text:style-name="P39"/>
      <text:p text:style-name="P39"><text:tab/>Why is the Velocity Verlet Algorithm better?</text:p>
      <text:list xml:id="list408403862512598321" text:style-name="L105">
        <text:list-item>
          <text:p text:style-name="P156">In the normal Verlet Algorithm big numbers are subtracted from each other, which introduces rounding errors</text:p>
        </text:list-item>
        <text:list-item>
          <text:p text:style-name="P156">the Velocity-Verlet-Algorithm these calculation are seperated into different steps, so that no big errors are introduced</text:p>
        </text:list-item>
      </text:list>
      <text:p text:style-name="P39"/>
      <text:p text:style-name="P40">What are the disadvantages of the <text:span text:style-name="T64">Velocity-Verlet-Algorithm?</text:span></text:p>
      <text:list xml:id="list3470879270847324589" text:style-name="L106">
        <text:list-item>
          <text:p text:style-name="P157">High computation time</text:p>
        </text:list-item>
        <text:list-item>
          <text:p text:style-name="P157">Velocities are only approximated between the time steps where the position of the particles is calculated <text:span text:style-name="T59">(Bilder)</text:span></text:p>
        </text:list-item>
      </text:list>
      <text:p text:style-name="P198"/>
      <text:p text:style-name="P55">How does the predictor-correcor-algorithm work?</text:p>
      <text:list xml:id="list8849062127518387726" text:style-name="L107">
        <text:list-item>
          <text:p text:style-name="P199">Read in a book!</text:p>
        </text:list-item>
      </text:list>
      <text:p text:style-name="P55"/>
      <text:p text:style-name="P41">The energy drift for the Velocity-Verlet-Algorithm and the predictor-corrector scheme are very low. What does this have for consequences?</text:p>
      <text:list xml:id="list3751218353780210818" text:style-name="L108">
        <text:list-item>
          <text:p text:style-name="P158">No artificial cooling is necessary</text:p>
        </text:list-item>
      </text:list>
      <text:p text:style-name="P41"/>
      <text:p text:style-name="P42">What are the problems by defining stress in a DEM simulation?</text:p>
      <text:list xml:id="list3288067080325498128" text:style-name="L109">
        <text:list-item>
          <text:p text:style-name="P159">Discrete nature of material</text:p>
          <text:list>
            <text:list-item>
              <text:p text:style-name="P159">So, no real continuum model</text:p>
            </text:list-item>
          </text:list>
        </text:list-item>
      </text:list>
      <text:p text:style-name="P42"/>
      <text:p text:style-name="P42"><text:tab/>How can one solve this problem?</text:p>
      <text:list xml:id="list2201292406348975735" text:style-name="L110">
        <text:list-item>
          <text:p text:style-name="P160">By using a proper averaging process</text:p>
        </text:list-item>
      </text:list>
      <text:p text:style-name="P42"/>
      <text:p text:style-name="P42">How does the stress formulation process look like?</text:p>
      <text:list xml:id="list2390768804517251639" text:style-name="L111">
        <text:list-item>
          <text:p text:style-name="P200"><text:span text:style-name="T58">A</text:span><text:span text:style-name="T57">t first find a representative volume element (REV)</text:span></text:p>
          <text:list>
            <text:list-item>
              <text:p text:style-name="P162">REV must be much smaller than the system size</text:p>
            </text:list-item>
          </text:list>
        </text:list-item>
        <text:list-item>
          <text:p text:style-name="P162">apply continuum mechanics</text:p>
        </text:list-item>
      </text:list>
      <text:p text:style-name="P163"/>
      <text:p text:style-name="P163">How is the definition of elasticity in granular matter?</text:p>
      <text:list xml:id="list7638061849162300335" text:style-name="L112">
        <text:list-item>
          <text:p text:style-name="P16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8:08:48.691996026</meta:creation-date>
    <dc:date>2017-02-25T16:25:34.876439367</dc:date>
    <meta:editing-duration>PT2H27M54S</meta:editing-duration>
    <meta:editing-cycles>21</meta:editing-cycles>
    <meta:generator>LibreOffice/5.2.3.3$Linux_X86_64 LibreOffice_project/20$Build-3</meta:generator>
    <meta:document-statistic meta:table-count="0" meta:image-count="0" meta:object-count="17" meta:page-count="17" meta:paragraph-count="438" meta:word-count="3477" meta:character-count="20302" meta:non-whitespace-character-count="17489"/>
  </office:meta>
</office:document-meta>
</file>

<file path=Object 1/content.xml><?xml version="1.0" encoding="utf-8"?>
<math xmlns="http://www.w3.org/1998/Math/MathML" display="block">
  <semantics>
    <mrow>
      <msub>
        <mi>D</mi>
        <mi>e</mi>
      </msub>
      <mo stretchy="false">=</mo>
      <mfrac>
        <mrow>
          <mi>D</mi>
          <msub>
            <mi mathvariant="normal">ε</mi>
            <mi>t</mi>
          </msub>
          <mi mathvariant="normal">δ</mi>
        </mrow>
        <mi mathvariant="normal">τ</mi>
      </mfrac>
    </mrow>
    <annotation encoding="StarMath 5.0">D_e = {D %varepsilon_t  %delta } over { %tau }  </annotation>
  </semantics>
</math>
</file>

<file path=Object 10/content.xml><?xml version="1.0" encoding="utf-8"?>
<math xmlns="http://www.w3.org/1998/Math/MathML" display="block">
  <semantics>
    <mrow>
      <mi>V</mi>
      <mrow>
        <mrow>
          <mo fence="true" stretchy="false">(</mo>
          <mrow>
            <mi>r</mi>
          </mrow>
          <mo fence="true" stretchy="false">)</mo>
        </mrow>
        <mo stretchy="false">=</mo>
        <mn>4</mn>
      </mrow>
      <mrow>
        <mo fence="true" stretchy="true">(</mo>
        <mrow>
          <mrow>
            <mfrac>
              <mn>1</mn>
              <msup>
                <mover accent="true">
                  <mi>r</mi>
                  <mo stretchy="false">~</mo>
                </mover>
                <mn>12</mn>
              </msup>
            </mfrac>
            <mo stretchy="false">−</mo>
            <mfrac>
              <mn>1</mn>
              <msup>
                <mover accent="true">
                  <mi>r</mi>
                  <mo stretchy="false">~</mo>
                </mover>
                <mn>6</mn>
              </msup>
            </mfrac>
          </mrow>
        </mrow>
        <mo fence="true" stretchy="true">)</mo>
      </mrow>
    </mrow>
    <annotation encoding="StarMath 5.0">V( r ) = 4 left ( 1 over {tilde r} ^12 - 1 over {tilde r}^6 right )</annotation>
  </semantics>
</math>
</file>

<file path=Object 11/content.xml><?xml version="1.0" encoding="utf-8"?>
<math xmlns="http://www.w3.org/1998/Math/MathML" display="block">
  <semantics>
    <mfrac>
      <mrow>
        <mo stretchy="false">∂</mo>
        <mrow>
          <mo fence="true" stretchy="false">(</mo>
          <mrow>
            <mrow>
              <mi mathvariant="normal">ρ</mi>
              <mi mathvariant="normal">ϕ</mi>
            </mrow>
          </mrow>
          <mo fence="true" stretchy="false">)</mo>
        </mrow>
      </mrow>
      <mrow>
        <mo stretchy="false">∂</mo>
        <mi>t</mi>
      </mrow>
    </mfrac>
    <annotation encoding="StarMath 5.0">{partial (%rho %phi)} over { partial t}</annotation>
  </semantics>
</math>
</file>

<file path=Object 12/content.xml><?xml version="1.0" encoding="utf-8"?>
<math xmlns="http://www.w3.org/1998/Math/MathML" display="block">
  <semantics>
    <mrow>
      <mrow>
        <mo stretchy="false">−</mo>
        <mo stretchy="false">∇</mo>
      </mrow>
      <mo stretchy="false">⋅</mo>
      <mrow>
        <mo fence="true" stretchy="false">(</mo>
        <mrow>
          <mrow>
            <mover accent="true">
              <mi>u</mi>
              <mo stretchy="false">⃗</mo>
            </mover>
            <mi mathvariant="normal">ϕ</mi>
          </mrow>
        </mrow>
        <mo fence="true" stretchy="false">)</mo>
      </mrow>
    </mrow>
    <annotation encoding="StarMath 5.0">- nabla cdot ( vec u %phi ) </annotation>
  </semantics>
</math>
</file>

<file path=Object 13/content.xml><?xml version="1.0" encoding="utf-8"?>
<math xmlns="http://www.w3.org/1998/Math/MathML" display="block">
  <semantics>
    <mrow>
      <msup>
        <mrow>
          <mo fence="true" stretchy="true">(</mo>
          <mrow>
            <mrow>
              <mo stretchy="false">∇</mo>
              <mo stretchy="false">⋅</mo>
              <mrow>
                <mo fence="true" stretchy="false">(</mo>
                <mrow>
                  <mrow>
                    <mi mathvariant="normal">Γ</mi>
                    <mo stretchy="false">∇</mo>
                  </mrow>
                </mrow>
                <mo fence="true" stretchy="false">)</mo>
              </mrow>
            </mrow>
          </mrow>
          <mo fence="true" stretchy="true">)</mo>
        </mrow>
        <mi>m</mi>
      </msup>
      <mi mathvariant="normal">ϕ</mi>
    </mrow>
    <annotation encoding="StarMath 5.0">left (	nabla cdot ( %GAMMA nabla )  right )^m %phi</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row>
      <mrow>
        <mrow>
          <mo stretchy="false">∇</mo>
          <mo stretchy="false">⋅</mo>
          <mi mathvariant="normal">σ</mi>
        </mrow>
        <mo stretchy="false">+</mo>
        <mover accent="true">
          <mi>f</mi>
          <mo stretchy="false">⃗</mo>
        </mover>
      </mrow>
      <mo stretchy="false">=</mo>
      <mn>0</mn>
    </mrow>
    <annotation encoding="StarMath 5.0">nabla cdot %sigma + vec f = 0 </annotation>
  </semantics>
</math>
</file>

<file path=Object 16/content.xml><?xml version="1.0" encoding="utf-8"?>
<math xmlns="http://www.w3.org/1998/Math/MathML" display="block">
  <semantics>
    <mrow>
      <mrow>
        <mover accent="true">
          <mi>f</mi>
          <mo stretchy="false">⃗</mo>
        </mover>
        <mo stretchy="false">=</mo>
        <mi mathvariant="normal">δ</mi>
      </mrow>
      <mrow>
        <mo fence="true" stretchy="false">(</mo>
        <mrow>
          <mover accent="true">
            <mi>r</mi>
            <mo stretchy="false">⃗</mo>
          </mover>
        </mrow>
        <mo fence="true" stretchy="false">)</mo>
      </mrow>
    </mrow>
    <annotation encoding="StarMath 5.0">vec f = %delta ( vec r)</annotation>
  </semantics>
</math>
</file>

<file path=Object 17/content.xml><?xml version="1.0" encoding="utf-8"?>
<math xmlns="http://www.w3.org/1998/Math/MathML" display="block">
  <semantics>
    <mrow>
      <mi>G</mi>
      <mrow>
        <mrow>
          <mo fence="true" stretchy="false">(</mo>
          <mrow>
            <mrow>
              <mover accent="true">
                <mi>r</mi>
                <mo stretchy="false">⃗</mo>
              </mover>
              <mi>,</mi>
              <mi mathvariant="normal">θ</mi>
            </mrow>
          </mrow>
          <mo fence="true" stretchy="false">)</mo>
        </mrow>
        <mo stretchy="false">=</mo>
        <mi mathvariant="normal">σ</mi>
      </mrow>
      <mrow>
        <mrow>
          <mo fence="true" stretchy="false">(</mo>
          <mrow>
            <mrow>
              <mover accent="true">
                <mi>r</mi>
                <mo stretchy="false">⃗</mo>
              </mover>
              <mi>,</mi>
              <mi mathvariant="normal">θ</mi>
            </mrow>
          </mrow>
          <mo fence="true" stretchy="false">)</mo>
        </mrow>
        <mo stretchy="false">∼</mo>
        <mfrac>
          <mrow>
            <mi>cos</mi>
            <mrow>
              <mo fence="true" stretchy="false">(</mo>
              <mrow>
                <mrow>
                  <mn>4</mn>
                  <mi mathvariant="normal">θ</mi>
                </mrow>
              </mrow>
              <mo fence="true" stretchy="false">)</mo>
            </mrow>
          </mrow>
          <msup>
            <mi>r</mi>
            <mn>2</mn>
          </msup>
        </mfrac>
      </mrow>
    </mrow>
    <annotation encoding="StarMath 5.0">G ( vec r, %theta ) = %sigma ( vec r, %theta ) sim {cos ( 4 %theta )} over { r^2 }  </annotation>
  </semantics>
</math>
</file>

<file path=Object 2/content.xml><?xml version="1.0" encoding="utf-8"?>
<math xmlns="http://www.w3.org/1998/Math/MathML" display="block">
  <semantics>
    <mrow>
      <msub>
        <mi mathvariant="normal">Ψ</mi>
        <mi mathvariant="italic">molecule</mi>
      </msub>
      <mo stretchy="false">=</mo>
      <mrow>
        <msub>
          <mi mathvariant="normal">Ψ</mi>
          <mi mathvariant="italic">electrons</mi>
        </msub>
        <mo stretchy="false">×</mo>
        <msub>
          <mi mathvariant="normal">Ψ</mi>
          <mi mathvariant="italic">nuclei</mi>
        </msub>
      </mrow>
    </mrow>
    <annotation encoding="StarMath 5.0">%PSI _molecule = %PSI_electrons times %PSI_nuclei</annotation>
  </semantics>
</math>
</file>

<file path=Object 3/content.xml><?xml version="1.0" encoding="utf-8"?>
<math xmlns="http://www.w3.org/1998/Math/MathML" display="block">
  <semantics>
    <mrow>
      <mrow>
        <mrow>
          <mo fence="true" stretchy="false">⟨</mo>
          <mrow>
            <msub>
              <mi>E</mi>
              <mi>k</mi>
            </msub>
          </mrow>
          <mo fence="true" stretchy="false">⟩</mo>
        </mrow>
        <mo stretchy="false">=</mo>
        <mfrac>
          <mn>1</mn>
          <mn>2</mn>
        </mfrac>
      </mrow>
      <mrow>
        <mrow>
          <mo fence="true" stretchy="false">⟨</mo>
          <mrow>
            <mrow>
              <mrow>
                <munderover>
                  <mo stretchy="false">∑</mo>
                  <mrow>
                    <mi>i</mi>
                    <mo stretchy="false">=</mo>
                    <mn>1</mn>
                  </mrow>
                  <mrow>
                    <mn>3</mn>
                    <mi>N</mi>
                  </mrow>
                </munderover>
                <msub>
                  <mi>m</mi>
                  <mi>i</mi>
                </msub>
              </mrow>
              <msubsup>
                <mi>v</mi>
                <mi>i</mi>
                <mn>2</mn>
              </msubsup>
            </mrow>
          </mrow>
          <mo fence="true" stretchy="false">⟩</mo>
        </mrow>
        <mo stretchy="false">=</mo>
        <mn>3</mn>
      </mrow>
      <mi>N</mi>
      <mrow>
        <mrow>
          <mo fence="true" stretchy="false">(</mo>
          <mrow>
            <mrow>
              <msub>
                <mi>k</mi>
                <mi>B</mi>
              </msub>
              <mi>T</mi>
            </mrow>
          </mrow>
          <mo fence="true" stretchy="false">)</mo>
        </mrow>
        <mo stretchy="false">/</mo>
        <mn>2</mn>
      </mrow>
    </mrow>
    <annotation encoding="StarMath 5.0">langle E_k rangle = {1} over {2} langle sum from{i=1} to{3N} m_i v_i^2  rangle = 3N ( k_B T ) /2 </annotation>
  </semantics>
</math>
</file>

<file path=Object 4/content.xml><?xml version="1.0" encoding="utf-8"?>
<math xmlns="http://www.w3.org/1998/Math/MathML" display="block">
  <semantics>
    <mrow>
      <mrow>
        <mrow>
          <msub>
            <mi>F</mi>
            <mi>i</mi>
          </msub>
          <mo stretchy="false">=</mo>
          <mrow>
            <mo stretchy="false">−</mo>
            <msub>
              <mo stretchy="false">∇</mo>
              <mrow>
                <mo fence="true" stretchy="false">(</mo>
                <mrow>
                  <mrow>
                    <mi>r</mi>
                    <mrow>
                      <mo fence="true" stretchy="false">(</mo>
                      <mrow>
                        <mi>i</mi>
                      </mrow>
                      <mo fence="true" stretchy="false">)</mo>
                    </mrow>
                  </mrow>
                </mrow>
                <mo fence="true" stretchy="false">)</mo>
              </mrow>
            </msub>
          </mrow>
        </mrow>
        <mi>U</mi>
        <mrow>
          <mo fence="true" stretchy="false">(</mo>
          <mrow>
            <mrow>
              <msub>
                <mi>r</mi>
                <mn>1,</mn>
              </msub>
              <mn>...</mn>
              <mi>,</mi>
              <msub>
                <mi>r</mi>
                <mi>N</mi>
              </msub>
            </mrow>
          </mrow>
          <mo fence="true" stretchy="false">)</mo>
        </mrow>
      </mrow>
      <mrow/>
    </mrow>
    <annotation encoding="StarMath 5.0">F_i = - nabla_(r(i)) U ( r_1, ..., r_N) ) </annotation>
  </semantics>
</math>
</file>

<file path=Object 5/content.xml><?xml version="1.0" encoding="utf-8"?>
<math xmlns="http://www.w3.org/1998/Math/MathML" display="block">
  <semantics>
    <mrow>
      <msup>
        <mi>V</mi>
        <mi mathvariant="italic">LJ</mi>
      </msup>
      <mrow>
        <mrow>
          <mo fence="true" stretchy="false">(</mo>
          <mrow>
            <mi>r</mi>
          </mrow>
          <mo fence="true" stretchy="false">)</mo>
        </mrow>
        <mo stretchy="false">=</mo>
        <mn>4</mn>
      </mrow>
      <mi mathvariant="normal">ε</mi>
      <mrow>
        <mo fence="true" stretchy="true">(</mo>
        <mrow>
          <mrow>
            <msup>
              <mrow>
                <mo fence="true" stretchy="false">(</mo>
                <mrow>
                  <mfrac>
                    <mi mathvariant="normal">σ</mi>
                    <mi>r</mi>
                  </mfrac>
                </mrow>
                <mo fence="true" stretchy="false">)</mo>
              </mrow>
              <mn>12</mn>
            </msup>
            <mo stretchy="false">−</mo>
            <msup>
              <mrow>
                <mo fence="true" stretchy="false">(</mo>
                <mrow>
                  <mfrac>
                    <mi mathvariant="normal">σ</mi>
                    <mi>r</mi>
                  </mfrac>
                </mrow>
                <mo fence="true" stretchy="false">)</mo>
              </mrow>
              <mn>6</mn>
            </msup>
          </mrow>
        </mrow>
        <mo fence="true" stretchy="true">)</mo>
      </mrow>
    </mrow>
    <annotation encoding="StarMath 5.0">V^LJ ( r) = 4 %varepsilon left (    ({%sigma} over {r})^12 - ({%sigma} over {r})^6 right ) </annotation>
  </semantics>
</math>
</file>

<file path=Object 6/content.xml><?xml version="1.0" encoding="utf-8"?>
<math xmlns="http://www.w3.org/1998/Math/MathML" display="block">
  <semantics>
    <mrow>
      <msub>
        <mi>V</mi>
        <mi>a</mi>
      </msub>
      <mrow>
        <mrow>
          <mo fence="true" stretchy="false">(</mo>
          <mrow>
            <mi>r</mi>
          </mrow>
          <mo fence="true" stretchy="false">)</mo>
        </mrow>
        <mo stretchy="false">=</mo>
        <mrow>
          <mo stretchy="false">−</mo>
          <mrow>
            <mo fence="true" stretchy="true">(</mo>
            <mrow>
              <mfrac>
                <mi>A</mi>
                <msup>
                  <mi>r</mi>
                  <mn>6</mn>
                </msup>
              </mfrac>
            </mrow>
            <mo fence="true" stretchy="true">)</mo>
          </mrow>
        </mrow>
      </mrow>
    </mrow>
    <annotation encoding="StarMath 5.0">V_a ( r) = - left ({ A } over { r^6 } right )</annotation>
  </semantics>
</math>
</file>

<file path=Object 7/content.xml><?xml version="1.0" encoding="utf-8"?>
<math xmlns="http://www.w3.org/1998/Math/MathML" display="block">
  <semantics>
    <mrow>
      <mi>F</mi>
      <mrow>
        <mrow>
          <mo fence="true" stretchy="false">(</mo>
          <mrow>
            <mi>r</mi>
          </mrow>
          <mo fence="true" stretchy="false">)</mo>
        </mrow>
        <mo stretchy="false">=</mo>
        <mrow>
          <mo stretchy="false">−</mo>
          <mrow>
            <mo fence="true" stretchy="false">(</mo>
            <mrow>
              <mfrac>
                <mrow>
                  <mo stretchy="false">∂</mo>
                  <mi>V</mi>
                </mrow>
                <mrow>
                  <mo stretchy="false">∂</mo>
                  <mi>r</mi>
                </mrow>
              </mfrac>
            </mrow>
            <mo fence="true" stretchy="false">)</mo>
          </mrow>
        </mrow>
      </mrow>
    </mrow>
    <annotation encoding="StarMath 5.0">F( r) = - ( {partial V} over {partial r} )</annotation>
  </semantics>
</math>
</file>

<file path=Object 8/content.xml><?xml version="1.0" encoding="utf-8"?>
<math xmlns="http://www.w3.org/1998/Math/MathML" display="block">
  <semantics>
    <mrow>
      <msub>
        <mi>E</mi>
        <mi mathvariant="italic">new</mi>
      </msub>
      <mo stretchy="false">=</mo>
      <mrow>
        <mi>E</mi>
        <mo stretchy="false">/</mo>
        <mi mathvariant="normal">ε</mi>
      </mrow>
    </mrow>
    <annotation encoding="StarMath 5.0">E_new =  E / %varepsilon  </annotation>
  </semantics>
</math>
</file>

<file path=Object 9/content.xml><?xml version="1.0" encoding="utf-8"?>
<math xmlns="http://www.w3.org/1998/Math/MathML" display="block">
  <semantics>
    <mrow>
      <mrow>
        <msub>
          <mi>F</mi>
          <mi mathvariant="italic">new</mi>
        </msub>
        <mo stretchy="false">=</mo>
        <mi>F</mi>
      </mrow>
      <mrow>
        <mi mathvariant="normal">σ</mi>
        <mo stretchy="false">/</mo>
        <mi mathvariant="normal">ε</mi>
      </mrow>
    </mrow>
    <annotation encoding="StarMath 5.0">F_new = F %sigma / %varepsilon</annotation>
  </semantics>
</math>
</file>